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8cm"/>
    </style:style>
    <style:style style:name="co2" style:family="table-column">
      <style:table-column-properties fo:break-before="auto" style:column-width="1.969cm"/>
    </style:style>
    <style:style style:name="co3" style:family="table-column">
      <style:table-column-properties fo:break-before="auto" style:column-width="2.16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New Text Document" table:style-name="ta1">
        <table:shapes>
          <draw:frame draw:z-index="0" draw:style-name="gr1" draw:text-style-name="P1" svg:width="16.015cm" svg:height="9.005cm" svg:x="11.587cm" svg:y="2.178cm">
            <draw:object draw:notify-on-update-of-ranges="'New Text Document'.A1:'New Text Document'.A360 'New Text Document'.B1:'New Text Document'.B360 'New Text Document'.C1:'New Text Document'.C36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in 0</text:p>
          </table:table-cell>
          <table:table-cell office:value-type="float" office:value="9920" calcext:value-type="float">
            <text:p>99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in 1</text:p>
          </table:table-cell>
          <table:table-cell office:value-type="float" office:value="9840.8" calcext:value-type="float">
            <text:p>9840.8</text:p>
          </table:table-cell>
          <table:table-cell office:value-type="float" office:value="39.8" calcext:value-type="float">
            <text:p>39.8</text:p>
          </table:table-cell>
        </table:table-row>
        <table:table-row table:style-name="ro1">
          <table:table-cell office:value-type="string" calcext:value-type="string">
            <text:p>Min 2</text:p>
          </table:table-cell>
          <table:table-cell office:value-type="float" office:value="9762.392" calcext:value-type="float">
            <text:p>9762.392</text:p>
          </table:table-cell>
          <table:table-cell office:value-type="float" office:value="59.402" calcext:value-type="float">
            <text:p>59.402</text:p>
          </table:table-cell>
        </table:table-row>
        <table:table-row table:style-name="ro1">
          <table:table-cell office:value-type="string" calcext:value-type="string">
            <text:p>Min 3</text:p>
          </table:table-cell>
          <table:table-cell office:value-type="float" office:value="9684.768" calcext:value-type="float">
            <text:p>9684.768</text:p>
          </table:table-cell>
          <table:table-cell office:value-type="float" office:value="78.807976" calcext:value-type="float">
            <text:p>78.807976</text:p>
          </table:table-cell>
        </table:table-row>
        <table:table-row table:style-name="ro1">
          <table:table-cell office:value-type="string" calcext:value-type="string">
            <text:p>Min 4</text:p>
          </table:table-cell>
          <table:table-cell office:value-type="float" office:value="9607.92" calcext:value-type="float">
            <text:p>9607.92</text:p>
          </table:table-cell>
          <table:table-cell office:value-type="float" office:value="98.0199" calcext:value-type="float">
            <text:p>98.0199</text:p>
          </table:table-cell>
        </table:table-row>
        <table:table-row table:style-name="ro1">
          <table:table-cell office:value-type="string" calcext:value-type="string">
            <text:p>Min 5</text:p>
          </table:table-cell>
          <table:table-cell office:value-type="float" office:value="9531.841" calcext:value-type="float">
            <text:p>9531.841</text:p>
          </table:table-cell>
          <table:table-cell office:value-type="float" office:value="117.0397" calcext:value-type="float">
            <text:p>117.0397</text:p>
          </table:table-cell>
        </table:table-row>
        <table:table-row table:style-name="ro1">
          <table:table-cell office:value-type="string" calcext:value-type="string">
            <text:p>Min 6</text:p>
          </table:table-cell>
          <table:table-cell office:value-type="float" office:value="9456.523" calcext:value-type="float">
            <text:p>9456.523</text:p>
          </table:table-cell>
          <table:table-cell office:value-type="float" office:value="135.86931" calcext:value-type="float">
            <text:p>135.86931</text:p>
          </table:table-cell>
        </table:table-row>
        <table:table-row table:style-name="ro1">
          <table:table-cell office:value-type="string" calcext:value-type="string">
            <text:p>Min 7</text:p>
          </table:table-cell>
          <table:table-cell office:value-type="float" office:value="9381.958" calcext:value-type="float">
            <text:p>9381.958</text:p>
          </table:table-cell>
          <table:table-cell office:value-type="float" office:value="154.51062" calcext:value-type="float">
            <text:p>154.51062</text:p>
          </table:table-cell>
        </table:table-row>
        <table:table-row table:style-name="ro1">
          <table:table-cell office:value-type="string" calcext:value-type="string">
            <text:p>Min 8</text:p>
          </table:table-cell>
          <table:table-cell office:value-type="float" office:value="9308.138" calcext:value-type="float">
            <text:p>9308.138</text:p>
          </table:table-cell>
          <table:table-cell office:value-type="float" office:value="172.96552" calcext:value-type="float">
            <text:p>172.96552</text:p>
          </table:table-cell>
        </table:table-row>
        <table:table-row table:style-name="ro1">
          <table:table-cell office:value-type="string" calcext:value-type="string">
            <text:p>Min 9</text:p>
          </table:table-cell>
          <table:table-cell office:value-type="float" office:value="9235.057" calcext:value-type="float">
            <text:p>9235.057</text:p>
          </table:table-cell>
          <table:table-cell office:value-type="float" office:value="191.23586" calcext:value-type="float">
            <text:p>191.23586</text:p>
          </table:table-cell>
        </table:table-row>
        <table:table-row table:style-name="ro1">
          <table:table-cell office:value-type="string" calcext:value-type="string">
            <text:p>Min 10</text:p>
          </table:table-cell>
          <table:table-cell office:value-type="float" office:value="9162.706" calcext:value-type="float">
            <text:p>9162.706</text:p>
          </table:table-cell>
          <table:table-cell office:value-type="float" office:value="209.3235" calcext:value-type="float">
            <text:p>209.3235</text:p>
          </table:table-cell>
        </table:table-row>
        <table:table-row table:style-name="ro1">
          <table:table-cell office:value-type="string" calcext:value-type="string">
            <text:p>Min 11</text:p>
          </table:table-cell>
          <table:table-cell office:value-type="float" office:value="9091.079" calcext:value-type="float">
            <text:p>9091.079</text:p>
          </table:table-cell>
          <table:table-cell office:value-type="float" office:value="227.23027" calcext:value-type="float">
            <text:p>227.23027</text:p>
          </table:table-cell>
        </table:table-row>
        <table:table-row table:style-name="ro1">
          <table:table-cell office:value-type="string" calcext:value-type="string">
            <text:p>Min 12</text:p>
          </table:table-cell>
          <table:table-cell office:value-type="float" office:value="9020.168" calcext:value-type="float">
            <text:p>9020.168</text:p>
          </table:table-cell>
          <table:table-cell office:value-type="float" office:value="244.95796" calcext:value-type="float">
            <text:p>244.95796</text:p>
          </table:table-cell>
        </table:table-row>
        <table:table-row table:style-name="ro1">
          <table:table-cell office:value-type="string" calcext:value-type="string">
            <text:p>Min 13</text:p>
          </table:table-cell>
          <table:table-cell office:value-type="float" office:value="8949.966" calcext:value-type="float">
            <text:p>8949.966</text:p>
          </table:table-cell>
          <table:table-cell office:value-type="float" office:value="262.50836" calcext:value-type="float">
            <text:p>262.50836</text:p>
          </table:table-cell>
        </table:table-row>
        <table:table-row table:style-name="ro1">
          <table:table-cell office:value-type="string" calcext:value-type="string">
            <text:p>Min 14</text:p>
          </table:table-cell>
          <table:table-cell office:value-type="float" office:value="8880.466" calcext:value-type="float">
            <text:p>8880.466</text:p>
          </table:table-cell>
          <table:table-cell office:value-type="float" office:value="279.88327" calcext:value-type="float">
            <text:p>279.88327</text:p>
          </table:table-cell>
        </table:table-row>
        <table:table-row table:style-name="ro1">
          <table:table-cell office:value-type="string" calcext:value-type="string">
            <text:p>Min 15</text:p>
          </table:table-cell>
          <table:table-cell office:value-type="float" office:value="8811.661" calcext:value-type="float">
            <text:p>8811.661</text:p>
          </table:table-cell>
          <table:table-cell office:value-type="float" office:value="297.08444" calcext:value-type="float">
            <text:p>297.08444</text:p>
          </table:table-cell>
        </table:table-row>
        <table:table-row table:style-name="ro1">
          <table:table-cell office:value-type="string" calcext:value-type="string">
            <text:p>Min 16</text:p>
          </table:table-cell>
          <table:table-cell office:value-type="float" office:value="8743.544" calcext:value-type="float">
            <text:p>8743.544</text:p>
          </table:table-cell>
          <table:table-cell office:value-type="float" office:value="314.1136" calcext:value-type="float">
            <text:p>314.1136</text:p>
          </table:table-cell>
        </table:table-row>
        <table:table-row table:style-name="ro1">
          <table:table-cell office:value-type="string" calcext:value-type="string">
            <text:p>Min 17</text:p>
          </table:table-cell>
          <table:table-cell office:value-type="float" office:value="8676.109" calcext:value-type="float">
            <text:p>8676.109</text:p>
          </table:table-cell>
          <table:table-cell office:value-type="float" office:value="330.97247" calcext:value-type="float">
            <text:p>330.97247</text:p>
          </table:table-cell>
        </table:table-row>
        <table:table-row table:style-name="ro1">
          <table:table-cell office:value-type="string" calcext:value-type="string">
            <text:p>Min 18</text:p>
          </table:table-cell>
          <table:table-cell office:value-type="float" office:value="8609.348" calcext:value-type="float">
            <text:p>8609.348</text:p>
          </table:table-cell>
          <table:table-cell office:value-type="float" office:value="347.66275" calcext:value-type="float">
            <text:p>347.66275</text:p>
          </table:table-cell>
        </table:table-row>
        <table:table-row table:style-name="ro1">
          <table:table-cell office:value-type="string" calcext:value-type="string">
            <text:p>Min 19</text:p>
          </table:table-cell>
          <table:table-cell office:value-type="float" office:value="8543.255" calcext:value-type="float">
            <text:p>8543.255</text:p>
          </table:table-cell>
          <table:table-cell office:value-type="float" office:value="364.18613" calcext:value-type="float">
            <text:p>364.18613</text:p>
          </table:table-cell>
        </table:table-row>
        <table:table-row table:style-name="ro1">
          <table:table-cell office:value-type="string" calcext:value-type="string">
            <text:p>Min 20</text:p>
          </table:table-cell>
          <table:table-cell office:value-type="float" office:value="8477.822" calcext:value-type="float">
            <text:p>8477.822</text:p>
          </table:table-cell>
          <table:table-cell office:value-type="float" office:value="380.54425" calcext:value-type="float">
            <text:p>380.54425</text:p>
          </table:table-cell>
        </table:table-row>
        <table:table-row table:style-name="ro1">
          <table:table-cell office:value-type="string" calcext:value-type="string">
            <text:p>Min 21</text:p>
          </table:table-cell>
          <table:table-cell office:value-type="float" office:value="8413.044" calcext:value-type="float">
            <text:p>8413.044</text:p>
          </table:table-cell>
          <table:table-cell office:value-type="float" office:value="396.7388" calcext:value-type="float">
            <text:p>396.7388</text:p>
          </table:table-cell>
        </table:table-row>
        <table:table-row table:style-name="ro1">
          <table:table-cell office:value-type="string" calcext:value-type="string">
            <text:p>Min 22</text:p>
          </table:table-cell>
          <table:table-cell office:value-type="float" office:value="8348.913" calcext:value-type="float">
            <text:p>8348.913</text:p>
          </table:table-cell>
          <table:table-cell office:value-type="float" office:value="412.77142" calcext:value-type="float">
            <text:p>412.77142</text:p>
          </table:table-cell>
        </table:table-row>
        <table:table-row table:style-name="ro1">
          <table:table-cell office:value-type="string" calcext:value-type="string">
            <text:p>Min 23</text:p>
          </table:table-cell>
          <table:table-cell office:value-type="float" office:value="8285.424" calcext:value-type="float">
            <text:p>8285.424</text:p>
          </table:table-cell>
          <table:table-cell office:value-type="float" office:value="428.6437" calcext:value-type="float">
            <text:p>428.6437</text:p>
          </table:table-cell>
        </table:table-row>
        <table:table-row table:style-name="ro1">
          <table:table-cell office:value-type="string" calcext:value-type="string">
            <text:p>Min 24</text:p>
          </table:table-cell>
          <table:table-cell office:value-type="float" office:value="8222.57" calcext:value-type="float">
            <text:p>8222.57</text:p>
          </table:table-cell>
          <table:table-cell office:value-type="float" office:value="444.35727" calcext:value-type="float">
            <text:p>444.35727</text:p>
          </table:table-cell>
        </table:table-row>
        <table:table-row table:style-name="ro1">
          <table:table-cell office:value-type="string" calcext:value-type="string">
            <text:p>Min 25</text:p>
          </table:table-cell>
          <table:table-cell office:value-type="float" office:value="8160.345" calcext:value-type="float">
            <text:p>8160.345</text:p>
          </table:table-cell>
          <table:table-cell office:value-type="float" office:value="459.91373" calcext:value-type="float">
            <text:p>459.91373</text:p>
          </table:table-cell>
        </table:table-row>
        <table:table-row table:style-name="ro1">
          <table:table-cell office:value-type="string" calcext:value-type="string">
            <text:p>Min 26</text:p>
          </table:table-cell>
          <table:table-cell office:value-type="float" office:value="8098.7417" calcext:value-type="float">
            <text:p>8098.7417</text:p>
          </table:table-cell>
          <table:table-cell office:value-type="float" office:value="475.3146" calcext:value-type="float">
            <text:p>475.3146</text:p>
          </table:table-cell>
        </table:table-row>
        <table:table-row table:style-name="ro1">
          <table:table-cell office:value-type="string" calcext:value-type="string">
            <text:p>Min 27</text:p>
          </table:table-cell>
          <table:table-cell office:value-type="float" office:value="8037.754" calcext:value-type="float">
            <text:p>8037.754</text:p>
          </table:table-cell>
          <table:table-cell office:value-type="float" office:value="490.56143" calcext:value-type="float">
            <text:p>490.56143</text:p>
          </table:table-cell>
        </table:table-row>
        <table:table-row table:style-name="ro1">
          <table:table-cell office:value-type="string" calcext:value-type="string">
            <text:p>Min 28</text:p>
          </table:table-cell>
          <table:table-cell office:value-type="float" office:value="7977.3765" calcext:value-type="float">
            <text:p>7977.3765</text:p>
          </table:table-cell>
          <table:table-cell office:value-type="float" office:value="505.65582" calcext:value-type="float">
            <text:p>505.65582</text:p>
          </table:table-cell>
        </table:table-row>
        <table:table-row table:style-name="ro1">
          <table:table-cell office:value-type="string" calcext:value-type="string">
            <text:p>Min 29</text:p>
          </table:table-cell>
          <table:table-cell office:value-type="float" office:value="7917.6025" calcext:value-type="float">
            <text:p>7917.6025</text:p>
          </table:table-cell>
          <table:table-cell office:value-type="float" office:value="520.59924" calcext:value-type="float">
            <text:p>520.59924</text:p>
          </table:table-cell>
        </table:table-row>
        <table:table-row table:style-name="ro1">
          <table:table-cell office:value-type="string" calcext:value-type="string">
            <text:p>Min 30</text:p>
          </table:table-cell>
          <table:table-cell office:value-type="float" office:value="7858.4263" calcext:value-type="float">
            <text:p>7858.4263</text:p>
          </table:table-cell>
          <table:table-cell office:value-type="float" office:value="535.39325" calcext:value-type="float">
            <text:p>535.39325</text:p>
          </table:table-cell>
        </table:table-row>
        <table:table-row table:style-name="ro1">
          <table:table-cell office:value-type="string" calcext:value-type="string">
            <text:p>Min 31</text:p>
          </table:table-cell>
          <table:table-cell office:value-type="float" office:value="7799.842" calcext:value-type="float">
            <text:p>7799.842</text:p>
          </table:table-cell>
          <table:table-cell office:value-type="float" office:value="550.0393" calcext:value-type="float">
            <text:p>550.0393</text:p>
          </table:table-cell>
        </table:table-row>
        <table:table-row table:style-name="ro1">
          <table:table-cell office:value-type="string" calcext:value-type="string">
            <text:p>Min 32</text:p>
          </table:table-cell>
          <table:table-cell office:value-type="float" office:value="7741.8433" calcext:value-type="float">
            <text:p>7741.8433</text:p>
          </table:table-cell>
          <table:table-cell office:value-type="float" office:value="564.53894" calcext:value-type="float">
            <text:p>564.53894</text:p>
          </table:table-cell>
        </table:table-row>
        <table:table-row table:style-name="ro1">
          <table:table-cell office:value-type="string" calcext:value-type="string">
            <text:p>Min 33</text:p>
          </table:table-cell>
          <table:table-cell office:value-type="float" office:value="7684.425" calcext:value-type="float">
            <text:p>7684.425</text:p>
          </table:table-cell>
          <table:table-cell office:value-type="float" office:value="578.89355" calcext:value-type="float">
            <text:p>578.89355</text:p>
          </table:table-cell>
        </table:table-row>
        <table:table-row table:style-name="ro1">
          <table:table-cell office:value-type="string" calcext:value-type="string">
            <text:p>Min 34</text:p>
          </table:table-cell>
          <table:table-cell office:value-type="float" office:value="7627.581" calcext:value-type="float">
            <text:p>7627.581</text:p>
          </table:table-cell>
          <table:table-cell office:value-type="float" office:value="593.1046" calcext:value-type="float">
            <text:p>593.1046</text:p>
          </table:table-cell>
        </table:table-row>
        <table:table-row table:style-name="ro1">
          <table:table-cell office:value-type="string" calcext:value-type="string">
            <text:p>Min 35</text:p>
          </table:table-cell>
          <table:table-cell office:value-type="float" office:value="7571.305" calcext:value-type="float">
            <text:p>7571.305</text:p>
          </table:table-cell>
          <table:table-cell office:value-type="float" office:value="607.1736" calcext:value-type="float">
            <text:p>607.1736</text:p>
          </table:table-cell>
        </table:table-row>
        <table:table-row table:style-name="ro1">
          <table:table-cell office:value-type="string" calcext:value-type="string">
            <text:p>Min 36</text:p>
          </table:table-cell>
          <table:table-cell office:value-type="float" office:value="7515.592" calcext:value-type="float">
            <text:p>7515.592</text:p>
          </table:table-cell>
          <table:table-cell office:value-type="float" office:value="621.1018" calcext:value-type="float">
            <text:p>621.1018</text:p>
          </table:table-cell>
        </table:table-row>
        <table:table-row table:style-name="ro1">
          <table:table-cell office:value-type="string" calcext:value-type="string">
            <text:p>Min 37</text:p>
          </table:table-cell>
          <table:table-cell office:value-type="float" office:value="7460.436" calcext:value-type="float">
            <text:p>7460.436</text:p>
          </table:table-cell>
          <table:table-cell office:value-type="float" office:value="634.8908" calcext:value-type="float">
            <text:p>634.8908</text:p>
          </table:table-cell>
        </table:table-row>
        <table:table-row table:style-name="ro1">
          <table:table-cell office:value-type="string" calcext:value-type="string">
            <text:p>Min 38</text:p>
          </table:table-cell>
          <table:table-cell office:value-type="float" office:value="7405.8315" calcext:value-type="float">
            <text:p>7405.8315</text:p>
          </table:table-cell>
          <table:table-cell office:value-type="float" office:value="648.5419" calcext:value-type="float">
            <text:p>648.5419</text:p>
          </table:table-cell>
        </table:table-row>
        <table:table-row table:style-name="ro1">
          <table:table-cell office:value-type="string" calcext:value-type="string">
            <text:p>Min 39</text:p>
          </table:table-cell>
          <table:table-cell office:value-type="float" office:value="7351.773" calcext:value-type="float">
            <text:p>7351.773</text:p>
          </table:table-cell>
          <table:table-cell office:value-type="float" office:value="662.05646" calcext:value-type="float">
            <text:p>662.05646</text:p>
          </table:table-cell>
        </table:table-row>
        <table:table-row table:style-name="ro1">
          <table:table-cell office:value-type="string" calcext:value-type="string">
            <text:p>Min 40</text:p>
          </table:table-cell>
          <table:table-cell office:value-type="float" office:value="7298.2554" calcext:value-type="float">
            <text:p>7298.2554</text:p>
          </table:table-cell>
          <table:table-cell office:value-type="float" office:value="675.43585" calcext:value-type="float">
            <text:p>675.43585</text:p>
          </table:table-cell>
        </table:table-row>
        <table:table-row table:style-name="ro1">
          <table:table-cell office:value-type="string" calcext:value-type="string">
            <text:p>Min 41</text:p>
          </table:table-cell>
          <table:table-cell office:value-type="float" office:value="7245.273" calcext:value-type="float">
            <text:p>7245.273</text:p>
          </table:table-cell>
          <table:table-cell office:value-type="float" office:value="688.6815" calcext:value-type="float">
            <text:p>688.6815</text:p>
          </table:table-cell>
        </table:table-row>
        <table:table-row table:style-name="ro1">
          <table:table-cell office:value-type="string" calcext:value-type="string">
            <text:p>Min 42</text:p>
          </table:table-cell>
          <table:table-cell office:value-type="float" office:value="7192.8203" calcext:value-type="float">
            <text:p>7192.8203</text:p>
          </table:table-cell>
          <table:table-cell office:value-type="float" office:value="701.7947" calcext:value-type="float">
            <text:p>701.7947</text:p>
          </table:table-cell>
        </table:table-row>
        <table:table-row table:style-name="ro1">
          <table:table-cell office:value-type="string" calcext:value-type="string">
            <text:p>Min 43</text:p>
          </table:table-cell>
          <table:table-cell office:value-type="float" office:value="7140.8926" calcext:value-type="float">
            <text:p>7140.8926</text:p>
          </table:table-cell>
          <table:table-cell office:value-type="float" office:value="714.77673" calcext:value-type="float">
            <text:p>714.77673</text:p>
          </table:table-cell>
        </table:table-row>
        <table:table-row table:style-name="ro1">
          <table:table-cell office:value-type="string" calcext:value-type="string">
            <text:p>Min 44</text:p>
          </table:table-cell>
          <table:table-cell office:value-type="float" office:value="7089.4834" calcext:value-type="float">
            <text:p>7089.4834</text:p>
          </table:table-cell>
          <table:table-cell office:value-type="float" office:value="727.629" calcext:value-type="float">
            <text:p>727.629</text:p>
          </table:table-cell>
        </table:table-row>
        <table:table-row table:style-name="ro1">
          <table:table-cell office:value-type="string" calcext:value-type="string">
            <text:p>Min 45</text:p>
          </table:table-cell>
          <table:table-cell office:value-type="float" office:value="7038.5884" calcext:value-type="float">
            <text:p>7038.5884</text:p>
          </table:table-cell>
          <table:table-cell office:value-type="float" office:value="740.35266" calcext:value-type="float">
            <text:p>740.35266</text:p>
          </table:table-cell>
        </table:table-row>
        <table:table-row table:style-name="ro1">
          <table:table-cell office:value-type="string" calcext:value-type="string">
            <text:p>Min 46</text:p>
          </table:table-cell>
          <table:table-cell office:value-type="float" office:value="6988.2026" calcext:value-type="float">
            <text:p>6988.2026</text:p>
          </table:table-cell>
          <table:table-cell office:value-type="float" office:value="752.94916" calcext:value-type="float">
            <text:p>752.94916</text:p>
          </table:table-cell>
        </table:table-row>
        <table:table-row table:style-name="ro1">
          <table:table-cell office:value-type="string" calcext:value-type="string">
            <text:p>Min 47</text:p>
          </table:table-cell>
          <table:table-cell office:value-type="float" office:value="6938.3203" calcext:value-type="float">
            <text:p>6938.3203</text:p>
          </table:table-cell>
          <table:table-cell office:value-type="float" office:value="765.4197" calcext:value-type="float">
            <text:p>765.4197</text:p>
          </table:table-cell>
        </table:table-row>
        <table:table-row table:style-name="ro1">
          <table:table-cell office:value-type="string" calcext:value-type="string">
            <text:p>Min 48</text:p>
          </table:table-cell>
          <table:table-cell office:value-type="float" office:value="6888.9375" calcext:value-type="float">
            <text:p>6888.9375</text:p>
          </table:table-cell>
          <table:table-cell office:value-type="float" office:value="777.7655" calcext:value-type="float">
            <text:p>777.7655</text:p>
          </table:table-cell>
        </table:table-row>
        <table:table-row table:style-name="ro1">
          <table:table-cell office:value-type="string" calcext:value-type="string">
            <text:p>Min 49</text:p>
          </table:table-cell>
          <table:table-cell office:value-type="float" office:value="6840.048" calcext:value-type="float">
            <text:p>6840.048</text:p>
          </table:table-cell>
          <table:table-cell office:value-type="float" office:value="789.98785" calcext:value-type="float">
            <text:p>789.98785</text:p>
          </table:table-cell>
        </table:table-row>
        <table:table-row table:style-name="ro1">
          <table:table-cell office:value-type="string" calcext:value-type="string">
            <text:p>Min 50</text:p>
          </table:table-cell>
          <table:table-cell office:value-type="float" office:value="6791.6475" calcext:value-type="float">
            <text:p>6791.6475</text:p>
          </table:table-cell>
          <table:table-cell office:value-type="float" office:value="802.088" calcext:value-type="float">
            <text:p>802.088</text:p>
          </table:table-cell>
        </table:table-row>
        <table:table-row table:style-name="ro1">
          <table:table-cell office:value-type="string" calcext:value-type="string">
            <text:p>Min 51</text:p>
          </table:table-cell>
          <table:table-cell office:value-type="float" office:value="6743.731" calcext:value-type="float">
            <text:p>6743.731</text:p>
          </table:table-cell>
          <table:table-cell office:value-type="float" office:value="814.06714" calcext:value-type="float">
            <text:p>814.06714</text:p>
          </table:table-cell>
        </table:table-row>
        <table:table-row table:style-name="ro1">
          <table:table-cell office:value-type="string" calcext:value-type="string">
            <text:p>Min 52</text:p>
          </table:table-cell>
          <table:table-cell office:value-type="float" office:value="6696.2935" calcext:value-type="float">
            <text:p>6696.2935</text:p>
          </table:table-cell>
          <table:table-cell office:value-type="float" office:value="825.92645" calcext:value-type="float">
            <text:p>825.92645</text:p>
          </table:table-cell>
        </table:table-row>
        <table:table-row table:style-name="ro1">
          <table:table-cell office:value-type="string" calcext:value-type="string">
            <text:p>Min 53</text:p>
          </table:table-cell>
          <table:table-cell office:value-type="float" office:value="6649.3306" calcext:value-type="float">
            <text:p>6649.3306</text:p>
          </table:table-cell>
          <table:table-cell office:value-type="float" office:value="837.6672" calcext:value-type="float">
            <text:p>837.6672</text:p>
          </table:table-cell>
        </table:table-row>
        <table:table-row table:style-name="ro1">
          <table:table-cell office:value-type="string" calcext:value-type="string">
            <text:p>Min 54</text:p>
          </table:table-cell>
          <table:table-cell office:value-type="float" office:value="6602.837" calcext:value-type="float">
            <text:p>6602.837</text:p>
          </table:table-cell>
          <table:table-cell office:value-type="float" office:value="849.2905" calcext:value-type="float">
            <text:p>849.2905</text:p>
          </table:table-cell>
        </table:table-row>
        <table:table-row table:style-name="ro1">
          <table:table-cell office:value-type="string" calcext:value-type="string">
            <text:p>Min 55</text:p>
          </table:table-cell>
          <table:table-cell office:value-type="float" office:value="6556.8086" calcext:value-type="float">
            <text:p>6556.8086</text:p>
          </table:table-cell>
          <table:table-cell office:value-type="float" office:value="860.79755" calcext:value-type="float">
            <text:p>860.79755</text:p>
          </table:table-cell>
        </table:table-row>
        <table:table-row table:style-name="ro1">
          <table:table-cell office:value-type="string" calcext:value-type="string">
            <text:p>Min 56</text:p>
          </table:table-cell>
          <table:table-cell office:value-type="float" office:value="6511.2407" calcext:value-type="float">
            <text:p>6511.2407</text:p>
          </table:table-cell>
          <table:table-cell office:value-type="float" office:value="872.1896" calcext:value-type="float">
            <text:p>872.1896</text:p>
          </table:table-cell>
        </table:table-row>
        <table:table-row table:style-name="ro1">
          <table:table-cell office:value-type="string" calcext:value-type="string">
            <text:p>Min 57</text:p>
          </table:table-cell>
          <table:table-cell office:value-type="float" office:value="6466.128" calcext:value-type="float">
            <text:p>6466.128</text:p>
          </table:table-cell>
          <table:table-cell office:value-type="float" office:value="883.4677" calcext:value-type="float">
            <text:p>883.4677</text:p>
          </table:table-cell>
        </table:table-row>
        <table:table-row table:style-name="ro1">
          <table:table-cell office:value-type="string" calcext:value-type="string">
            <text:p>Min 58</text:p>
          </table:table-cell>
          <table:table-cell office:value-type="float" office:value="6421.4663" calcext:value-type="float">
            <text:p>6421.4663</text:p>
          </table:table-cell>
          <table:table-cell office:value-type="float" office:value="894.633" calcext:value-type="float">
            <text:p>894.633</text:p>
          </table:table-cell>
        </table:table-row>
        <table:table-row table:style-name="ro1">
          <table:table-cell office:value-type="string" calcext:value-type="string">
            <text:p>Min 59</text:p>
          </table:table-cell>
          <table:table-cell office:value-type="float" office:value="6377.252" calcext:value-type="float">
            <text:p>6377.252</text:p>
          </table:table-cell>
          <table:table-cell office:value-type="float" office:value="905.6867" calcext:value-type="float">
            <text:p>905.6867</text:p>
          </table:table-cell>
        </table:table-row>
        <table:table-row table:style-name="ro1">
          <table:table-cell office:value-type="string" calcext:value-type="string">
            <text:p>Min 60</text:p>
          </table:table-cell>
          <table:table-cell office:value-type="float" office:value="6333.4795" calcext:value-type="float">
            <text:p>6333.4795</text:p>
          </table:table-cell>
          <table:table-cell office:value-type="float" office:value="916.6298" calcext:value-type="float">
            <text:p>916.6298</text:p>
          </table:table-cell>
        </table:table-row>
        <table:table-row table:style-name="ro1">
          <table:table-cell office:value-type="string" calcext:value-type="string">
            <text:p>Min 61</text:p>
          </table:table-cell>
          <table:table-cell office:value-type="float" office:value="6290.1445" calcext:value-type="float">
            <text:p>6290.1445</text:p>
          </table:table-cell>
          <table:table-cell office:value-type="float" office:value="927.4635" calcext:value-type="float">
            <text:p>927.4635</text:p>
          </table:table-cell>
        </table:table-row>
        <table:table-row table:style-name="ro1">
          <table:table-cell office:value-type="string" calcext:value-type="string">
            <text:p>Min 62</text:p>
          </table:table-cell>
          <table:table-cell office:value-type="float" office:value="6247.243" calcext:value-type="float">
            <text:p>6247.243</text:p>
          </table:table-cell>
          <table:table-cell office:value-type="float" office:value="938.1889" calcext:value-type="float">
            <text:p>938.1889</text:p>
          </table:table-cell>
        </table:table-row>
        <table:table-row table:style-name="ro1">
          <table:table-cell office:value-type="string" calcext:value-type="string">
            <text:p>Min 63</text:p>
          </table:table-cell>
          <table:table-cell office:value-type="float" office:value="6204.7705" calcext:value-type="float">
            <text:p>6204.7705</text:p>
          </table:table-cell>
          <table:table-cell office:value-type="float" office:value="948.807" calcext:value-type="float">
            <text:p>948.807</text:p>
          </table:table-cell>
        </table:table-row>
        <table:table-row table:style-name="ro1">
          <table:table-cell office:value-type="string" calcext:value-type="string">
            <text:p>Min 64</text:p>
          </table:table-cell>
          <table:table-cell office:value-type="float" office:value="6162.723" calcext:value-type="float">
            <text:p>6162.723</text:p>
          </table:table-cell>
          <table:table-cell office:value-type="float" office:value="959.3189" calcext:value-type="float">
            <text:p>959.3189</text:p>
          </table:table-cell>
        </table:table-row>
        <table:table-row table:style-name="ro1">
          <table:table-cell office:value-type="string" calcext:value-type="string">
            <text:p>Min 65</text:p>
          </table:table-cell>
          <table:table-cell office:value-type="float" office:value="6121.096" calcext:value-type="float">
            <text:p>6121.096</text:p>
          </table:table-cell>
          <table:table-cell office:value-type="float" office:value="969.72577" calcext:value-type="float">
            <text:p>969.72577</text:p>
          </table:table-cell>
        </table:table-row>
        <table:table-row table:style-name="ro1">
          <table:table-cell office:value-type="string" calcext:value-type="string">
            <text:p>Min 66</text:p>
          </table:table-cell>
          <table:table-cell office:value-type="float" office:value="6079.885" calcext:value-type="float">
            <text:p>6079.885</text:p>
          </table:table-cell>
          <table:table-cell office:value-type="float" office:value="980.0285" calcext:value-type="float">
            <text:p>980.0285</text:p>
          </table:table-cell>
        </table:table-row>
        <table:table-row table:style-name="ro1">
          <table:table-cell office:value-type="string" calcext:value-type="string">
            <text:p>Min 67</text:p>
          </table:table-cell>
          <table:table-cell office:value-type="float" office:value="6039.086" calcext:value-type="float">
            <text:p>6039.086</text:p>
          </table:table-cell>
          <table:table-cell office:value-type="float" office:value="990.2282" calcext:value-type="float">
            <text:p>990.2282</text:p>
          </table:table-cell>
        </table:table-row>
        <table:table-row table:style-name="ro1">
          <table:table-cell office:value-type="string" calcext:value-type="string">
            <text:p>Min 68</text:p>
          </table:table-cell>
          <table:table-cell office:value-type="float" office:value="5998.695" calcext:value-type="float">
            <text:p>5998.695</text:p>
          </table:table-cell>
          <table:table-cell office:value-type="float" office:value="1000.32587" calcext:value-type="float">
            <text:p>1000.32587</text:p>
          </table:table-cell>
        </table:table-row>
        <table:table-row table:style-name="ro1">
          <table:table-cell office:value-type="string" calcext:value-type="string">
            <text:p>Min 69</text:p>
          </table:table-cell>
          <table:table-cell office:value-type="float" office:value="5958.708" calcext:value-type="float">
            <text:p>5958.708</text:p>
          </table:table-cell>
          <table:table-cell office:value-type="float" office:value="1010.32263" calcext:value-type="float">
            <text:p>1010.32263</text:p>
          </table:table-cell>
        </table:table-row>
        <table:table-row table:style-name="ro1">
          <table:table-cell office:value-type="string" calcext:value-type="string">
            <text:p>Min 70</text:p>
          </table:table-cell>
          <table:table-cell office:value-type="float" office:value="5919.121" calcext:value-type="float">
            <text:p>5919.121</text:p>
          </table:table-cell>
          <table:table-cell office:value-type="float" office:value="1020.21936" calcext:value-type="float">
            <text:p>1020.21936</text:p>
          </table:table-cell>
        </table:table-row>
        <table:table-row table:style-name="ro1">
          <table:table-cell office:value-type="string" calcext:value-type="string">
            <text:p>Min 71</text:p>
          </table:table-cell>
          <table:table-cell office:value-type="float" office:value="5879.93" calcext:value-type="float">
            <text:p>5879.93</text:p>
          </table:table-cell>
          <table:table-cell office:value-type="float" office:value="1030.0172" calcext:value-type="float">
            <text:p>1030.0172</text:p>
          </table:table-cell>
        </table:table-row>
        <table:table-row table:style-name="ro1">
          <table:table-cell office:value-type="string" calcext:value-type="string">
            <text:p>Min 72</text:p>
          </table:table-cell>
          <table:table-cell office:value-type="float" office:value="5841.1304" calcext:value-type="float">
            <text:p>5841.1304</text:p>
          </table:table-cell>
          <table:table-cell office:value-type="float" office:value="1039.717" calcext:value-type="float">
            <text:p>1039.717</text:p>
          </table:table-cell>
        </table:table-row>
        <table:table-row table:style-name="ro1">
          <table:table-cell office:value-type="string" calcext:value-type="string">
            <text:p>Min 73</text:p>
          </table:table-cell>
          <table:table-cell office:value-type="float" office:value="5802.719" calcext:value-type="float">
            <text:p>5802.719</text:p>
          </table:table-cell>
          <table:table-cell office:value-type="float" office:value="1049.3198" calcext:value-type="float">
            <text:p>1049.3198</text:p>
          </table:table-cell>
        </table:table-row>
        <table:table-row table:style-name="ro1">
          <table:table-cell office:value-type="string" calcext:value-type="string">
            <text:p>Min 74</text:p>
          </table:table-cell>
          <table:table-cell office:value-type="float" office:value="5764.692" calcext:value-type="float">
            <text:p>5764.692</text:p>
          </table:table-cell>
          <table:table-cell office:value-type="float" office:value="1058.8267" calcext:value-type="float">
            <text:p>1058.8267</text:p>
          </table:table-cell>
        </table:table-row>
        <table:table-row table:style-name="ro1">
          <table:table-cell office:value-type="string" calcext:value-type="string">
            <text:p>Min 75</text:p>
          </table:table-cell>
          <table:table-cell office:value-type="float" office:value="5727.045" calcext:value-type="float">
            <text:p>5727.045</text:p>
          </table:table-cell>
          <table:table-cell office:value-type="float" office:value="1068.2384" calcext:value-type="float">
            <text:p>1068.2384</text:p>
          </table:table-cell>
        </table:table-row>
        <table:table-row table:style-name="ro1">
          <table:table-cell office:value-type="string" calcext:value-type="string">
            <text:p>Min 76</text:p>
          </table:table-cell>
          <table:table-cell office:value-type="float" office:value="5689.7744" calcext:value-type="float">
            <text:p>5689.7744</text:p>
          </table:table-cell>
          <table:table-cell office:value-type="float" office:value="1077.556" calcext:value-type="float">
            <text:p>1077.556</text:p>
          </table:table-cell>
        </table:table-row>
        <table:table-row table:style-name="ro1">
          <table:table-cell office:value-type="string" calcext:value-type="string">
            <text:p>Min 77</text:p>
          </table:table-cell>
          <table:table-cell office:value-type="float" office:value="5652.877" calcext:value-type="float">
            <text:p>5652.877</text:p>
          </table:table-cell>
          <table:table-cell office:value-type="float" office:value="1086.7804" calcext:value-type="float">
            <text:p>1086.7804</text:p>
          </table:table-cell>
        </table:table-row>
        <table:table-row table:style-name="ro1">
          <table:table-cell office:value-type="string" calcext:value-type="string">
            <text:p>Min 78</text:p>
          </table:table-cell>
          <table:table-cell office:value-type="float" office:value="5616.348" calcext:value-type="float">
            <text:p>5616.348</text:p>
          </table:table-cell>
          <table:table-cell office:value-type="float" office:value="1095.9126" calcext:value-type="float">
            <text:p>1095.9126</text:p>
          </table:table-cell>
        </table:table-row>
        <table:table-row table:style-name="ro1">
          <table:table-cell office:value-type="string" calcext:value-type="string">
            <text:p>Min 79</text:p>
          </table:table-cell>
          <table:table-cell office:value-type="float" office:value="5580.1846" calcext:value-type="float">
            <text:p>5580.1846</text:p>
          </table:table-cell>
          <table:table-cell office:value-type="float" office:value="1104.9535" calcext:value-type="float">
            <text:p>1104.9535</text:p>
          </table:table-cell>
        </table:table-row>
        <table:table-row table:style-name="ro1">
          <table:table-cell office:value-type="string" calcext:value-type="string">
            <text:p>Min 80</text:p>
          </table:table-cell>
          <table:table-cell office:value-type="float" office:value="5544.3823" calcext:value-type="float">
            <text:p>5544.3823</text:p>
          </table:table-cell>
          <table:table-cell office:value-type="float" office:value="1113.904" calcext:value-type="float">
            <text:p>1113.904</text:p>
          </table:table-cell>
        </table:table-row>
        <table:table-row table:style-name="ro1">
          <table:table-cell office:value-type="string" calcext:value-type="string">
            <text:p>Min 81</text:p>
          </table:table-cell>
          <table:table-cell office:value-type="float" office:value="5508.9385" calcext:value-type="float">
            <text:p>5508.9385</text:p>
          </table:table-cell>
          <table:table-cell office:value-type="float" office:value="1122.765" calcext:value-type="float">
            <text:p>1122.765</text:p>
          </table:table-cell>
        </table:table-row>
        <table:table-row table:style-name="ro1">
          <table:table-cell office:value-type="string" calcext:value-type="string">
            <text:p>Min 82</text:p>
          </table:table-cell>
          <table:table-cell office:value-type="float" office:value="5473.849" calcext:value-type="float">
            <text:p>5473.849</text:p>
          </table:table-cell>
          <table:table-cell office:value-type="float" office:value="1131.5374" calcext:value-type="float">
            <text:p>1131.5374</text:p>
          </table:table-cell>
        </table:table-row>
        <table:table-row table:style-name="ro1">
          <table:table-cell office:value-type="string" calcext:value-type="string">
            <text:p>Min 83</text:p>
          </table:table-cell>
          <table:table-cell office:value-type="float" office:value="5439.1104" calcext:value-type="float">
            <text:p>5439.1104</text:p>
          </table:table-cell>
          <table:table-cell office:value-type="float" office:value="1140.222" calcext:value-type="float">
            <text:p>1140.222</text:p>
          </table:table-cell>
        </table:table-row>
        <table:table-row table:style-name="ro1">
          <table:table-cell office:value-type="string" calcext:value-type="string">
            <text:p>Min 84</text:p>
          </table:table-cell>
          <table:table-cell office:value-type="float" office:value="5404.7197" calcext:value-type="float">
            <text:p>5404.7197</text:p>
          </table:table-cell>
          <table:table-cell office:value-type="float" office:value="1148.8197" calcext:value-type="float">
            <text:p>1148.8197</text:p>
          </table:table-cell>
        </table:table-row>
        <table:table-row table:style-name="ro1">
          <table:table-cell office:value-type="string" calcext:value-type="string">
            <text:p>Min 85</text:p>
          </table:table-cell>
          <table:table-cell office:value-type="float" office:value="5370.6724" calcext:value-type="float">
            <text:p>5370.6724</text:p>
          </table:table-cell>
          <table:table-cell office:value-type="float" office:value="1157.3315" calcext:value-type="float">
            <text:p>1157.3315</text:p>
          </table:table-cell>
        </table:table-row>
        <table:table-row table:style-name="ro1">
          <table:table-cell office:value-type="string" calcext:value-type="string">
            <text:p>Min 86</text:p>
          </table:table-cell>
          <table:table-cell office:value-type="float" office:value="5336.966" calcext:value-type="float">
            <text:p>5336.966</text:p>
          </table:table-cell>
          <table:table-cell office:value-type="float" office:value="1165.7582" calcext:value-type="float">
            <text:p>1165.7582</text:p>
          </table:table-cell>
        </table:table-row>
        <table:table-row table:style-name="ro1">
          <table:table-cell office:value-type="string" calcext:value-type="string">
            <text:p>Min 87</text:p>
          </table:table-cell>
          <table:table-cell office:value-type="float" office:value="5303.5967" calcext:value-type="float">
            <text:p>5303.5967</text:p>
          </table:table-cell>
          <table:table-cell office:value-type="float" office:value="1174.1005" calcext:value-type="float">
            <text:p>1174.1005</text:p>
          </table:table-cell>
        </table:table-row>
        <table:table-row table:style-name="ro1">
          <table:table-cell office:value-type="string" calcext:value-type="string">
            <text:p>Min 88</text:p>
          </table:table-cell>
          <table:table-cell office:value-type="float" office:value="5270.5605" calcext:value-type="float">
            <text:p>5270.5605</text:p>
          </table:table-cell>
          <table:table-cell office:value-type="float" office:value="1182.3595" calcext:value-type="float">
            <text:p>1182.3595</text:p>
          </table:table-cell>
        </table:table-row>
        <table:table-row table:style-name="ro1">
          <table:table-cell office:value-type="string" calcext:value-type="string">
            <text:p>Min 89</text:p>
          </table:table-cell>
          <table:table-cell office:value-type="float" office:value="5237.855" calcext:value-type="float">
            <text:p>5237.855</text:p>
          </table:table-cell>
          <table:table-cell office:value-type="float" office:value="1190.5359" calcext:value-type="float">
            <text:p>1190.5359</text:p>
          </table:table-cell>
        </table:table-row>
        <table:table-row table:style-name="ro1">
          <table:table-cell office:value-type="string" calcext:value-type="string">
            <text:p>Min 90</text:p>
          </table:table-cell>
          <table:table-cell office:value-type="float" office:value="5205.4766" calcext:value-type="float">
            <text:p>5205.4766</text:p>
          </table:table-cell>
          <table:table-cell office:value-type="float" office:value="1198.6305" calcext:value-type="float">
            <text:p>1198.6305</text:p>
          </table:table-cell>
        </table:table-row>
        <table:table-row table:style-name="ro1">
          <table:table-cell office:value-type="string" calcext:value-type="string">
            <text:p>Min 91</text:p>
          </table:table-cell>
          <table:table-cell office:value-type="float" office:value="5173.4214" calcext:value-type="float">
            <text:p>5173.4214</text:p>
          </table:table-cell>
          <table:table-cell office:value-type="float" office:value="1206.6443" calcext:value-type="float">
            <text:p>1206.6443</text:p>
          </table:table-cell>
        </table:table-row>
        <table:table-row table:style-name="ro1">
          <table:table-cell office:value-type="string" calcext:value-type="string">
            <text:p>Min 92</text:p>
          </table:table-cell>
          <table:table-cell office:value-type="float" office:value="5141.6875" calcext:value-type="float">
            <text:p>5141.6875</text:p>
          </table:table-cell>
          <table:table-cell office:value-type="float" office:value="1214.5778" calcext:value-type="float">
            <text:p>1214.5778</text:p>
          </table:table-cell>
        </table:table-row>
        <table:table-row table:style-name="ro1">
          <table:table-cell office:value-type="string" calcext:value-type="string">
            <text:p>Min 93</text:p>
          </table:table-cell>
          <table:table-cell office:value-type="float" office:value="5110.2705" calcext:value-type="float">
            <text:p>5110.2705</text:p>
          </table:table-cell>
          <table:table-cell office:value-type="float" office:value="1222.432" calcext:value-type="float">
            <text:p>1222.432</text:p>
          </table:table-cell>
        </table:table-row>
        <table:table-row table:style-name="ro1">
          <table:table-cell office:value-type="string" calcext:value-type="string">
            <text:p>Min 94</text:p>
          </table:table-cell>
          <table:table-cell office:value-type="float" office:value="5079.168" calcext:value-type="float">
            <text:p>5079.168</text:p>
          </table:table-cell>
          <table:table-cell office:value-type="float" office:value="1230.2076" calcext:value-type="float">
            <text:p>1230.2076</text:p>
          </table:table-cell>
        </table:table-row>
        <table:table-row table:style-name="ro1">
          <table:table-cell office:value-type="string" calcext:value-type="string">
            <text:p>Min 95</text:p>
          </table:table-cell>
          <table:table-cell office:value-type="float" office:value="5048.3765" calcext:value-type="float">
            <text:p>5048.3765</text:p>
          </table:table-cell>
          <table:table-cell office:value-type="float" office:value="1237.9055" calcext:value-type="float">
            <text:p>1237.9055</text:p>
          </table:table-cell>
        </table:table-row>
        <table:table-row table:style-name="ro1">
          <table:table-cell office:value-type="string" calcext:value-type="string">
            <text:p>Min 96</text:p>
          </table:table-cell>
          <table:table-cell office:value-type="float" office:value="5017.8926" calcext:value-type="float">
            <text:p>5017.8926</text:p>
          </table:table-cell>
          <table:table-cell office:value-type="float" office:value="1245.5265" calcext:value-type="float">
            <text:p>1245.5265</text:p>
          </table:table-cell>
        </table:table-row>
        <table:table-row table:style-name="ro1">
          <table:table-cell office:value-type="string" calcext:value-type="string">
            <text:p>Min 97</text:p>
          </table:table-cell>
          <table:table-cell office:value-type="float" office:value="4987.7134" calcext:value-type="float">
            <text:p>4987.7134</text:p>
          </table:table-cell>
          <table:table-cell office:value-type="float" office:value="1253.0713" calcext:value-type="float">
            <text:p>1253.0713</text:p>
          </table:table-cell>
        </table:table-row>
        <table:table-row table:style-name="ro1">
          <table:table-cell office:value-type="string" calcext:value-type="string">
            <text:p>Min 98</text:p>
          </table:table-cell>
          <table:table-cell office:value-type="float" office:value="4957.8364" calcext:value-type="float">
            <text:p>4957.8364</text:p>
          </table:table-cell>
          <table:table-cell office:value-type="float" office:value="1260.5405" calcext:value-type="float">
            <text:p>1260.5405</text:p>
          </table:table-cell>
        </table:table-row>
        <table:table-row table:style-name="ro1">
          <table:table-cell office:value-type="string" calcext:value-type="string">
            <text:p>Min 99</text:p>
          </table:table-cell>
          <table:table-cell office:value-type="float" office:value="4928.258" calcext:value-type="float">
            <text:p>4928.258</text:p>
          </table:table-cell>
          <table:table-cell office:value-type="float" office:value="1267.9352" calcext:value-type="float">
            <text:p>1267.9352</text:p>
          </table:table-cell>
        </table:table-row>
        <table:table-row table:style-name="ro1">
          <table:table-cell office:value-type="string" calcext:value-type="string">
            <text:p>Min 100</text:p>
          </table:table-cell>
          <table:table-cell office:value-type="float" office:value="4898.9756" calcext:value-type="float">
            <text:p>4898.9756</text:p>
          </table:table-cell>
          <table:table-cell office:value-type="float" office:value="1275.2557" calcext:value-type="float">
            <text:p>1275.2557</text:p>
          </table:table-cell>
        </table:table-row>
        <table:table-row table:style-name="ro1">
          <table:table-cell office:value-type="string" calcext:value-type="string">
            <text:p>Min 101</text:p>
          </table:table-cell>
          <table:table-cell office:value-type="float" office:value="4869.9854" calcext:value-type="float">
            <text:p>4869.9854</text:p>
          </table:table-cell>
          <table:table-cell office:value-type="float" office:value="1282.5033" calcext:value-type="float">
            <text:p>1282.5033</text:p>
          </table:table-cell>
        </table:table-row>
        <table:table-row table:style-name="ro1">
          <table:table-cell office:value-type="string" calcext:value-type="string">
            <text:p>Min 102</text:p>
          </table:table-cell>
          <table:table-cell office:value-type="float" office:value="4841.2856" calcext:value-type="float">
            <text:p>4841.2856</text:p>
          </table:table-cell>
          <table:table-cell office:value-type="float" office:value="1289.6782" calcext:value-type="float">
            <text:p>1289.6782</text:p>
          </table:table-cell>
        </table:table-row>
        <table:table-row table:style-name="ro1">
          <table:table-cell office:value-type="string" calcext:value-type="string">
            <text:p>Min 103</text:p>
          </table:table-cell>
          <table:table-cell office:value-type="float" office:value="4812.8726" calcext:value-type="float">
            <text:p>4812.8726</text:p>
          </table:table-cell>
          <table:table-cell office:value-type="float" office:value="1296.7815" calcext:value-type="float">
            <text:p>1296.7815</text:p>
          </table:table-cell>
        </table:table-row>
        <table:table-row table:style-name="ro1">
          <table:table-cell office:value-type="string" calcext:value-type="string">
            <text:p>Min 104</text:p>
          </table:table-cell>
          <table:table-cell office:value-type="float" office:value="4784.744" calcext:value-type="float">
            <text:p>4784.744</text:p>
          </table:table-cell>
          <table:table-cell office:value-type="float" office:value="1303.8136" calcext:value-type="float">
            <text:p>1303.8136</text:p>
          </table:table-cell>
        </table:table-row>
        <table:table-row table:style-name="ro1">
          <table:table-cell office:value-type="string" calcext:value-type="string">
            <text:p>Min 105</text:p>
          </table:table-cell>
          <table:table-cell office:value-type="float" office:value="4756.8965" calcext:value-type="float">
            <text:p>4756.8965</text:p>
          </table:table-cell>
          <table:table-cell office:value-type="float" office:value="1310.7755" calcext:value-type="float">
            <text:p>1310.7755</text:p>
          </table:table-cell>
        </table:table-row>
        <table:table-row table:style-name="ro1">
          <table:table-cell office:value-type="string" calcext:value-type="string">
            <text:p>Min 106</text:p>
          </table:table-cell>
          <table:table-cell office:value-type="float" office:value="4729.3276" calcext:value-type="float">
            <text:p>4729.3276</text:p>
          </table:table-cell>
          <table:table-cell office:value-type="float" office:value="1317.6677" calcext:value-type="float">
            <text:p>1317.6677</text:p>
          </table:table-cell>
        </table:table-row>
        <table:table-row table:style-name="ro1">
          <table:table-cell office:value-type="string" calcext:value-type="string">
            <text:p>Min 107</text:p>
          </table:table-cell>
          <table:table-cell office:value-type="float" office:value="4702.034" calcext:value-type="float">
            <text:p>4702.034</text:p>
          </table:table-cell>
          <table:table-cell office:value-type="float" office:value="1324.4911" calcext:value-type="float">
            <text:p>1324.4911</text:p>
          </table:table-cell>
        </table:table-row>
        <table:table-row table:style-name="ro1">
          <table:table-cell office:value-type="string" calcext:value-type="string">
            <text:p>Min 108</text:p>
          </table:table-cell>
          <table:table-cell office:value-type="float" office:value="4675.0137" calcext:value-type="float">
            <text:p>4675.0137</text:p>
          </table:table-cell>
          <table:table-cell office:value-type="float" office:value="1331.2462" calcext:value-type="float">
            <text:p>1331.2462</text:p>
          </table:table-cell>
        </table:table-row>
        <table:table-row table:style-name="ro1">
          <table:table-cell office:value-type="string" calcext:value-type="string">
            <text:p>Min 109</text:p>
          </table:table-cell>
          <table:table-cell office:value-type="float" office:value="4648.2637" calcext:value-type="float">
            <text:p>4648.2637</text:p>
          </table:table-cell>
          <table:table-cell office:value-type="float" office:value="1337.9337" calcext:value-type="float">
            <text:p>1337.9337</text:p>
          </table:table-cell>
        </table:table-row>
        <table:table-row table:style-name="ro1">
          <table:table-cell office:value-type="string" calcext:value-type="string">
            <text:p>Min 110</text:p>
          </table:table-cell>
          <table:table-cell office:value-type="float" office:value="4621.781" calcext:value-type="float">
            <text:p>4621.781</text:p>
          </table:table-cell>
          <table:table-cell office:value-type="float" office:value="1344.5543" calcext:value-type="float">
            <text:p>1344.5543</text:p>
          </table:table-cell>
        </table:table-row>
        <table:table-row table:style-name="ro1">
          <table:table-cell office:value-type="string" calcext:value-type="string">
            <text:p>Min 111</text:p>
          </table:table-cell>
          <table:table-cell office:value-type="float" office:value="4595.563" calcext:value-type="float">
            <text:p>4595.563</text:p>
          </table:table-cell>
          <table:table-cell office:value-type="float" office:value="1351.1089" calcext:value-type="float">
            <text:p>1351.1089</text:p>
          </table:table-cell>
        </table:table-row>
        <table:table-row table:style-name="ro1">
          <table:table-cell office:value-type="string" calcext:value-type="string">
            <text:p>Min 112</text:p>
          </table:table-cell>
          <table:table-cell office:value-type="float" office:value="4569.6074" calcext:value-type="float">
            <text:p>4569.6074</text:p>
          </table:table-cell>
          <table:table-cell office:value-type="float" office:value="1357.5978" calcext:value-type="float">
            <text:p>1357.5978</text:p>
          </table:table-cell>
        </table:table-row>
        <table:table-row table:style-name="ro1">
          <table:table-cell office:value-type="string" calcext:value-type="string">
            <text:p>Min 113</text:p>
          </table:table-cell>
          <table:table-cell office:value-type="float" office:value="4543.9116" calcext:value-type="float">
            <text:p>4543.9116</text:p>
          </table:table-cell>
          <table:table-cell office:value-type="float" office:value="1364.0217" calcext:value-type="float">
            <text:p>1364.0217</text:p>
          </table:table-cell>
        </table:table-row>
        <table:table-row table:style-name="ro1">
          <table:table-cell office:value-type="string" calcext:value-type="string">
            <text:p>Min 114</text:p>
          </table:table-cell>
          <table:table-cell office:value-type="float" office:value="4518.4727" calcext:value-type="float">
            <text:p>4518.4727</text:p>
          </table:table-cell>
          <table:table-cell office:value-type="float" office:value="1370.3815" calcext:value-type="float">
            <text:p>1370.3815</text:p>
          </table:table-cell>
        </table:table-row>
        <table:table-row table:style-name="ro1">
          <table:table-cell office:value-type="string" calcext:value-type="string">
            <text:p>Min 115</text:p>
          </table:table-cell>
          <table:table-cell office:value-type="float" office:value="4493.288" calcext:value-type="float">
            <text:p>4493.288</text:p>
          </table:table-cell>
          <table:table-cell office:value-type="float" office:value="1376.6776" calcext:value-type="float">
            <text:p>1376.6776</text:p>
          </table:table-cell>
        </table:table-row>
        <table:table-row table:style-name="ro1">
          <table:table-cell office:value-type="string" calcext:value-type="string">
            <text:p>Min 116</text:p>
          </table:table-cell>
          <table:table-cell office:value-type="float" office:value="4468.355" calcext:value-type="float">
            <text:p>4468.355</text:p>
          </table:table-cell>
          <table:table-cell office:value-type="float" office:value="1382.9109" calcext:value-type="float">
            <text:p>1382.9109</text:p>
          </table:table-cell>
        </table:table-row>
        <table:table-row table:style-name="ro1">
          <table:table-cell office:value-type="string" calcext:value-type="string">
            <text:p>Min 117</text:p>
          </table:table-cell>
          <table:table-cell office:value-type="float" office:value="4443.6714" calcext:value-type="float">
            <text:p>4443.6714</text:p>
          </table:table-cell>
          <table:table-cell office:value-type="float" office:value="1389.0818" calcext:value-type="float">
            <text:p>1389.0818</text:p>
          </table:table-cell>
        </table:table-row>
        <table:table-row table:style-name="ro1">
          <table:table-cell office:value-type="string" calcext:value-type="string">
            <text:p>Min 118</text:p>
          </table:table-cell>
          <table:table-cell office:value-type="float" office:value="4419.235" calcext:value-type="float">
            <text:p>4419.235</text:p>
          </table:table-cell>
          <table:table-cell office:value-type="float" office:value="1395.1909" calcext:value-type="float">
            <text:p>1395.1909</text:p>
          </table:table-cell>
        </table:table-row>
        <table:table-row table:style-name="ro1">
          <table:table-cell office:value-type="string" calcext:value-type="string">
            <text:p>Min 119</text:p>
          </table:table-cell>
          <table:table-cell office:value-type="float" office:value="4395.0425" calcext:value-type="float">
            <text:p>4395.0425</text:p>
          </table:table-cell>
          <table:table-cell office:value-type="float" office:value="1401.239" calcext:value-type="float">
            <text:p>1401.239</text:p>
          </table:table-cell>
        </table:table-row>
        <table:table-row table:style-name="ro1">
          <table:table-cell office:value-type="string" calcext:value-type="string">
            <text:p>Min 120</text:p>
          </table:table-cell>
          <table:table-cell office:value-type="float" office:value="4371.092" calcext:value-type="float">
            <text:p>4371.092</text:p>
          </table:table-cell>
          <table:table-cell office:value-type="float" office:value="1407.2267" calcext:value-type="float">
            <text:p>1407.2267</text:p>
          </table:table-cell>
        </table:table-row>
        <table:table-row table:style-name="ro1">
          <table:table-cell office:value-type="string" calcext:value-type="string">
            <text:p>Min 121</text:p>
          </table:table-cell>
          <table:table-cell office:value-type="float" office:value="4347.381" calcext:value-type="float">
            <text:p>4347.381</text:p>
          </table:table-cell>
          <table:table-cell office:value-type="float" office:value="1413.1544" calcext:value-type="float">
            <text:p>1413.1544</text:p>
          </table:table-cell>
        </table:table-row>
        <table:table-row table:style-name="ro1">
          <table:table-cell office:value-type="string" calcext:value-type="string">
            <text:p>Min 122</text:p>
          </table:table-cell>
          <table:table-cell office:value-type="float" office:value="4323.907" calcext:value-type="float">
            <text:p>4323.907</text:p>
          </table:table-cell>
          <table:table-cell office:value-type="float" office:value="1419.0228" calcext:value-type="float">
            <text:p>1419.0228</text:p>
          </table:table-cell>
        </table:table-row>
        <table:table-row table:style-name="ro1">
          <table:table-cell office:value-type="string" calcext:value-type="string">
            <text:p>Min 123</text:p>
          </table:table-cell>
          <table:table-cell office:value-type="float" office:value="4300.668" calcext:value-type="float">
            <text:p>4300.668</text:p>
          </table:table-cell>
          <table:table-cell office:value-type="float" office:value="1424.8326" calcext:value-type="float">
            <text:p>1424.8326</text:p>
          </table:table-cell>
        </table:table-row>
        <table:table-row table:style-name="ro1">
          <table:table-cell office:value-type="string" calcext:value-type="string">
            <text:p>Min 124</text:p>
          </table:table-cell>
          <table:table-cell office:value-type="float" office:value="4277.6616" calcext:value-type="float">
            <text:p>4277.6616</text:p>
          </table:table-cell>
          <table:table-cell office:value-type="float" office:value="1430.5842" calcext:value-type="float">
            <text:p>1430.5842</text:p>
          </table:table-cell>
        </table:table-row>
        <table:table-row table:style-name="ro1">
          <table:table-cell office:value-type="string" calcext:value-type="string">
            <text:p>Min 125</text:p>
          </table:table-cell>
          <table:table-cell office:value-type="float" office:value="4254.885" calcext:value-type="float">
            <text:p>4254.885</text:p>
          </table:table-cell>
          <table:table-cell office:value-type="float" office:value="1436.2783" calcext:value-type="float">
            <text:p>1436.2783</text:p>
          </table:table-cell>
        </table:table-row>
        <table:table-row table:style-name="ro1">
          <table:table-cell office:value-type="string" calcext:value-type="string">
            <text:p>Min 126</text:p>
          </table:table-cell>
          <table:table-cell office:value-type="float" office:value="4232.336" calcext:value-type="float">
            <text:p>4232.336</text:p>
          </table:table-cell>
          <table:table-cell office:value-type="float" office:value="1441.9156" calcext:value-type="float">
            <text:p>1441.9156</text:p>
          </table:table-cell>
        </table:table-row>
        <table:table-row table:style-name="ro1">
          <table:table-cell office:value-type="string" calcext:value-type="string">
            <text:p>Min 127</text:p>
          </table:table-cell>
          <table:table-cell office:value-type="float" office:value="4210.0127" calcext:value-type="float">
            <text:p>4210.0127</text:p>
          </table:table-cell>
          <table:table-cell office:value-type="float" office:value="1447.4965" calcext:value-type="float">
            <text:p>1447.4965</text:p>
          </table:table-cell>
        </table:table-row>
        <table:table-row table:style-name="ro1">
          <table:table-cell office:value-type="string" calcext:value-type="string">
            <text:p>Min 128</text:p>
          </table:table-cell>
          <table:table-cell office:value-type="float" office:value="4187.912" calcext:value-type="float">
            <text:p>4187.912</text:p>
          </table:table-cell>
          <table:table-cell office:value-type="float" office:value="1453.0215" calcext:value-type="float">
            <text:p>1453.0215</text:p>
          </table:table-cell>
        </table:table-row>
        <table:table-row table:style-name="ro1">
          <table:table-cell office:value-type="string" calcext:value-type="string">
            <text:p>Min 129</text:p>
          </table:table-cell>
          <table:table-cell office:value-type="float" office:value="4166.033" calcext:value-type="float">
            <text:p>4166.033</text:p>
          </table:table-cell>
          <table:table-cell office:value-type="float" office:value="1458.4912" calcext:value-type="float">
            <text:p>1458.4912</text:p>
          </table:table-cell>
        </table:table-row>
        <table:table-row table:style-name="ro1">
          <table:table-cell office:value-type="string" calcext:value-type="string">
            <text:p>Min 130</text:p>
          </table:table-cell>
          <table:table-cell office:value-type="float" office:value="4144.373" calcext:value-type="float">
            <text:p>4144.373</text:p>
          </table:table-cell>
          <table:table-cell office:value-type="float" office:value="1463.9064" calcext:value-type="float">
            <text:p>1463.9064</text:p>
          </table:table-cell>
        </table:table-row>
        <table:table-row table:style-name="ro1">
          <table:table-cell office:value-type="string" calcext:value-type="string">
            <text:p>Min 131</text:p>
          </table:table-cell>
          <table:table-cell office:value-type="float" office:value="4122.929" calcext:value-type="float">
            <text:p>4122.929</text:p>
          </table:table-cell>
          <table:table-cell office:value-type="float" office:value="1469.2672" calcext:value-type="float">
            <text:p>1469.2672</text:p>
          </table:table-cell>
        </table:table-row>
        <table:table-row table:style-name="ro1">
          <table:table-cell office:value-type="string" calcext:value-type="string">
            <text:p>Min 132</text:p>
          </table:table-cell>
          <table:table-cell office:value-type="float" office:value="4101.7" calcext:value-type="float">
            <text:p>4101.7</text:p>
          </table:table-cell>
          <table:table-cell office:value-type="float" office:value="1474.5746" calcext:value-type="float">
            <text:p>1474.5746</text:p>
          </table:table-cell>
        </table:table-row>
        <table:table-row table:style-name="ro1">
          <table:table-cell office:value-type="string" calcext:value-type="string">
            <text:p>Min 133</text:p>
          </table:table-cell>
          <table:table-cell office:value-type="float" office:value="4080.6833" calcext:value-type="float">
            <text:p>4080.6833</text:p>
          </table:table-cell>
          <table:table-cell office:value-type="float" office:value="1479.8289" calcext:value-type="float">
            <text:p>1479.8289</text:p>
          </table:table-cell>
        </table:table-row>
        <table:table-row table:style-name="ro1">
          <table:table-cell office:value-type="string" calcext:value-type="string">
            <text:p>Min 134</text:p>
          </table:table-cell>
          <table:table-cell office:value-type="float" office:value="4059.8765" calcext:value-type="float">
            <text:p>4059.8765</text:p>
          </table:table-cell>
          <table:table-cell office:value-type="float" office:value="1485.0306" calcext:value-type="float">
            <text:p>1485.0306</text:p>
          </table:table-cell>
        </table:table-row>
        <table:table-row table:style-name="ro1">
          <table:table-cell office:value-type="string" calcext:value-type="string">
            <text:p>Min 135</text:p>
          </table:table-cell>
          <table:table-cell office:value-type="float" office:value="4039.2778" calcext:value-type="float">
            <text:p>4039.2778</text:p>
          </table:table-cell>
          <table:table-cell office:value-type="float" office:value="1490.1804" calcext:value-type="float">
            <text:p>1490.1804</text:p>
          </table:table-cell>
        </table:table-row>
        <table:table-row table:style-name="ro1">
          <table:table-cell office:value-type="string" calcext:value-type="string">
            <text:p>Min 136</text:p>
          </table:table-cell>
          <table:table-cell office:value-type="float" office:value="4018.885" calcext:value-type="float">
            <text:p>4018.885</text:p>
          </table:table-cell>
          <table:table-cell office:value-type="float" office:value="1495.2786" calcext:value-type="float">
            <text:p>1495.2786</text:p>
          </table:table-cell>
        </table:table-row>
        <table:table-row table:style-name="ro1">
          <table:table-cell office:value-type="string" calcext:value-type="string">
            <text:p>Min 137</text:p>
          </table:table-cell>
          <table:table-cell office:value-type="float" office:value="3998.6963" calcext:value-type="float">
            <text:p>3998.6963</text:p>
          </table:table-cell>
          <table:table-cell office:value-type="float" office:value="1500.3259" calcext:value-type="float">
            <text:p>1500.3259</text:p>
          </table:table-cell>
        </table:table-row>
        <table:table-row table:style-name="ro1">
          <table:table-cell office:value-type="string" calcext:value-type="string">
            <text:p>Min 138</text:p>
          </table:table-cell>
          <table:table-cell office:value-type="float" office:value="3978.7092" calcext:value-type="float">
            <text:p>3978.7092</text:p>
          </table:table-cell>
          <table:table-cell office:value-type="float" office:value="1505.3226" calcext:value-type="float">
            <text:p>1505.3226</text:p>
          </table:table-cell>
        </table:table-row>
        <table:table-row table:style-name="ro1">
          <table:table-cell office:value-type="string" calcext:value-type="string">
            <text:p>Min 139</text:p>
          </table:table-cell>
          <table:table-cell office:value-type="float" office:value="3958.9224" calcext:value-type="float">
            <text:p>3958.9224</text:p>
          </table:table-cell>
          <table:table-cell office:value-type="float" office:value="1510.2694" calcext:value-type="float">
            <text:p>1510.2694</text:p>
          </table:table-cell>
        </table:table-row>
        <table:table-row table:style-name="ro1">
          <table:table-cell office:value-type="string" calcext:value-type="string">
            <text:p>Min 140</text:p>
          </table:table-cell>
          <table:table-cell office:value-type="float" office:value="3939.333" calcext:value-type="float">
            <text:p>3939.333</text:p>
          </table:table-cell>
          <table:table-cell office:value-type="float" office:value="1515.1666" calcext:value-type="float">
            <text:p>1515.1666</text:p>
          </table:table-cell>
        </table:table-row>
        <table:table-row table:style-name="ro1">
          <table:table-cell office:value-type="string" calcext:value-type="string">
            <text:p>Min 141</text:p>
          </table:table-cell>
          <table:table-cell office:value-type="float" office:value="3919.9397" calcext:value-type="float">
            <text:p>3919.9397</text:p>
          </table:table-cell>
          <table:table-cell office:value-type="float" office:value="1520.015" calcext:value-type="float">
            <text:p>1520.015</text:p>
          </table:table-cell>
        </table:table-row>
        <table:table-row table:style-name="ro1">
          <table:table-cell office:value-type="string" calcext:value-type="string">
            <text:p>Min 142</text:p>
          </table:table-cell>
          <table:table-cell office:value-type="float" office:value="3900.7402" calcext:value-type="float">
            <text:p>3900.7402</text:p>
          </table:table-cell>
          <table:table-cell office:value-type="float" office:value="1524.8148" calcext:value-type="float">
            <text:p>1524.8148</text:p>
          </table:table-cell>
        </table:table-row>
        <table:table-row table:style-name="ro1">
          <table:table-cell office:value-type="string" calcext:value-type="string">
            <text:p>Min 143</text:p>
          </table:table-cell>
          <table:table-cell office:value-type="float" office:value="3881.7327" calcext:value-type="float">
            <text:p>3881.7327</text:p>
          </table:table-cell>
          <table:table-cell office:value-type="float" office:value="1529.5668" calcext:value-type="float">
            <text:p>1529.5668</text:p>
          </table:table-cell>
        </table:table-row>
        <table:table-row table:style-name="ro1">
          <table:table-cell office:value-type="string" calcext:value-type="string">
            <text:p>Min 144</text:p>
          </table:table-cell>
          <table:table-cell office:value-type="float" office:value="3862.9155" calcext:value-type="float">
            <text:p>3862.9155</text:p>
          </table:table-cell>
          <table:table-cell office:value-type="float" office:value="1534.2711" calcext:value-type="float">
            <text:p>1534.2711</text:p>
          </table:table-cell>
        </table:table-row>
        <table:table-row table:style-name="ro1">
          <table:table-cell office:value-type="string" calcext:value-type="string">
            <text:p>Min 145</text:p>
          </table:table-cell>
          <table:table-cell office:value-type="float" office:value="3844.2861" calcext:value-type="float">
            <text:p>3844.2861</text:p>
          </table:table-cell>
          <table:table-cell office:value-type="float" office:value="1538.9283" calcext:value-type="float">
            <text:p>1538.9283</text:p>
          </table:table-cell>
        </table:table-row>
        <table:table-row table:style-name="ro1">
          <table:table-cell office:value-type="string" calcext:value-type="string">
            <text:p>Min 146</text:p>
          </table:table-cell>
          <table:table-cell office:value-type="float" office:value="3825.8435" calcext:value-type="float">
            <text:p>3825.8435</text:p>
          </table:table-cell>
          <table:table-cell office:value-type="float" office:value="1543.5392" calcext:value-type="float">
            <text:p>1543.5392</text:p>
          </table:table-cell>
        </table:table-row>
        <table:table-row table:style-name="ro1">
          <table:table-cell office:value-type="string" calcext:value-type="string">
            <text:p>Min 147</text:p>
          </table:table-cell>
          <table:table-cell office:value-type="float" office:value="3807.585" calcext:value-type="float">
            <text:p>3807.585</text:p>
          </table:table-cell>
          <table:table-cell office:value-type="float" office:value="1548.1038" calcext:value-type="float">
            <text:p>1548.1038</text:p>
          </table:table-cell>
        </table:table-row>
        <table:table-row table:style-name="ro1">
          <table:table-cell office:value-type="string" calcext:value-type="string">
            <text:p>Min 148</text:p>
          </table:table-cell>
          <table:table-cell office:value-type="float" office:value="3789.5093" calcext:value-type="float">
            <text:p>3789.5093</text:p>
          </table:table-cell>
          <table:table-cell office:value-type="float" office:value="1552.6228" calcext:value-type="float">
            <text:p>1552.6228</text:p>
          </table:table-cell>
        </table:table-row>
        <table:table-row table:style-name="ro1">
          <table:table-cell office:value-type="string" calcext:value-type="string">
            <text:p>Min 149</text:p>
          </table:table-cell>
          <table:table-cell office:value-type="float" office:value="3771.6143" calcext:value-type="float">
            <text:p>3771.6143</text:p>
          </table:table-cell>
          <table:table-cell office:value-type="float" office:value="1557.0966" calcext:value-type="float">
            <text:p>1557.0966</text:p>
          </table:table-cell>
        </table:table-row>
        <table:table-row table:style-name="ro1">
          <table:table-cell office:value-type="string" calcext:value-type="string">
            <text:p>Min 150</text:p>
          </table:table-cell>
          <table:table-cell office:value-type="float" office:value="3753.898" calcext:value-type="float">
            <text:p>3753.898</text:p>
          </table:table-cell>
          <table:table-cell office:value-type="float" office:value="1561.5255" calcext:value-type="float">
            <text:p>1561.5255</text:p>
          </table:table-cell>
        </table:table-row>
        <table:table-row table:style-name="ro1">
          <table:table-cell office:value-type="string" calcext:value-type="string">
            <text:p>Min 151</text:p>
          </table:table-cell>
          <table:table-cell office:value-type="float" office:value="3736.359" calcext:value-type="float">
            <text:p>3736.359</text:p>
          </table:table-cell>
          <table:table-cell office:value-type="float" office:value="1565.9103" calcext:value-type="float">
            <text:p>1565.9103</text:p>
          </table:table-cell>
        </table:table-row>
        <table:table-row table:style-name="ro1">
          <table:table-cell office:value-type="string" calcext:value-type="string">
            <text:p>Min 152</text:p>
          </table:table-cell>
          <table:table-cell office:value-type="float" office:value="3718.9956" calcext:value-type="float">
            <text:p>3718.9956</text:p>
          </table:table-cell>
          <table:table-cell office:value-type="float" office:value="1570.2511" calcext:value-type="float">
            <text:p>1570.2511</text:p>
          </table:table-cell>
        </table:table-row>
        <table:table-row table:style-name="ro1">
          <table:table-cell office:value-type="string" calcext:value-type="string">
            <text:p>Min 153</text:p>
          </table:table-cell>
          <table:table-cell office:value-type="float" office:value="3701.8054" calcext:value-type="float">
            <text:p>3701.8054</text:p>
          </table:table-cell>
          <table:table-cell office:value-type="float" office:value="1574.5486" calcext:value-type="float">
            <text:p>1574.5486</text:p>
          </table:table-cell>
        </table:table-row>
        <table:table-row table:style-name="ro1">
          <table:table-cell office:value-type="string" calcext:value-type="string">
            <text:p>Min 154</text:p>
          </table:table-cell>
          <table:table-cell office:value-type="float" office:value="3684.7876" calcext:value-type="float">
            <text:p>3684.7876</text:p>
          </table:table-cell>
          <table:table-cell office:value-type="float" office:value="1578.8031" calcext:value-type="float">
            <text:p>1578.8031</text:p>
          </table:table-cell>
        </table:table-row>
        <table:table-row table:style-name="ro1">
          <table:table-cell office:value-type="string" calcext:value-type="string">
            <text:p>Min 155</text:p>
          </table:table-cell>
          <table:table-cell office:value-type="float" office:value="3667.9395" calcext:value-type="float">
            <text:p>3667.9395</text:p>
          </table:table-cell>
          <table:table-cell office:value-type="float" office:value="1583.0151" calcext:value-type="float">
            <text:p>1583.0151</text:p>
          </table:table-cell>
        </table:table-row>
        <table:table-row table:style-name="ro1">
          <table:table-cell office:value-type="string" calcext:value-type="string">
            <text:p>Min 156</text:p>
          </table:table-cell>
          <table:table-cell office:value-type="float" office:value="3651.26" calcext:value-type="float">
            <text:p>3651.26</text:p>
          </table:table-cell>
          <table:table-cell office:value-type="float" office:value="1587.185" calcext:value-type="float">
            <text:p>1587.185</text:p>
          </table:table-cell>
        </table:table-row>
        <table:table-row table:style-name="ro1">
          <table:table-cell office:value-type="string" calcext:value-type="string">
            <text:p>Min 157</text:p>
          </table:table-cell>
          <table:table-cell office:value-type="float" office:value="3634.7476" calcext:value-type="float">
            <text:p>3634.7476</text:p>
          </table:table-cell>
          <table:table-cell office:value-type="float" office:value="1591.3131" calcext:value-type="float">
            <text:p>1591.3131</text:p>
          </table:table-cell>
        </table:table-row>
        <table:table-row table:style-name="ro1">
          <table:table-cell office:value-type="string" calcext:value-type="string">
            <text:p>Min 158</text:p>
          </table:table-cell>
          <table:table-cell office:value-type="float" office:value="3618.4" calcext:value-type="float">
            <text:p>3618.4</text:p>
          </table:table-cell>
          <table:table-cell office:value-type="float" office:value="1595.4" calcext:value-type="float">
            <text:p>1595.4</text:p>
          </table:table-cell>
        </table:table-row>
        <table:table-row table:style-name="ro1">
          <table:table-cell office:value-type="string" calcext:value-type="string">
            <text:p>Min 159</text:p>
          </table:table-cell>
          <table:table-cell office:value-type="float" office:value="3602.216" calcext:value-type="float">
            <text:p>3602.216</text:p>
          </table:table-cell>
          <table:table-cell office:value-type="float" office:value="1599.446" calcext:value-type="float">
            <text:p>1599.446</text:p>
          </table:table-cell>
        </table:table-row>
        <table:table-row table:style-name="ro1">
          <table:table-cell office:value-type="string" calcext:value-type="string">
            <text:p>Min 160</text:p>
          </table:table-cell>
          <table:table-cell office:value-type="float" office:value="3586.1938" calcext:value-type="float">
            <text:p>3586.1938</text:p>
          </table:table-cell>
          <table:table-cell office:value-type="float" office:value="1603.4515" calcext:value-type="float">
            <text:p>1603.4515</text:p>
          </table:table-cell>
        </table:table-row>
        <table:table-row table:style-name="ro1">
          <table:table-cell office:value-type="string" calcext:value-type="string">
            <text:p>Min 161</text:p>
          </table:table-cell>
          <table:table-cell office:value-type="float" office:value="3570.3318" calcext:value-type="float">
            <text:p>3570.3318</text:p>
          </table:table-cell>
          <table:table-cell office:value-type="float" office:value="1607.417" calcext:value-type="float">
            <text:p>1607.417</text:p>
          </table:table-cell>
        </table:table-row>
        <table:table-row table:style-name="ro1">
          <table:table-cell office:value-type="string" calcext:value-type="string">
            <text:p>Min 162</text:p>
          </table:table-cell>
          <table:table-cell office:value-type="float" office:value="3554.6284" calcext:value-type="float">
            <text:p>3554.6284</text:p>
          </table:table-cell>
          <table:table-cell office:value-type="float" office:value="1611.3429" calcext:value-type="float">
            <text:p>1611.3429</text:p>
          </table:table-cell>
        </table:table-row>
        <table:table-row table:style-name="ro1">
          <table:table-cell office:value-type="string" calcext:value-type="string">
            <text:p>Min 163</text:p>
          </table:table-cell>
          <table:table-cell office:value-type="float" office:value="3539.0823" calcext:value-type="float">
            <text:p>3539.0823</text:p>
          </table:table-cell>
          <table:table-cell office:value-type="float" office:value="1615.2295" calcext:value-type="float">
            <text:p>1615.2295</text:p>
          </table:table-cell>
        </table:table-row>
        <table:table-row table:style-name="ro1">
          <table:table-cell office:value-type="string" calcext:value-type="string">
            <text:p>Min 164</text:p>
          </table:table-cell>
          <table:table-cell office:value-type="float" office:value="3523.6914" calcext:value-type="float">
            <text:p>3523.6914</text:p>
          </table:table-cell>
          <table:table-cell office:value-type="float" office:value="1619.0773" calcext:value-type="float">
            <text:p>1619.0773</text:p>
          </table:table-cell>
        </table:table-row>
        <table:table-row table:style-name="ro1">
          <table:table-cell office:value-type="string" calcext:value-type="string">
            <text:p>Min 165</text:p>
          </table:table-cell>
          <table:table-cell office:value-type="float" office:value="3508.4546" calcext:value-type="float">
            <text:p>3508.4546</text:p>
          </table:table-cell>
          <table:table-cell office:value-type="float" office:value="1622.8865" calcext:value-type="float">
            <text:p>1622.8865</text:p>
          </table:table-cell>
        </table:table-row>
        <table:table-row table:style-name="ro1">
          <table:table-cell office:value-type="string" calcext:value-type="string">
            <text:p>Min 166</text:p>
          </table:table-cell>
          <table:table-cell office:value-type="float" office:value="3493.37" calcext:value-type="float">
            <text:p>3493.37</text:p>
          </table:table-cell>
          <table:table-cell office:value-type="float" office:value="1626.6576" calcext:value-type="float">
            <text:p>1626.6576</text:p>
          </table:table-cell>
        </table:table-row>
        <table:table-row table:style-name="ro1">
          <table:table-cell office:value-type="string" calcext:value-type="string">
            <text:p>Min 167</text:p>
          </table:table-cell>
          <table:table-cell office:value-type="float" office:value="3478.4363" calcext:value-type="float">
            <text:p>3478.4363</text:p>
          </table:table-cell>
          <table:table-cell office:value-type="float" office:value="1630.391" calcext:value-type="float">
            <text:p>1630.391</text:p>
          </table:table-cell>
        </table:table-row>
        <table:table-row table:style-name="ro1">
          <table:table-cell office:value-type="string" calcext:value-type="string">
            <text:p>Min 168</text:p>
          </table:table-cell>
          <table:table-cell office:value-type="float" office:value="3463.652" calcext:value-type="float">
            <text:p>3463.652</text:p>
          </table:table-cell>
          <table:table-cell office:value-type="float" office:value="1634.0872" calcext:value-type="float">
            <text:p>1634.0872</text:p>
          </table:table-cell>
        </table:table-row>
        <table:table-row table:style-name="ro1">
          <table:table-cell office:value-type="string" calcext:value-type="string">
            <text:p>Min 169</text:p>
          </table:table-cell>
          <table:table-cell office:value-type="float" office:value="3449.0154" calcext:value-type="float">
            <text:p>3449.0154</text:p>
          </table:table-cell>
          <table:table-cell office:value-type="float" office:value="1637.7462" calcext:value-type="float">
            <text:p>1637.7462</text:p>
          </table:table-cell>
        </table:table-row>
        <table:table-row table:style-name="ro1">
          <table:table-cell office:value-type="string" calcext:value-type="string">
            <text:p>Min 170</text:p>
          </table:table-cell>
          <table:table-cell office:value-type="float" office:value="3434.5251" calcext:value-type="float">
            <text:p>3434.5251</text:p>
          </table:table-cell>
          <table:table-cell office:value-type="float" office:value="1641.3688" calcext:value-type="float">
            <text:p>1641.3688</text:p>
          </table:table-cell>
        </table:table-row>
        <table:table-row table:style-name="ro1">
          <table:table-cell office:value-type="string" calcext:value-type="string">
            <text:p>Min 171</text:p>
          </table:table-cell>
          <table:table-cell office:value-type="float" office:value="3420.18" calcext:value-type="float">
            <text:p>3420.18</text:p>
          </table:table-cell>
          <table:table-cell office:value-type="float" office:value="1644.9551" calcext:value-type="float">
            <text:p>1644.9551</text:p>
          </table:table-cell>
        </table:table-row>
        <table:table-row table:style-name="ro1">
          <table:table-cell office:value-type="string" calcext:value-type="string">
            <text:p>Min 172</text:p>
          </table:table-cell>
          <table:table-cell office:value-type="float" office:value="3405.9783" calcext:value-type="float">
            <text:p>3405.9783</text:p>
          </table:table-cell>
          <table:table-cell office:value-type="float" office:value="1648.5056" calcext:value-type="float">
            <text:p>1648.5056</text:p>
          </table:table-cell>
        </table:table-row>
        <table:table-row table:style-name="ro1">
          <table:table-cell office:value-type="string" calcext:value-type="string">
            <text:p>Min 173</text:p>
          </table:table-cell>
          <table:table-cell office:value-type="float" office:value="3391.9185" calcext:value-type="float">
            <text:p>3391.9185</text:p>
          </table:table-cell>
          <table:table-cell office:value-type="float" office:value="1652.0206" calcext:value-type="float">
            <text:p>1652.0206</text:p>
          </table:table-cell>
        </table:table-row>
        <table:table-row table:style-name="ro1">
          <table:table-cell office:value-type="string" calcext:value-type="string">
            <text:p>Min 174</text:p>
          </table:table-cell>
          <table:table-cell office:value-type="float" office:value="3377.9993" calcext:value-type="float">
            <text:p>3377.9993</text:p>
          </table:table-cell>
          <table:table-cell office:value-type="float" office:value="1655.5004" calcext:value-type="float">
            <text:p>1655.5004</text:p>
          </table:table-cell>
        </table:table-row>
        <table:table-row table:style-name="ro1">
          <table:table-cell office:value-type="string" calcext:value-type="string">
            <text:p>Min 175</text:p>
          </table:table-cell>
          <table:table-cell office:value-type="float" office:value="3364.2192" calcext:value-type="float">
            <text:p>3364.2192</text:p>
          </table:table-cell>
          <table:table-cell office:value-type="float" office:value="1658.9454" calcext:value-type="float">
            <text:p>1658.9454</text:p>
          </table:table-cell>
        </table:table-row>
        <table:table-row table:style-name="ro1">
          <table:table-cell office:value-type="string" calcext:value-type="string">
            <text:p>Min 176</text:p>
          </table:table-cell>
          <table:table-cell office:value-type="float" office:value="3350.577" calcext:value-type="float">
            <text:p>3350.577</text:p>
          </table:table-cell>
          <table:table-cell office:value-type="float" office:value="1662.3558" calcext:value-type="float">
            <text:p>1662.3558</text:p>
          </table:table-cell>
        </table:table-row>
        <table:table-row table:style-name="ro1">
          <table:table-cell office:value-type="string" calcext:value-type="string">
            <text:p>Min 177</text:p>
          </table:table-cell>
          <table:table-cell office:value-type="float" office:value="3337.0713" calcext:value-type="float">
            <text:p>3337.0713</text:p>
          </table:table-cell>
          <table:table-cell office:value-type="float" office:value="1665.7324" calcext:value-type="float">
            <text:p>1665.7324</text:p>
          </table:table-cell>
        </table:table-row>
        <table:table-row table:style-name="ro1">
          <table:table-cell office:value-type="string" calcext:value-type="string">
            <text:p>Min 178</text:p>
          </table:table-cell>
          <table:table-cell office:value-type="float" office:value="3323.7004" calcext:value-type="float">
            <text:p>3323.7004</text:p>
          </table:table-cell>
          <table:table-cell office:value-type="float" office:value="1669.075" calcext:value-type="float">
            <text:p>1669.075</text:p>
          </table:table-cell>
        </table:table-row>
        <table:table-row table:style-name="ro1">
          <table:table-cell office:value-type="string" calcext:value-type="string">
            <text:p>Min 179</text:p>
          </table:table-cell>
          <table:table-cell office:value-type="float" office:value="3310.4634" calcext:value-type="float">
            <text:p>3310.4634</text:p>
          </table:table-cell>
          <table:table-cell office:value-type="float" office:value="1672.3843" calcext:value-type="float">
            <text:p>1672.3843</text:p>
          </table:table-cell>
        </table:table-row>
        <table:table-row table:style-name="ro1">
          <table:table-cell office:value-type="string" calcext:value-type="string">
            <text:p>Min 180</text:p>
          </table:table-cell>
          <table:table-cell office:value-type="float" office:value="3297.3586" calcext:value-type="float">
            <text:p>3297.3586</text:p>
          </table:table-cell>
          <table:table-cell office:value-type="float" office:value="1675.6604" calcext:value-type="float">
            <text:p>1675.6604</text:p>
          </table:table-cell>
        </table:table-row>
        <table:table-row table:style-name="ro1">
          <table:table-cell office:value-type="string" calcext:value-type="string">
            <text:p>Min 181</text:p>
          </table:table-cell>
          <table:table-cell office:value-type="float" office:value="3284.3853" calcext:value-type="float">
            <text:p>3284.3853</text:p>
          </table:table-cell>
          <table:table-cell office:value-type="float" office:value="1678.9038" calcext:value-type="float">
            <text:p>1678.9038</text:p>
          </table:table-cell>
        </table:table-row>
        <table:table-row table:style-name="ro1">
          <table:table-cell office:value-type="string" calcext:value-type="string">
            <text:p>Min 182</text:p>
          </table:table-cell>
          <table:table-cell office:value-type="float" office:value="3271.5415" calcext:value-type="float">
            <text:p>3271.5415</text:p>
          </table:table-cell>
          <table:table-cell office:value-type="float" office:value="1682.1147" calcext:value-type="float">
            <text:p>1682.1147</text:p>
          </table:table-cell>
        </table:table-row>
        <table:table-row table:style-name="ro1">
          <table:table-cell office:value-type="string" calcext:value-type="string">
            <text:p>Min 183</text:p>
          </table:table-cell>
          <table:table-cell office:value-type="float" office:value="3258.826" calcext:value-type="float">
            <text:p>3258.826</text:p>
          </table:table-cell>
          <table:table-cell office:value-type="float" office:value="1685.2936" calcext:value-type="float">
            <text:p>1685.2936</text:p>
          </table:table-cell>
        </table:table-row>
        <table:table-row table:style-name="ro1">
          <table:table-cell office:value-type="string" calcext:value-type="string">
            <text:p>Min 184</text:p>
          </table:table-cell>
          <table:table-cell office:value-type="float" office:value="3246.2378" calcext:value-type="float">
            <text:p>3246.2378</text:p>
          </table:table-cell>
          <table:table-cell office:value-type="float" office:value="1688.4408" calcext:value-type="float">
            <text:p>1688.4408</text:p>
          </table:table-cell>
        </table:table-row>
        <table:table-row table:style-name="ro1">
          <table:table-cell office:value-type="string" calcext:value-type="string">
            <text:p>Min 185</text:p>
          </table:table-cell>
          <table:table-cell office:value-type="float" office:value="3233.7751" calcext:value-type="float">
            <text:p>3233.7751</text:p>
          </table:table-cell>
          <table:table-cell office:value-type="float" office:value="1691.5564" calcext:value-type="float">
            <text:p>1691.5564</text:p>
          </table:table-cell>
        </table:table-row>
        <table:table-row table:style-name="ro1">
          <table:table-cell office:value-type="string" calcext:value-type="string">
            <text:p>Min 186</text:p>
          </table:table-cell>
          <table:table-cell office:value-type="float" office:value="3221.4375" calcext:value-type="float">
            <text:p>3221.4375</text:p>
          </table:table-cell>
          <table:table-cell office:value-type="float" office:value="1694.6407" calcext:value-type="float">
            <text:p>1694.6407</text:p>
          </table:table-cell>
        </table:table-row>
        <table:table-row table:style-name="ro1">
          <table:table-cell office:value-type="string" calcext:value-type="string">
            <text:p>Min 187</text:p>
          </table:table-cell>
          <table:table-cell office:value-type="float" office:value="3209.2231" calcext:value-type="float">
            <text:p>3209.2231</text:p>
          </table:table-cell>
          <table:table-cell office:value-type="float" office:value="1697.6943" calcext:value-type="float">
            <text:p>1697.6943</text:p>
          </table:table-cell>
        </table:table-row>
        <table:table-row table:style-name="ro1">
          <table:table-cell office:value-type="string" calcext:value-type="string">
            <text:p>Min 188</text:p>
          </table:table-cell>
          <table:table-cell office:value-type="float" office:value="3197.131" calcext:value-type="float">
            <text:p>3197.131</text:p>
          </table:table-cell>
          <table:table-cell office:value-type="float" office:value="1700.7174" calcext:value-type="float">
            <text:p>1700.7174</text:p>
          </table:table-cell>
        </table:table-row>
        <table:table-row table:style-name="ro1">
          <table:table-cell office:value-type="string" calcext:value-type="string">
            <text:p>Min 189</text:p>
          </table:table-cell>
          <table:table-cell office:value-type="float" office:value="3185.1597" calcext:value-type="float">
            <text:p>3185.1597</text:p>
          </table:table-cell>
          <table:table-cell office:value-type="float" office:value="1703.7102" calcext:value-type="float">
            <text:p>1703.7102</text:p>
          </table:table-cell>
        </table:table-row>
        <table:table-row table:style-name="ro1">
          <table:table-cell office:value-type="string" calcext:value-type="string">
            <text:p>Min 190</text:p>
          </table:table-cell>
          <table:table-cell office:value-type="float" office:value="3173.3083" calcext:value-type="float">
            <text:p>3173.3083</text:p>
          </table:table-cell>
          <table:table-cell office:value-type="float" office:value="1706.6731" calcext:value-type="float">
            <text:p>1706.6731</text:p>
          </table:table-cell>
        </table:table-row>
        <table:table-row table:style-name="ro1">
          <table:table-cell office:value-type="string" calcext:value-type="string">
            <text:p>Min 191</text:p>
          </table:table-cell>
          <table:table-cell office:value-type="float" office:value="3161.5752" calcext:value-type="float">
            <text:p>3161.5752</text:p>
          </table:table-cell>
          <table:table-cell office:value-type="float" office:value="1709.6063" calcext:value-type="float">
            <text:p>1709.6063</text:p>
          </table:table-cell>
        </table:table-row>
        <table:table-row table:style-name="ro1">
          <table:table-cell office:value-type="string" calcext:value-type="string">
            <text:p>Min 192</text:p>
          </table:table-cell>
          <table:table-cell office:value-type="float" office:value="3149.9595" calcext:value-type="float">
            <text:p>3149.9595</text:p>
          </table:table-cell>
          <table:table-cell office:value-type="float" office:value="1712.5104" calcext:value-type="float">
            <text:p>1712.5104</text:p>
          </table:table-cell>
        </table:table-row>
        <table:table-row table:style-name="ro1">
          <table:table-cell office:value-type="string" calcext:value-type="string">
            <text:p>Min 193</text:p>
          </table:table-cell>
          <table:table-cell office:value-type="float" office:value="3138.46" calcext:value-type="float">
            <text:p>3138.46</text:p>
          </table:table-cell>
          <table:table-cell office:value-type="float" office:value="1715.3853" calcext:value-type="float">
            <text:p>1715.3853</text:p>
          </table:table-cell>
        </table:table-row>
        <table:table-row table:style-name="ro1">
          <table:table-cell office:value-type="string" calcext:value-type="string">
            <text:p>Min 194</text:p>
          </table:table-cell>
          <table:table-cell office:value-type="float" office:value="3127.0754" calcext:value-type="float">
            <text:p>3127.0754</text:p>
          </table:table-cell>
          <table:table-cell office:value-type="float" office:value="1718.2313" calcext:value-type="float">
            <text:p>1718.2313</text:p>
          </table:table-cell>
        </table:table-row>
        <table:table-row table:style-name="ro1">
          <table:table-cell office:value-type="string" calcext:value-type="string">
            <text:p>Min 195</text:p>
          </table:table-cell>
          <table:table-cell office:value-type="float" office:value="3115.8047" calcext:value-type="float">
            <text:p>3115.8047</text:p>
          </table:table-cell>
          <table:table-cell office:value-type="float" office:value="1721.0491" calcext:value-type="float">
            <text:p>1721.0491</text:p>
          </table:table-cell>
        </table:table-row>
        <table:table-row table:style-name="ro1">
          <table:table-cell office:value-type="string" calcext:value-type="string">
            <text:p>Min 196</text:p>
          </table:table-cell>
          <table:table-cell office:value-type="float" office:value="3104.6467" calcext:value-type="float">
            <text:p>3104.6467</text:p>
          </table:table-cell>
          <table:table-cell office:value-type="float" office:value="1723.8386" calcext:value-type="float">
            <text:p>1723.8386</text:p>
          </table:table-cell>
        </table:table-row>
        <table:table-row table:style-name="ro1">
          <table:table-cell office:value-type="string" calcext:value-type="string">
            <text:p>Min 197</text:p>
          </table:table-cell>
          <table:table-cell office:value-type="float" office:value="3093.6003" calcext:value-type="float">
            <text:p>3093.6003</text:p>
          </table:table-cell>
          <table:table-cell office:value-type="float" office:value="1726.6002" calcext:value-type="float">
            <text:p>1726.6002</text:p>
          </table:table-cell>
        </table:table-row>
        <table:table-row table:style-name="ro1">
          <table:table-cell office:value-type="string" calcext:value-type="string">
            <text:p>Min 198</text:p>
          </table:table-cell>
          <table:table-cell office:value-type="float" office:value="3082.6643" calcext:value-type="float">
            <text:p>3082.6643</text:p>
          </table:table-cell>
          <table:table-cell office:value-type="float" office:value="1729.3342" calcext:value-type="float">
            <text:p>1729.3342</text:p>
          </table:table-cell>
        </table:table-row>
        <table:table-row table:style-name="ro1">
          <table:table-cell office:value-type="string" calcext:value-type="string">
            <text:p>Min 199</text:p>
          </table:table-cell>
          <table:table-cell office:value-type="float" office:value="3071.8374" calcext:value-type="float">
            <text:p>3071.8374</text:p>
          </table:table-cell>
          <table:table-cell office:value-type="float" office:value="1732.0409" calcext:value-type="float">
            <text:p>1732.0409</text:p>
          </table:table-cell>
        </table:table-row>
        <table:table-row table:style-name="ro1">
          <table:table-cell office:value-type="string" calcext:value-type="string">
            <text:p>Min 200</text:p>
          </table:table-cell>
          <table:table-cell office:value-type="float" office:value="3061.1191" calcext:value-type="float">
            <text:p>3061.1191</text:p>
          </table:table-cell>
          <table:table-cell office:value-type="float" office:value="1734.7205" calcext:value-type="float">
            <text:p>1734.7205</text:p>
          </table:table-cell>
        </table:table-row>
        <table:table-row table:style-name="ro1">
          <table:table-cell office:value-type="string" calcext:value-type="string">
            <text:p>Min 201</text:p>
          </table:table-cell>
          <table:table-cell office:value-type="float" office:value="3050.508" calcext:value-type="float">
            <text:p>3050.508</text:p>
          </table:table-cell>
          <table:table-cell office:value-type="float" office:value="1737.3733" calcext:value-type="float">
            <text:p>1737.3733</text:p>
          </table:table-cell>
        </table:table-row>
        <table:table-row table:style-name="ro1">
          <table:table-cell office:value-type="string" calcext:value-type="string">
            <text:p>Min 202</text:p>
          </table:table-cell>
          <table:table-cell office:value-type="float" office:value="3040.003" calcext:value-type="float">
            <text:p>3040.003</text:p>
          </table:table-cell>
          <table:table-cell office:value-type="float" office:value="1739.9995" calcext:value-type="float">
            <text:p>1739.9995</text:p>
          </table:table-cell>
        </table:table-row>
        <table:table-row table:style-name="ro1">
          <table:table-cell office:value-type="string" calcext:value-type="string">
            <text:p>Min 203</text:p>
          </table:table-cell>
          <table:table-cell office:value-type="float" office:value="3029.603" calcext:value-type="float">
            <text:p>3029.603</text:p>
          </table:table-cell>
          <table:table-cell office:value-type="float" office:value="1742.5995" calcext:value-type="float">
            <text:p>1742.5995</text:p>
          </table:table-cell>
        </table:table-row>
        <table:table-row table:style-name="ro1">
          <table:table-cell office:value-type="string" calcext:value-type="string">
            <text:p>Min 204</text:p>
          </table:table-cell>
          <table:table-cell office:value-type="float" office:value="3019.307" calcext:value-type="float">
            <text:p>3019.307</text:p>
          </table:table-cell>
          <table:table-cell office:value-type="float" office:value="1745.1735" calcext:value-type="float">
            <text:p>1745.1735</text:p>
          </table:table-cell>
        </table:table-row>
        <table:table-row table:style-name="ro1">
          <table:table-cell office:value-type="string" calcext:value-type="string">
            <text:p>Min 205</text:p>
          </table:table-cell>
          <table:table-cell office:value-type="float" office:value="3009.114" calcext:value-type="float">
            <text:p>3009.114</text:p>
          </table:table-cell>
          <table:table-cell office:value-type="float" office:value="1747.7218" calcext:value-type="float">
            <text:p>1747.7218</text:p>
          </table:table-cell>
        </table:table-row>
        <table:table-row table:style-name="ro1">
          <table:table-cell office:value-type="string" calcext:value-type="string">
            <text:p>Min 206</text:p>
          </table:table-cell>
          <table:table-cell office:value-type="float" office:value="2999.0227" calcext:value-type="float">
            <text:p>2999.0227</text:p>
          </table:table-cell>
          <table:table-cell office:value-type="float" office:value="1750.2445" calcext:value-type="float">
            <text:p>1750.2445</text:p>
          </table:table-cell>
        </table:table-row>
        <table:table-row table:style-name="ro1">
          <table:table-cell office:value-type="string" calcext:value-type="string">
            <text:p>Min 207</text:p>
          </table:table-cell>
          <table:table-cell office:value-type="float" office:value="2989.0325" calcext:value-type="float">
            <text:p>2989.0325</text:p>
          </table:table-cell>
          <table:table-cell office:value-type="float" office:value="1752.742" calcext:value-type="float">
            <text:p>1752.742</text:p>
          </table:table-cell>
        </table:table-row>
        <table:table-row table:style-name="ro1">
          <table:table-cell office:value-type="string" calcext:value-type="string">
            <text:p>Min 208</text:p>
          </table:table-cell>
          <table:table-cell office:value-type="float" office:value="2979.1423" calcext:value-type="float">
            <text:p>2979.1423</text:p>
          </table:table-cell>
          <table:table-cell office:value-type="float" office:value="1755.2146" calcext:value-type="float">
            <text:p>1755.2146</text:p>
          </table:table-cell>
        </table:table-row>
        <table:table-row table:style-name="ro1">
          <table:table-cell office:value-type="string" calcext:value-type="string">
            <text:p>Min 209</text:p>
          </table:table-cell>
          <table:table-cell office:value-type="float" office:value="2969.3508" calcext:value-type="float">
            <text:p>2969.3508</text:p>
          </table:table-cell>
          <table:table-cell office:value-type="float" office:value="1757.6625" calcext:value-type="float">
            <text:p>1757.6625</text:p>
          </table:table-cell>
        </table:table-row>
        <table:table-row table:style-name="ro1">
          <table:table-cell office:value-type="string" calcext:value-type="string">
            <text:p>Min 210</text:p>
          </table:table-cell>
          <table:table-cell office:value-type="float" office:value="2959.6572" calcext:value-type="float">
            <text:p>2959.6572</text:p>
          </table:table-cell>
          <table:table-cell office:value-type="float" office:value="1760.0858" calcext:value-type="float">
            <text:p>1760.0858</text:p>
          </table:table-cell>
        </table:table-row>
        <table:table-row table:style-name="ro1">
          <table:table-cell office:value-type="string" calcext:value-type="string">
            <text:p>Min 211</text:p>
          </table:table-cell>
          <table:table-cell office:value-type="float" office:value="2950.0608" calcext:value-type="float">
            <text:p>2950.0608</text:p>
          </table:table-cell>
          <table:table-cell office:value-type="float" office:value="1762.485" calcext:value-type="float">
            <text:p>1762.485</text:p>
          </table:table-cell>
        </table:table-row>
        <table:table-row table:style-name="ro1">
          <table:table-cell office:value-type="string" calcext:value-type="string">
            <text:p>Min 212</text:p>
          </table:table-cell>
          <table:table-cell office:value-type="float" office:value="2940.5603" calcext:value-type="float">
            <text:p>2940.5603</text:p>
          </table:table-cell>
          <table:table-cell office:value-type="float" office:value="1764.8601" calcext:value-type="float">
            <text:p>1764.8601</text:p>
          </table:table-cell>
        </table:table-row>
        <table:table-row table:style-name="ro1">
          <table:table-cell office:value-type="string" calcext:value-type="string">
            <text:p>Min 213</text:p>
          </table:table-cell>
          <table:table-cell office:value-type="float" office:value="2931.1548" calcext:value-type="float">
            <text:p>2931.1548</text:p>
          </table:table-cell>
          <table:table-cell office:value-type="float" office:value="1767.2115" calcext:value-type="float">
            <text:p>1767.2115</text:p>
          </table:table-cell>
        </table:table-row>
        <table:table-row table:style-name="ro1">
          <table:table-cell office:value-type="string" calcext:value-type="string">
            <text:p>Min 214</text:p>
          </table:table-cell>
          <table:table-cell office:value-type="float" office:value="2921.8433" calcext:value-type="float">
            <text:p>2921.8433</text:p>
          </table:table-cell>
          <table:table-cell office:value-type="float" office:value="1769.5394" calcext:value-type="float">
            <text:p>1769.5394</text:p>
          </table:table-cell>
        </table:table-row>
        <table:table-row table:style-name="ro1">
          <table:table-cell office:value-type="string" calcext:value-type="string">
            <text:p>Min 215</text:p>
          </table:table-cell>
          <table:table-cell office:value-type="float" office:value="2912.6248" calcext:value-type="float">
            <text:p>2912.6248</text:p>
          </table:table-cell>
          <table:table-cell office:value-type="float" office:value="1771.844" calcext:value-type="float">
            <text:p>1771.844</text:p>
          </table:table-cell>
        </table:table-row>
        <table:table-row table:style-name="ro1">
          <table:table-cell office:value-type="string" calcext:value-type="string">
            <text:p>Min 216</text:p>
          </table:table-cell>
          <table:table-cell office:value-type="float" office:value="2903.4985" calcext:value-type="float">
            <text:p>2903.4985</text:p>
          </table:table-cell>
          <table:table-cell office:value-type="float" office:value="1774.1255" calcext:value-type="float">
            <text:p>1774.1255</text:p>
          </table:table-cell>
        </table:table-row>
        <table:table-row table:style-name="ro1">
          <table:table-cell office:value-type="string" calcext:value-type="string">
            <text:p>Min 217</text:p>
          </table:table-cell>
          <table:table-cell office:value-type="float" office:value="2894.4634" calcext:value-type="float">
            <text:p>2894.4634</text:p>
          </table:table-cell>
          <table:table-cell office:value-type="float" office:value="1776.3843" calcext:value-type="float">
            <text:p>1776.3843</text:p>
          </table:table-cell>
        </table:table-row>
        <table:table-row table:style-name="ro1">
          <table:table-cell office:value-type="string" calcext:value-type="string">
            <text:p>Min 218</text:p>
          </table:table-cell>
          <table:table-cell office:value-type="float" office:value="2885.5188" calcext:value-type="float">
            <text:p>2885.5188</text:p>
          </table:table-cell>
          <table:table-cell office:value-type="float" office:value="1778.6204" calcext:value-type="float">
            <text:p>1778.6204</text:p>
          </table:table-cell>
        </table:table-row>
        <table:table-row table:style-name="ro1">
          <table:table-cell office:value-type="string" calcext:value-type="string">
            <text:p>Min 219</text:p>
          </table:table-cell>
          <table:table-cell office:value-type="float" office:value="2876.6636" calcext:value-type="float">
            <text:p>2876.6636</text:p>
          </table:table-cell>
          <table:table-cell office:value-type="float" office:value="1780.8341" calcext:value-type="float">
            <text:p>1780.8341</text:p>
          </table:table-cell>
        </table:table-row>
        <table:table-row table:style-name="ro1">
          <table:table-cell office:value-type="string" calcext:value-type="string">
            <text:p>Min 220</text:p>
          </table:table-cell>
          <table:table-cell office:value-type="float" office:value="2867.8967" calcext:value-type="float">
            <text:p>2867.8967</text:p>
          </table:table-cell>
          <table:table-cell office:value-type="float" office:value="1783.0258" calcext:value-type="float">
            <text:p>1783.0258</text:p>
          </table:table-cell>
        </table:table-row>
        <table:table-row table:style-name="ro1">
          <table:table-cell office:value-type="string" calcext:value-type="string">
            <text:p>Min 221</text:p>
          </table:table-cell>
          <table:table-cell office:value-type="float" office:value="2859.2178" calcext:value-type="float">
            <text:p>2859.2178</text:p>
          </table:table-cell>
          <table:table-cell office:value-type="float" office:value="1785.1956" calcext:value-type="float">
            <text:p>1785.1956</text:p>
          </table:table-cell>
        </table:table-row>
        <table:table-row table:style-name="ro1">
          <table:table-cell office:value-type="string" calcext:value-type="string">
            <text:p>Min 222</text:p>
          </table:table-cell>
          <table:table-cell office:value-type="float" office:value="2850.6255" calcext:value-type="float">
            <text:p>2850.6255</text:p>
          </table:table-cell>
          <table:table-cell office:value-type="float" office:value="1787.3435" calcext:value-type="float">
            <text:p>1787.3435</text:p>
          </table:table-cell>
        </table:table-row>
        <table:table-row table:style-name="ro1">
          <table:table-cell office:value-type="string" calcext:value-type="string">
            <text:p>Min 223</text:p>
          </table:table-cell>
          <table:table-cell office:value-type="float" office:value="2842.1191" calcext:value-type="float">
            <text:p>2842.1191</text:p>
          </table:table-cell>
          <table:table-cell office:value-type="float" office:value="1789.4701" calcext:value-type="float">
            <text:p>1789.4701</text:p>
          </table:table-cell>
        </table:table-row>
        <table:table-row table:style-name="ro1">
          <table:table-cell office:value-type="string" calcext:value-type="string">
            <text:p>Min 224</text:p>
          </table:table-cell>
          <table:table-cell office:value-type="float" office:value="2833.698" calcext:value-type="float">
            <text:p>2833.698</text:p>
          </table:table-cell>
          <table:table-cell office:value-type="float" office:value="1791.5753" calcext:value-type="float">
            <text:p>1791.5753</text:p>
          </table:table-cell>
        </table:table-row>
        <table:table-row table:style-name="ro1">
          <table:table-cell office:value-type="string" calcext:value-type="string">
            <text:p>Min 225</text:p>
          </table:table-cell>
          <table:table-cell office:value-type="float" office:value="2825.361" calcext:value-type="float">
            <text:p>2825.361</text:p>
          </table:table-cell>
          <table:table-cell office:value-type="float" office:value="1793.6597" calcext:value-type="float">
            <text:p>1793.6597</text:p>
          </table:table-cell>
        </table:table-row>
        <table:table-row table:style-name="ro1">
          <table:table-cell office:value-type="string" calcext:value-type="string">
            <text:p>Min 226</text:p>
          </table:table-cell>
          <table:table-cell office:value-type="float" office:value="2817.1074" calcext:value-type="float">
            <text:p>2817.1074</text:p>
          </table:table-cell>
          <table:table-cell office:value-type="float" office:value="1795.723" calcext:value-type="float">
            <text:p>1795.723</text:p>
          </table:table-cell>
        </table:table-row>
        <table:table-row table:style-name="ro1">
          <table:table-cell office:value-type="string" calcext:value-type="string">
            <text:p>Min 227</text:p>
          </table:table-cell>
          <table:table-cell office:value-type="float" office:value="2808.9365" calcext:value-type="float">
            <text:p>2808.9365</text:p>
          </table:table-cell>
          <table:table-cell office:value-type="float" office:value="1797.7657" calcext:value-type="float">
            <text:p>1797.7657</text:p>
          </table:table-cell>
        </table:table-row>
        <table:table-row table:style-name="ro1">
          <table:table-cell office:value-type="string" calcext:value-type="string">
            <text:p>Min 228</text:p>
          </table:table-cell>
          <table:table-cell office:value-type="float" office:value="2800.8472" calcext:value-type="float">
            <text:p>2800.8472</text:p>
          </table:table-cell>
          <table:table-cell office:value-type="float" office:value="1799.7881" calcext:value-type="float">
            <text:p>1799.7881</text:p>
          </table:table-cell>
        </table:table-row>
        <table:table-row table:style-name="ro1">
          <table:table-cell office:value-type="string" calcext:value-type="string">
            <text:p>Min 229</text:p>
          </table:table-cell>
          <table:table-cell office:value-type="float" office:value="2792.8389" calcext:value-type="float">
            <text:p>2792.8389</text:p>
          </table:table-cell>
          <table:table-cell office:value-type="float" office:value="1801.7903" calcext:value-type="float">
            <text:p>1801.7903</text:p>
          </table:table-cell>
        </table:table-row>
        <table:table-row table:style-name="ro1">
          <table:table-cell office:value-type="string" calcext:value-type="string">
            <text:p>Min 230</text:p>
          </table:table-cell>
          <table:table-cell office:value-type="float" office:value="2784.9102" calcext:value-type="float">
            <text:p>2784.9102</text:p>
          </table:table-cell>
          <table:table-cell office:value-type="float" office:value="1803.7723" calcext:value-type="float">
            <text:p>1803.7723</text:p>
          </table:table-cell>
        </table:table-row>
        <table:table-row table:style-name="ro1">
          <table:table-cell office:value-type="string" calcext:value-type="string">
            <text:p>Min 231</text:p>
          </table:table-cell>
          <table:table-cell office:value-type="float" office:value="2777.0613" calcext:value-type="float">
            <text:p>2777.0613</text:p>
          </table:table-cell>
          <table:table-cell office:value-type="float" office:value="1805.7346" calcext:value-type="float">
            <text:p>1805.7346</text:p>
          </table:table-cell>
        </table:table-row>
        <table:table-row table:style-name="ro1">
          <table:table-cell office:value-type="string" calcext:value-type="string">
            <text:p>Min 232</text:p>
          </table:table-cell>
          <table:table-cell office:value-type="float" office:value="2769.2908" calcext:value-type="float">
            <text:p>2769.2908</text:p>
          </table:table-cell>
          <table:table-cell office:value-type="float" office:value="1807.6772" calcext:value-type="float">
            <text:p>1807.6772</text:p>
          </table:table-cell>
        </table:table-row>
        <table:table-row table:style-name="ro1">
          <table:table-cell office:value-type="string" calcext:value-type="string">
            <text:p>Min 233</text:p>
          </table:table-cell>
          <table:table-cell office:value-type="float" office:value="2761.5977" calcext:value-type="float">
            <text:p>2761.5977</text:p>
          </table:table-cell>
          <table:table-cell office:value-type="float" office:value="1809.6005" calcext:value-type="float">
            <text:p>1809.6005</text:p>
          </table:table-cell>
        </table:table-row>
        <table:table-row table:style-name="ro1">
          <table:table-cell office:value-type="string" calcext:value-type="string">
            <text:p>Min 234</text:p>
          </table:table-cell>
          <table:table-cell office:value-type="float" office:value="2753.9817" calcext:value-type="float">
            <text:p>2753.9817</text:p>
          </table:table-cell>
          <table:table-cell office:value-type="float" office:value="1811.5045" calcext:value-type="float">
            <text:p>1811.5045</text:p>
          </table:table-cell>
        </table:table-row>
        <table:table-row table:style-name="ro1">
          <table:table-cell office:value-type="string" calcext:value-type="string">
            <text:p>Min 235</text:p>
          </table:table-cell>
          <table:table-cell office:value-type="float" office:value="2746.442" calcext:value-type="float">
            <text:p>2746.442</text:p>
          </table:table-cell>
          <table:table-cell office:value-type="float" office:value="1813.3895" calcext:value-type="float">
            <text:p>1813.3895</text:p>
          </table:table-cell>
        </table:table-row>
        <table:table-row table:style-name="ro1">
          <table:table-cell office:value-type="string" calcext:value-type="string">
            <text:p>Min 236</text:p>
          </table:table-cell>
          <table:table-cell office:value-type="float" office:value="2738.9775" calcext:value-type="float">
            <text:p>2738.9775</text:p>
          </table:table-cell>
          <table:table-cell office:value-type="float" office:value="1815.2556" calcext:value-type="float">
            <text:p>1815.2556</text:p>
          </table:table-cell>
        </table:table-row>
        <table:table-row table:style-name="ro1">
          <table:table-cell office:value-type="string" calcext:value-type="string">
            <text:p>Min 237</text:p>
          </table:table-cell>
          <table:table-cell office:value-type="float" office:value="2731.5876" calcext:value-type="float">
            <text:p>2731.5876</text:p>
          </table:table-cell>
          <table:table-cell office:value-type="float" office:value="1817.1031" calcext:value-type="float">
            <text:p>1817.1031</text:p>
          </table:table-cell>
        </table:table-row>
        <table:table-row table:style-name="ro1">
          <table:table-cell office:value-type="string" calcext:value-type="string">
            <text:p>Min 238</text:p>
          </table:table-cell>
          <table:table-cell office:value-type="float" office:value="2724.2717" calcext:value-type="float">
            <text:p>2724.2717</text:p>
          </table:table-cell>
          <table:table-cell office:value-type="float" office:value="1818.9321" calcext:value-type="float">
            <text:p>1818.9321</text:p>
          </table:table-cell>
        </table:table-row>
        <table:table-row table:style-name="ro1">
          <table:table-cell office:value-type="string" calcext:value-type="string">
            <text:p>Min 239</text:p>
          </table:table-cell>
          <table:table-cell office:value-type="float" office:value="2717.029" calcext:value-type="float">
            <text:p>2717.029</text:p>
          </table:table-cell>
          <table:table-cell office:value-type="float" office:value="1820.7428" calcext:value-type="float">
            <text:p>1820.7428</text:p>
          </table:table-cell>
        </table:table-row>
        <table:table-row table:style-name="ro1">
          <table:table-cell office:value-type="string" calcext:value-type="string">
            <text:p>Min 240</text:p>
          </table:table-cell>
          <table:table-cell office:value-type="float" office:value="2709.8586" calcext:value-type="float">
            <text:p>2709.8586</text:p>
          </table:table-cell>
          <table:table-cell office:value-type="float" office:value="1822.5354" calcext:value-type="float">
            <text:p>1822.5354</text:p>
          </table:table-cell>
        </table:table-row>
        <table:table-row table:style-name="ro1">
          <table:table-cell office:value-type="string" calcext:value-type="string">
            <text:p>Min 241</text:p>
          </table:table-cell>
          <table:table-cell office:value-type="float" office:value="2702.7603" calcext:value-type="float">
            <text:p>2702.7603</text:p>
          </table:table-cell>
          <table:table-cell office:value-type="float" office:value="1824.31" calcext:value-type="float">
            <text:p>1824.31</text:p>
          </table:table-cell>
        </table:table-row>
        <table:table-row table:style-name="ro1">
          <table:table-cell office:value-type="string" calcext:value-type="string">
            <text:p>Min 242</text:p>
          </table:table-cell>
          <table:table-cell office:value-type="float" office:value="2695.7327" calcext:value-type="float">
            <text:p>2695.7327</text:p>
          </table:table-cell>
          <table:table-cell office:value-type="float" office:value="1826.0669" calcext:value-type="float">
            <text:p>1826.0669</text:p>
          </table:table-cell>
        </table:table-row>
        <table:table-row table:style-name="ro1">
          <table:table-cell office:value-type="string" calcext:value-type="string">
            <text:p>Min 243</text:p>
          </table:table-cell>
          <table:table-cell office:value-type="float" office:value="2688.7754" calcext:value-type="float">
            <text:p>2688.7754</text:p>
          </table:table-cell>
          <table:table-cell office:value-type="float" office:value="1827.8063" calcext:value-type="float">
            <text:p>1827.8063</text:p>
          </table:table-cell>
        </table:table-row>
        <table:table-row table:style-name="ro1">
          <table:table-cell office:value-type="string" calcext:value-type="string">
            <text:p>Min 244</text:p>
          </table:table-cell>
          <table:table-cell office:value-type="float" office:value="2681.8877" calcext:value-type="float">
            <text:p>2681.8877</text:p>
          </table:table-cell>
          <table:table-cell office:value-type="float" office:value="1829.5282" calcext:value-type="float">
            <text:p>1829.5282</text:p>
          </table:table-cell>
        </table:table-row>
        <table:table-row table:style-name="ro1">
          <table:table-cell office:value-type="string" calcext:value-type="string">
            <text:p>Min 245</text:p>
          </table:table-cell>
          <table:table-cell office:value-type="float" office:value="2675.0688" calcext:value-type="float">
            <text:p>2675.0688</text:p>
          </table:table-cell>
          <table:table-cell office:value-type="float" office:value="1831.233" calcext:value-type="float">
            <text:p>1831.233</text:p>
          </table:table-cell>
        </table:table-row>
        <table:table-row table:style-name="ro1">
          <table:table-cell office:value-type="string" calcext:value-type="string">
            <text:p>Min 246</text:p>
          </table:table-cell>
          <table:table-cell office:value-type="float" office:value="2668.318" calcext:value-type="float">
            <text:p>2668.318</text:p>
          </table:table-cell>
          <table:table-cell office:value-type="float" office:value="1832.9207" calcext:value-type="float">
            <text:p>1832.9207</text:p>
          </table:table-cell>
        </table:table-row>
        <table:table-row table:style-name="ro1">
          <table:table-cell office:value-type="string" calcext:value-type="string">
            <text:p>Min 247</text:p>
          </table:table-cell>
          <table:table-cell office:value-type="float" office:value="2661.6348" calcext:value-type="float">
            <text:p>2661.6348</text:p>
          </table:table-cell>
          <table:table-cell office:value-type="float" office:value="1834.5914" calcext:value-type="float">
            <text:p>1834.5914</text:p>
          </table:table-cell>
        </table:table-row>
        <table:table-row table:style-name="ro1">
          <table:table-cell office:value-type="string" calcext:value-type="string">
            <text:p>Min 248</text:p>
          </table:table-cell>
          <table:table-cell office:value-type="float" office:value="2655.0186" calcext:value-type="float">
            <text:p>2655.0186</text:p>
          </table:table-cell>
          <table:table-cell office:value-type="float" office:value="1836.2455" calcext:value-type="float">
            <text:p>1836.2455</text:p>
          </table:table-cell>
        </table:table-row>
        <table:table-row table:style-name="ro1">
          <table:table-cell office:value-type="string" calcext:value-type="string">
            <text:p>Min 249</text:p>
          </table:table-cell>
          <table:table-cell office:value-type="float" office:value="2648.4683" calcext:value-type="float">
            <text:p>2648.4683</text:p>
          </table:table-cell>
          <table:table-cell office:value-type="float" office:value="1837.883" calcext:value-type="float">
            <text:p>1837.883</text:p>
          </table:table-cell>
        </table:table-row>
        <table:table-row table:style-name="ro1">
          <table:table-cell office:value-type="string" calcext:value-type="string">
            <text:p>Min 250</text:p>
          </table:table-cell>
          <table:table-cell office:value-type="float" office:value="2641.9834" calcext:value-type="float">
            <text:p>2641.9834</text:p>
          </table:table-cell>
          <table:table-cell office:value-type="float" office:value="1839.5042" calcext:value-type="float">
            <text:p>1839.5042</text:p>
          </table:table-cell>
        </table:table-row>
        <table:table-row table:style-name="ro1">
          <table:table-cell office:value-type="string" calcext:value-type="string">
            <text:p>Min 251</text:p>
          </table:table-cell>
          <table:table-cell office:value-type="float" office:value="2635.5637" calcext:value-type="float">
            <text:p>2635.5637</text:p>
          </table:table-cell>
          <table:table-cell office:value-type="float" office:value="1841.1091" calcext:value-type="float">
            <text:p>1841.1091</text:p>
          </table:table-cell>
        </table:table-row>
        <table:table-row table:style-name="ro1">
          <table:table-cell office:value-type="string" calcext:value-type="string">
            <text:p>Min 252</text:p>
          </table:table-cell>
          <table:table-cell office:value-type="float" office:value="2629.208" calcext:value-type="float">
            <text:p>2629.208</text:p>
          </table:table-cell>
          <table:table-cell office:value-type="float" office:value="1842.698" calcext:value-type="float">
            <text:p>1842.698</text:p>
          </table:table-cell>
        </table:table-row>
        <table:table-row table:style-name="ro1">
          <table:table-cell office:value-type="string" calcext:value-type="string">
            <text:p>Min 253</text:p>
          </table:table-cell>
          <table:table-cell office:value-type="float" office:value="2622.916" calcext:value-type="float">
            <text:p>2622.916</text:p>
          </table:table-cell>
          <table:table-cell office:value-type="float" office:value="1844.271" calcext:value-type="float">
            <text:p>1844.271</text:p>
          </table:table-cell>
        </table:table-row>
        <table:table-row table:style-name="ro1">
          <table:table-cell office:value-type="string" calcext:value-type="string">
            <text:p>Min 254</text:p>
          </table:table-cell>
          <table:table-cell office:value-type="float" office:value="2616.6868" calcext:value-type="float">
            <text:p>2616.6868</text:p>
          </table:table-cell>
          <table:table-cell office:value-type="float" office:value="1845.8282" calcext:value-type="float">
            <text:p>1845.8282</text:p>
          </table:table-cell>
        </table:table-row>
        <table:table-row table:style-name="ro1">
          <table:table-cell office:value-type="string" calcext:value-type="string">
            <text:p>Min 255</text:p>
          </table:table-cell>
          <table:table-cell office:value-type="float" office:value="2610.52" calcext:value-type="float">
            <text:p>2610.52</text:p>
          </table:table-cell>
          <table:table-cell office:value-type="float" office:value="1847.37" calcext:value-type="float">
            <text:p>1847.37</text:p>
          </table:table-cell>
        </table:table-row>
        <table:table-row table:style-name="ro1">
          <table:table-cell office:value-type="string" calcext:value-type="string">
            <text:p>Min 256</text:p>
          </table:table-cell>
          <table:table-cell office:value-type="float" office:value="2604.4148" calcext:value-type="float">
            <text:p>2604.4148</text:p>
          </table:table-cell>
          <table:table-cell office:value-type="float" office:value="1848.8962" calcext:value-type="float">
            <text:p>1848.8962</text:p>
          </table:table-cell>
        </table:table-row>
        <table:table-row table:style-name="ro1">
          <table:table-cell office:value-type="string" calcext:value-type="string">
            <text:p>Min 257</text:p>
          </table:table-cell>
          <table:table-cell office:value-type="float" office:value="2598.3706" calcext:value-type="float">
            <text:p>2598.3706</text:p>
          </table:table-cell>
          <table:table-cell office:value-type="float" office:value="1850.4072" calcext:value-type="float">
            <text:p>1850.4072</text:p>
          </table:table-cell>
        </table:table-row>
        <table:table-row table:style-name="ro1">
          <table:table-cell office:value-type="string" calcext:value-type="string">
            <text:p>Min 258</text:p>
          </table:table-cell>
          <table:table-cell office:value-type="float" office:value="2592.3867" calcext:value-type="float">
            <text:p>2592.3867</text:p>
          </table:table-cell>
          <table:table-cell office:value-type="float" office:value="1851.9031" calcext:value-type="float">
            <text:p>1851.9031</text:p>
          </table:table-cell>
        </table:table-row>
        <table:table-row table:style-name="ro1">
          <table:table-cell office:value-type="string" calcext:value-type="string">
            <text:p>Min 259</text:p>
          </table:table-cell>
          <table:table-cell office:value-type="float" office:value="2586.463" calcext:value-type="float">
            <text:p>2586.463</text:p>
          </table:table-cell>
          <table:table-cell office:value-type="float" office:value="1853.3842" calcext:value-type="float">
            <text:p>1853.3842</text:p>
          </table:table-cell>
        </table:table-row>
        <table:table-row table:style-name="ro1">
          <table:table-cell office:value-type="string" calcext:value-type="string">
            <text:p>Min 260</text:p>
          </table:table-cell>
          <table:table-cell office:value-type="float" office:value="2580.5981" calcext:value-type="float">
            <text:p>2580.5981</text:p>
          </table:table-cell>
          <table:table-cell office:value-type="float" office:value="1854.8502" calcext:value-type="float">
            <text:p>1854.8502</text:p>
          </table:table-cell>
        </table:table-row>
        <table:table-row table:style-name="ro1">
          <table:table-cell office:value-type="string" calcext:value-type="string">
            <text:p>Min 261</text:p>
          </table:table-cell>
          <table:table-cell office:value-type="float" office:value="2574.7922" calcext:value-type="float">
            <text:p>2574.7922</text:p>
          </table:table-cell>
          <table:table-cell office:value-type="float" office:value="1856.3018" calcext:value-type="float">
            <text:p>1856.3018</text:p>
          </table:table-cell>
        </table:table-row>
        <table:table-row table:style-name="ro1">
          <table:table-cell office:value-type="string" calcext:value-type="string">
            <text:p>Min 262</text:p>
          </table:table-cell>
          <table:table-cell office:value-type="float" office:value="2569.0442" calcext:value-type="float">
            <text:p>2569.0442</text:p>
          </table:table-cell>
          <table:table-cell office:value-type="float" office:value="1857.7388" calcext:value-type="float">
            <text:p>1857.7388</text:p>
          </table:table-cell>
        </table:table-row>
        <table:table-row table:style-name="ro1">
          <table:table-cell office:value-type="string" calcext:value-type="string">
            <text:p>Min 263</text:p>
          </table:table-cell>
          <table:table-cell office:value-type="float" office:value="2563.3538" calcext:value-type="float">
            <text:p>2563.3538</text:p>
          </table:table-cell>
          <table:table-cell office:value-type="float" office:value="1859.1614" calcext:value-type="float">
            <text:p>1859.1614</text:p>
          </table:table-cell>
        </table:table-row>
        <table:table-row table:style-name="ro1">
          <table:table-cell office:value-type="string" calcext:value-type="string">
            <text:p>Min 264</text:p>
          </table:table-cell>
          <table:table-cell office:value-type="float" office:value="2557.7202" calcext:value-type="float">
            <text:p>2557.7202</text:p>
          </table:table-cell>
          <table:table-cell office:value-type="float" office:value="1860.5697" calcext:value-type="float">
            <text:p>1860.5697</text:p>
          </table:table-cell>
        </table:table-row>
        <table:table-row table:style-name="ro1">
          <table:table-cell office:value-type="string" calcext:value-type="string">
            <text:p>Min 265</text:p>
          </table:table-cell>
          <table:table-cell office:value-type="float" office:value="2552.143" calcext:value-type="float">
            <text:p>2552.143</text:p>
          </table:table-cell>
          <table:table-cell office:value-type="float" office:value="1861.964" calcext:value-type="float">
            <text:p>1861.964</text:p>
          </table:table-cell>
        </table:table-row>
        <table:table-row table:style-name="ro1">
          <table:table-cell office:value-type="string" calcext:value-type="string">
            <text:p>Min 266</text:p>
          </table:table-cell>
          <table:table-cell office:value-type="float" office:value="2546.6216" calcext:value-type="float">
            <text:p>2546.6216</text:p>
          </table:table-cell>
          <table:table-cell office:value-type="float" office:value="1863.3444" calcext:value-type="float">
            <text:p>1863.3444</text:p>
          </table:table-cell>
        </table:table-row>
        <table:table-row table:style-name="ro1">
          <table:table-cell office:value-type="string" calcext:value-type="string">
            <text:p>Min 267</text:p>
          </table:table-cell>
          <table:table-cell office:value-type="float" office:value="2541.1553" calcext:value-type="float">
            <text:p>2541.1553</text:p>
          </table:table-cell>
          <table:table-cell office:value-type="float" office:value="1864.7108" calcext:value-type="float">
            <text:p>1864.7108</text:p>
          </table:table-cell>
        </table:table-row>
        <table:table-row table:style-name="ro1">
          <table:table-cell office:value-type="string" calcext:value-type="string">
            <text:p>Min 268</text:p>
          </table:table-cell>
          <table:table-cell office:value-type="float" office:value="2535.7437" calcext:value-type="float">
            <text:p>2535.7437</text:p>
          </table:table-cell>
          <table:table-cell office:value-type="float" office:value="1866.0637" calcext:value-type="float">
            <text:p>1866.0637</text:p>
          </table:table-cell>
        </table:table-row>
        <table:table-row table:style-name="ro1">
          <table:table-cell office:value-type="string" calcext:value-type="string">
            <text:p>Min 269</text:p>
          </table:table-cell>
          <table:table-cell office:value-type="float" office:value="2530.3862" calcext:value-type="float">
            <text:p>2530.3862</text:p>
          </table:table-cell>
          <table:table-cell office:value-type="float" office:value="1867.4031" calcext:value-type="float">
            <text:p>1867.4031</text:p>
          </table:table-cell>
        </table:table-row>
        <table:table-row table:style-name="ro1">
          <table:table-cell office:value-type="string" calcext:value-type="string">
            <text:p>Min 270</text:p>
          </table:table-cell>
          <table:table-cell office:value-type="float" office:value="2525.0825" calcext:value-type="float">
            <text:p>2525.0825</text:p>
          </table:table-cell>
          <table:table-cell office:value-type="float" office:value="1868.7291" calcext:value-type="float">
            <text:p>1868.7291</text:p>
          </table:table-cell>
        </table:table-row>
        <table:table-row table:style-name="ro1">
          <table:table-cell office:value-type="string" calcext:value-type="string">
            <text:p>Min 271</text:p>
          </table:table-cell>
          <table:table-cell office:value-type="float" office:value="2519.8318" calcext:value-type="float">
            <text:p>2519.8318</text:p>
          </table:table-cell>
          <table:table-cell office:value-type="float" office:value="1870.0419" calcext:value-type="float">
            <text:p>1870.0419</text:p>
          </table:table-cell>
        </table:table-row>
        <table:table-row table:style-name="ro1">
          <table:table-cell office:value-type="string" calcext:value-type="string">
            <text:p>Min 272</text:p>
          </table:table-cell>
          <table:table-cell office:value-type="float" office:value="2514.6335" calcext:value-type="float">
            <text:p>2514.6335</text:p>
          </table:table-cell>
          <table:table-cell office:value-type="float" office:value="1871.3416" calcext:value-type="float">
            <text:p>1871.3416</text:p>
          </table:table-cell>
        </table:table-row>
        <table:table-row table:style-name="ro1">
          <table:table-cell office:value-type="string" calcext:value-type="string">
            <text:p>Min 273</text:p>
          </table:table-cell>
          <table:table-cell office:value-type="float" office:value="2509.4873" calcext:value-type="float">
            <text:p>2509.4873</text:p>
          </table:table-cell>
          <table:table-cell office:value-type="float" office:value="1872.6282" calcext:value-type="float">
            <text:p>1872.6282</text:p>
          </table:table-cell>
        </table:table-row>
        <table:table-row table:style-name="ro1">
          <table:table-cell office:value-type="string" calcext:value-type="string">
            <text:p>Min 274</text:p>
          </table:table-cell>
          <table:table-cell office:value-type="float" office:value="2504.3926" calcext:value-type="float">
            <text:p>2504.3926</text:p>
          </table:table-cell>
          <table:table-cell office:value-type="float" office:value="1873.9019" calcext:value-type="float">
            <text:p>1873.9019</text:p>
          </table:table-cell>
        </table:table-row>
        <table:table-row table:style-name="ro1">
          <table:table-cell office:value-type="string" calcext:value-type="string">
            <text:p>Min 275</text:p>
          </table:table-cell>
          <table:table-cell office:value-type="float" office:value="2499.3484" calcext:value-type="float">
            <text:p>2499.3484</text:p>
          </table:table-cell>
          <table:table-cell office:value-type="float" office:value="1875.1628" calcext:value-type="float">
            <text:p>1875.1628</text:p>
          </table:table-cell>
        </table:table-row>
        <table:table-row table:style-name="ro1">
          <table:table-cell office:value-type="string" calcext:value-type="string">
            <text:p>Min 276</text:p>
          </table:table-cell>
          <table:table-cell office:value-type="float" office:value="2494.355" calcext:value-type="float">
            <text:p>2494.355</text:p>
          </table:table-cell>
          <table:table-cell office:value-type="float" office:value="1876.4113" calcext:value-type="float">
            <text:p>1876.4113</text:p>
          </table:table-cell>
        </table:table-row>
        <table:table-row table:style-name="ro1">
          <table:table-cell office:value-type="string" calcext:value-type="string">
            <text:p>Min 277</text:p>
          </table:table-cell>
          <table:table-cell office:value-type="float" office:value="2489.4116" calcext:value-type="float">
            <text:p>2489.4116</text:p>
          </table:table-cell>
          <table:table-cell office:value-type="float" office:value="1877.6471" calcext:value-type="float">
            <text:p>1877.6471</text:p>
          </table:table-cell>
        </table:table-row>
        <table:table-row table:style-name="ro1">
          <table:table-cell office:value-type="string" calcext:value-type="string">
            <text:p>Min 278</text:p>
          </table:table-cell>
          <table:table-cell office:value-type="float" office:value="2484.5176" calcext:value-type="float">
            <text:p>2484.5176</text:p>
          </table:table-cell>
          <table:table-cell office:value-type="float" office:value="1878.8706" calcext:value-type="float">
            <text:p>1878.8706</text:p>
          </table:table-cell>
        </table:table-row>
        <table:table-row table:style-name="ro1">
          <table:table-cell office:value-type="string" calcext:value-type="string">
            <text:p>Min 279</text:p>
          </table:table-cell>
          <table:table-cell office:value-type="float" office:value="2479.6724" calcext:value-type="float">
            <text:p>2479.6724</text:p>
          </table:table-cell>
          <table:table-cell office:value-type="float" office:value="1880.0819" calcext:value-type="float">
            <text:p>1880.0819</text:p>
          </table:table-cell>
        </table:table-row>
        <table:table-row table:style-name="ro1">
          <table:table-cell office:value-type="string" calcext:value-type="string">
            <text:p>Min 280</text:p>
          </table:table-cell>
          <table:table-cell office:value-type="float" office:value="2474.8755" calcext:value-type="float">
            <text:p>2474.8755</text:p>
          </table:table-cell>
          <table:table-cell office:value-type="float" office:value="1881.281" calcext:value-type="float">
            <text:p>1881.281</text:p>
          </table:table-cell>
        </table:table-row>
        <table:table-row table:style-name="ro1">
          <table:table-cell office:value-type="string" calcext:value-type="string">
            <text:p>Min 281</text:p>
          </table:table-cell>
          <table:table-cell office:value-type="float" office:value="2470.1267" calcext:value-type="float">
            <text:p>2470.1267</text:p>
          </table:table-cell>
          <table:table-cell office:value-type="float" office:value="1882.4683" calcext:value-type="float">
            <text:p>1882.4683</text:p>
          </table:table-cell>
        </table:table-row>
        <table:table-row table:style-name="ro1">
          <table:table-cell office:value-type="string" calcext:value-type="string">
            <text:p>Min 282</text:p>
          </table:table-cell>
          <table:table-cell office:value-type="float" office:value="2465.4255" calcext:value-type="float">
            <text:p>2465.4255</text:p>
          </table:table-cell>
          <table:table-cell office:value-type="float" office:value="1883.6437" calcext:value-type="float">
            <text:p>1883.6437</text:p>
          </table:table-cell>
        </table:table-row>
        <table:table-row table:style-name="ro1">
          <table:table-cell office:value-type="string" calcext:value-type="string">
            <text:p>Min 283</text:p>
          </table:table-cell>
          <table:table-cell office:value-type="float" office:value="2460.7712" calcext:value-type="float">
            <text:p>2460.7712</text:p>
          </table:table-cell>
          <table:table-cell office:value-type="float" office:value="1884.8073" calcext:value-type="float">
            <text:p>1884.8073</text:p>
          </table:table-cell>
        </table:table-row>
        <table:table-row table:style-name="ro1">
          <table:table-cell office:value-type="string" calcext:value-type="string">
            <text:p>Min 284</text:p>
          </table:table-cell>
          <table:table-cell office:value-type="float" office:value="2456.1636" calcext:value-type="float">
            <text:p>2456.1636</text:p>
          </table:table-cell>
          <table:table-cell office:value-type="float" office:value="1885.9591" calcext:value-type="float">
            <text:p>1885.9591</text:p>
          </table:table-cell>
        </table:table-row>
        <table:table-row table:style-name="ro1">
          <table:table-cell office:value-type="string" calcext:value-type="string">
            <text:p>Min 285</text:p>
          </table:table-cell>
          <table:table-cell office:value-type="float" office:value="2451.6018" calcext:value-type="float">
            <text:p>2451.6018</text:p>
          </table:table-cell>
          <table:table-cell office:value-type="float" office:value="1887.0995" calcext:value-type="float">
            <text:p>1887.0995</text:p>
          </table:table-cell>
        </table:table-row>
        <table:table-row table:style-name="ro1">
          <table:table-cell office:value-type="string" calcext:value-type="string">
            <text:p>Min 286</text:p>
          </table:table-cell>
          <table:table-cell office:value-type="float" office:value="2447.0857" calcext:value-type="float">
            <text:p>2447.0857</text:p>
          </table:table-cell>
          <table:table-cell office:value-type="float" office:value="1888.2285" calcext:value-type="float">
            <text:p>1888.2285</text:p>
          </table:table-cell>
        </table:table-row>
        <table:table-row table:style-name="ro1">
          <table:table-cell office:value-type="string" calcext:value-type="string">
            <text:p>Min 287</text:p>
          </table:table-cell>
          <table:table-cell office:value-type="float" office:value="2442.615" calcext:value-type="float">
            <text:p>2442.615</text:p>
          </table:table-cell>
          <table:table-cell office:value-type="float" office:value="1889.3462" calcext:value-type="float">
            <text:p>1889.3462</text:p>
          </table:table-cell>
        </table:table-row>
        <table:table-row table:style-name="ro1">
          <table:table-cell office:value-type="string" calcext:value-type="string">
            <text:p>Min 288</text:p>
          </table:table-cell>
          <table:table-cell office:value-type="float" office:value="2438.1887" calcext:value-type="float">
            <text:p>2438.1887</text:p>
          </table:table-cell>
          <table:table-cell office:value-type="float" office:value="1890.4528" calcext:value-type="float">
            <text:p>1890.4528</text:p>
          </table:table-cell>
        </table:table-row>
        <table:table-row table:style-name="ro1">
          <table:table-cell office:value-type="string" calcext:value-type="string">
            <text:p>Min 289</text:p>
          </table:table-cell>
          <table:table-cell office:value-type="float" office:value="2433.8066" calcext:value-type="float">
            <text:p>2433.8066</text:p>
          </table:table-cell>
          <table:table-cell office:value-type="float" office:value="1891.5482" calcext:value-type="float">
            <text:p>1891.5482</text:p>
          </table:table-cell>
        </table:table-row>
        <table:table-row table:style-name="ro1">
          <table:table-cell office:value-type="string" calcext:value-type="string">
            <text:p>Min 290</text:p>
          </table:table-cell>
          <table:table-cell office:value-type="float" office:value="2429.4688" calcext:value-type="float">
            <text:p>2429.4688</text:p>
          </table:table-cell>
          <table:table-cell office:value-type="float" office:value="1892.6327" calcext:value-type="float">
            <text:p>1892.6327</text:p>
          </table:table-cell>
        </table:table-row>
        <table:table-row table:style-name="ro1">
          <table:table-cell office:value-type="string" calcext:value-type="string">
            <text:p>Min 291</text:p>
          </table:table-cell>
          <table:table-cell office:value-type="float" office:value="2425.174" calcext:value-type="float">
            <text:p>2425.174</text:p>
          </table:table-cell>
          <table:table-cell office:value-type="float" office:value="1893.7064" calcext:value-type="float">
            <text:p>1893.7064</text:p>
          </table:table-cell>
        </table:table-row>
        <table:table-row table:style-name="ro1">
          <table:table-cell office:value-type="string" calcext:value-type="string">
            <text:p>Min 292</text:p>
          </table:table-cell>
          <table:table-cell office:value-type="float" office:value="2420.9224" calcext:value-type="float">
            <text:p>2420.9224</text:p>
          </table:table-cell>
          <table:table-cell office:value-type="float" office:value="1894.7693" calcext:value-type="float">
            <text:p>1894.7693</text:p>
          </table:table-cell>
        </table:table-row>
        <table:table-row table:style-name="ro1">
          <table:table-cell office:value-type="string" calcext:value-type="string">
            <text:p>Min 293</text:p>
          </table:table-cell>
          <table:table-cell office:value-type="float" office:value="2416.713" calcext:value-type="float">
            <text:p>2416.713</text:p>
          </table:table-cell>
          <table:table-cell office:value-type="float" office:value="1895.8215" calcext:value-type="float">
            <text:p>1895.8215</text:p>
          </table:table-cell>
        </table:table-row>
        <table:table-row table:style-name="ro1">
          <table:table-cell office:value-type="string" calcext:value-type="string">
            <text:p>Min 294</text:p>
          </table:table-cell>
          <table:table-cell office:value-type="float" office:value="2412.5457" calcext:value-type="float">
            <text:p>2412.5457</text:p>
          </table:table-cell>
          <table:table-cell office:value-type="float" office:value="1896.8633" calcext:value-type="float">
            <text:p>1896.8633</text:p>
          </table:table-cell>
        </table:table-row>
        <table:table-row table:style-name="ro1">
          <table:table-cell office:value-type="string" calcext:value-type="string">
            <text:p>Min 295</text:p>
          </table:table-cell>
          <table:table-cell office:value-type="float" office:value="2408.4202" calcext:value-type="float">
            <text:p>2408.4202</text:p>
          </table:table-cell>
          <table:table-cell office:value-type="float" office:value="1897.8947" calcext:value-type="float">
            <text:p>1897.8947</text:p>
          </table:table-cell>
        </table:table-row>
        <table:table-row table:style-name="ro1">
          <table:table-cell office:value-type="string" calcext:value-type="string">
            <text:p>Min 296</text:p>
          </table:table-cell>
          <table:table-cell office:value-type="float" office:value="2404.336" calcext:value-type="float">
            <text:p>2404.336</text:p>
          </table:table-cell>
          <table:table-cell office:value-type="float" office:value="1898.9156" calcext:value-type="float">
            <text:p>1898.9156</text:p>
          </table:table-cell>
        </table:table-row>
        <table:table-row table:style-name="ro1">
          <table:table-cell office:value-type="string" calcext:value-type="string">
            <text:p>Min 297</text:p>
          </table:table-cell>
          <table:table-cell office:value-type="float" office:value="2400.2927" calcext:value-type="float">
            <text:p>2400.2927</text:p>
          </table:table-cell>
          <table:table-cell office:value-type="float" office:value="1899.9265" calcext:value-type="float">
            <text:p>1899.9265</text:p>
          </table:table-cell>
        </table:table-row>
        <table:table-row table:style-name="ro1">
          <table:table-cell office:value-type="string" calcext:value-type="string">
            <text:p>Min 298</text:p>
          </table:table-cell>
          <table:table-cell office:value-type="float" office:value="2396.2898" calcext:value-type="float">
            <text:p>2396.2898</text:p>
          </table:table-cell>
          <table:table-cell office:value-type="float" office:value="1900.9272" calcext:value-type="float">
            <text:p>1900.9272</text:p>
          </table:table-cell>
        </table:table-row>
        <table:table-row table:style-name="ro1">
          <table:table-cell office:value-type="string" calcext:value-type="string">
            <text:p>Min 299</text:p>
          </table:table-cell>
          <table:table-cell office:value-type="float" office:value="2392.3267" calcext:value-type="float">
            <text:p>2392.3267</text:p>
          </table:table-cell>
          <table:table-cell office:value-type="float" office:value="1901.918" calcext:value-type="float">
            <text:p>1901.918</text:p>
          </table:table-cell>
        </table:table-row>
        <table:table-row table:style-name="ro1">
          <table:table-cell office:value-type="string" calcext:value-type="string">
            <text:p>Min 300</text:p>
          </table:table-cell>
          <table:table-cell office:value-type="float" office:value="2388.4036" calcext:value-type="float">
            <text:p>2388.4036</text:p>
          </table:table-cell>
          <table:table-cell office:value-type="float" office:value="1902.8989" calcext:value-type="float">
            <text:p>1902.8989</text:p>
          </table:table-cell>
        </table:table-row>
        <table:table-row table:style-name="ro1">
          <table:table-cell office:value-type="string" calcext:value-type="string">
            <text:p>Min 301</text:p>
          </table:table-cell>
          <table:table-cell office:value-type="float" office:value="2384.5195" calcext:value-type="float">
            <text:p>2384.5195</text:p>
          </table:table-cell>
          <table:table-cell office:value-type="float" office:value="1903.8699" calcext:value-type="float">
            <text:p>1903.8699</text:p>
          </table:table-cell>
        </table:table-row>
        <table:table-row table:style-name="ro1">
          <table:table-cell office:value-type="string" calcext:value-type="string">
            <text:p>Min 302</text:p>
          </table:table-cell>
          <table:table-cell office:value-type="float" office:value="2380.6743" calcext:value-type="float">
            <text:p>2380.6743</text:p>
          </table:table-cell>
          <table:table-cell office:value-type="float" office:value="1904.8312" calcext:value-type="float">
            <text:p>1904.8312</text:p>
          </table:table-cell>
        </table:table-row>
        <table:table-row table:style-name="ro1">
          <table:table-cell office:value-type="string" calcext:value-type="string">
            <text:p>Min 303</text:p>
          </table:table-cell>
          <table:table-cell office:value-type="float" office:value="2376.8674" calcext:value-type="float">
            <text:p>2376.8674</text:p>
          </table:table-cell>
          <table:table-cell office:value-type="float" office:value="1905.7827" calcext:value-type="float">
            <text:p>1905.7827</text:p>
          </table:table-cell>
        </table:table-row>
        <table:table-row table:style-name="ro1">
          <table:table-cell office:value-type="string" calcext:value-type="string">
            <text:p>Min 304</text:p>
          </table:table-cell>
          <table:table-cell office:value-type="float" office:value="2373.0986" calcext:value-type="float">
            <text:p>2373.0986</text:p>
          </table:table-cell>
          <table:table-cell office:value-type="float" office:value="1906.7249" calcext:value-type="float">
            <text:p>1906.7249</text:p>
          </table:table-cell>
        </table:table-row>
        <table:table-row table:style-name="ro1">
          <table:table-cell office:value-type="string" calcext:value-type="string">
            <text:p>Min 305</text:p>
          </table:table-cell>
          <table:table-cell office:value-type="float" office:value="2369.3677" calcext:value-type="float">
            <text:p>2369.3677</text:p>
          </table:table-cell>
          <table:table-cell office:value-type="float" office:value="1907.6576" calcext:value-type="float">
            <text:p>1907.6576</text:p>
          </table:table-cell>
        </table:table-row>
        <table:table-row table:style-name="ro1">
          <table:table-cell office:value-type="string" calcext:value-type="string">
            <text:p>Min 306</text:p>
          </table:table-cell>
          <table:table-cell office:value-type="float" office:value="2365.674" calcext:value-type="float">
            <text:p>2365.674</text:p>
          </table:table-cell>
          <table:table-cell office:value-type="float" office:value="1908.581" calcext:value-type="float">
            <text:p>1908.581</text:p>
          </table:table-cell>
        </table:table-row>
        <table:table-row table:style-name="ro1">
          <table:table-cell office:value-type="string" calcext:value-type="string">
            <text:p>Min 307</text:p>
          </table:table-cell>
          <table:table-cell office:value-type="float" office:value="2362.0173" calcext:value-type="float">
            <text:p>2362.0173</text:p>
          </table:table-cell>
          <table:table-cell office:value-type="float" office:value="1909.4951" calcext:value-type="float">
            <text:p>1909.4951</text:p>
          </table:table-cell>
        </table:table-row>
        <table:table-row table:style-name="ro1">
          <table:table-cell office:value-type="string" calcext:value-type="string">
            <text:p>Min 308</text:p>
          </table:table-cell>
          <table:table-cell office:value-type="float" office:value="2358.397" calcext:value-type="float">
            <text:p>2358.397</text:p>
          </table:table-cell>
          <table:table-cell office:value-type="float" office:value="1910.4001" calcext:value-type="float">
            <text:p>1910.4001</text:p>
          </table:table-cell>
        </table:table-row>
        <table:table-row table:style-name="ro1">
          <table:table-cell office:value-type="string" calcext:value-type="string">
            <text:p>Min 309</text:p>
          </table:table-cell>
          <table:table-cell office:value-type="float" office:value="2354.813" calcext:value-type="float">
            <text:p>2354.813</text:p>
          </table:table-cell>
          <table:table-cell office:value-type="float" office:value="1911.2961" calcext:value-type="float">
            <text:p>1911.2961</text:p>
          </table:table-cell>
        </table:table-row>
        <table:table-row table:style-name="ro1">
          <table:table-cell office:value-type="string" calcext:value-type="string">
            <text:p>Min 310</text:p>
          </table:table-cell>
          <table:table-cell office:value-type="float" office:value="2351.2646" calcext:value-type="float">
            <text:p>2351.2646</text:p>
          </table:table-cell>
          <table:table-cell office:value-type="float" office:value="1912.1831" calcext:value-type="float">
            <text:p>1912.1831</text:p>
          </table:table-cell>
        </table:table-row>
        <table:table-row table:style-name="ro1">
          <table:table-cell office:value-type="string" calcext:value-type="string">
            <text:p>Min 311</text:p>
          </table:table-cell>
          <table:table-cell office:value-type="float" office:value="2347.752" calcext:value-type="float">
            <text:p>2347.752</text:p>
          </table:table-cell>
          <table:table-cell office:value-type="float" office:value="1913.0613" calcext:value-type="float">
            <text:p>1913.0613</text:p>
          </table:table-cell>
        </table:table-row>
        <table:table-row table:style-name="ro1">
          <table:table-cell office:value-type="string" calcext:value-type="string">
            <text:p>Min 312</text:p>
          </table:table-cell>
          <table:table-cell office:value-type="float" office:value="2344.2744" calcext:value-type="float">
            <text:p>2344.2744</text:p>
          </table:table-cell>
          <table:table-cell office:value-type="float" office:value="1913.9307" calcext:value-type="float">
            <text:p>1913.9307</text:p>
          </table:table-cell>
        </table:table-row>
        <table:table-row table:style-name="ro1">
          <table:table-cell office:value-type="string" calcext:value-type="string">
            <text:p>Min 313</text:p>
          </table:table-cell>
          <table:table-cell office:value-type="float" office:value="2340.8318" calcext:value-type="float">
            <text:p>2340.8318</text:p>
          </table:table-cell>
          <table:table-cell office:value-type="float" office:value="1914.7913" calcext:value-type="float">
            <text:p>1914.7913</text:p>
          </table:table-cell>
        </table:table-row>
        <table:table-row table:style-name="ro1">
          <table:table-cell office:value-type="string" calcext:value-type="string">
            <text:p>Min 314</text:p>
          </table:table-cell>
          <table:table-cell office:value-type="float" office:value="2337.4236" calcext:value-type="float">
            <text:p>2337.4236</text:p>
          </table:table-cell>
          <table:table-cell office:value-type="float" office:value="1915.6434" calcext:value-type="float">
            <text:p>1915.6434</text:p>
          </table:table-cell>
        </table:table-row>
        <table:table-row table:style-name="ro1">
          <table:table-cell office:value-type="string" calcext:value-type="string">
            <text:p>Min 315</text:p>
          </table:table-cell>
          <table:table-cell office:value-type="float" office:value="2334.0493" calcext:value-type="float">
            <text:p>2334.0493</text:p>
          </table:table-cell>
          <table:table-cell office:value-type="float" office:value="1916.4868" calcext:value-type="float">
            <text:p>1916.4868</text:p>
          </table:table-cell>
        </table:table-row>
        <table:table-row table:style-name="ro1">
          <table:table-cell office:value-type="string" calcext:value-type="string">
            <text:p>Min 316</text:p>
          </table:table-cell>
          <table:table-cell office:value-type="float" office:value="2330.7087" calcext:value-type="float">
            <text:p>2330.7087</text:p>
          </table:table-cell>
          <table:table-cell office:value-type="float" office:value="1917.322" calcext:value-type="float">
            <text:p>1917.322</text:p>
          </table:table-cell>
        </table:table-row>
        <table:table-row table:style-name="ro1">
          <table:table-cell office:value-type="string" calcext:value-type="string">
            <text:p>Min 317</text:p>
          </table:table-cell>
          <table:table-cell office:value-type="float" office:value="2327.4019" calcext:value-type="float">
            <text:p>2327.4019</text:p>
          </table:table-cell>
          <table:table-cell office:value-type="float" office:value="1918.1488" calcext:value-type="float">
            <text:p>1918.1488</text:p>
          </table:table-cell>
        </table:table-row>
        <table:table-row table:style-name="ro1">
          <table:table-cell office:value-type="string" calcext:value-type="string">
            <text:p>Min 318</text:p>
          </table:table-cell>
          <table:table-cell office:value-type="float" office:value="2324.1277" calcext:value-type="float">
            <text:p>2324.1277</text:p>
          </table:table-cell>
          <table:table-cell office:value-type="float" office:value="1918.9673" calcext:value-type="float">
            <text:p>1918.9673</text:p>
          </table:table-cell>
        </table:table-row>
        <table:table-row table:style-name="ro1">
          <table:table-cell office:value-type="string" calcext:value-type="string">
            <text:p>Min 319</text:p>
          </table:table-cell>
          <table:table-cell office:value-type="float" office:value="2320.8865" calcext:value-type="float">
            <text:p>2320.8865</text:p>
          </table:table-cell>
          <table:table-cell office:value-type="float" office:value="1919.7776" calcext:value-type="float">
            <text:p>1919.7776</text:p>
          </table:table-cell>
        </table:table-row>
        <table:table-row table:style-name="ro1">
          <table:table-cell office:value-type="string" calcext:value-type="string">
            <text:p>Min 320</text:p>
          </table:table-cell>
          <table:table-cell office:value-type="float" office:value="2317.6777" calcext:value-type="float">
            <text:p>2317.6777</text:p>
          </table:table-cell>
          <table:table-cell office:value-type="float" office:value="1920.5798" calcext:value-type="float">
            <text:p>1920.5798</text:p>
          </table:table-cell>
        </table:table-row>
        <table:table-row table:style-name="ro1">
          <table:table-cell office:value-type="string" calcext:value-type="string">
            <text:p>Min 321</text:p>
          </table:table-cell>
          <table:table-cell office:value-type="float" office:value="2314.501" calcext:value-type="float">
            <text:p>2314.501</text:p>
          </table:table-cell>
          <table:table-cell office:value-type="float" office:value="1921.3741" calcext:value-type="float">
            <text:p>1921.3741</text:p>
          </table:table-cell>
        </table:table-row>
        <table:table-row table:style-name="ro1">
          <table:table-cell office:value-type="string" calcext:value-type="string">
            <text:p>Min 322</text:p>
          </table:table-cell>
          <table:table-cell office:value-type="float" office:value="2311.356" calcext:value-type="float">
            <text:p>2311.356</text:p>
          </table:table-cell>
          <table:table-cell office:value-type="float" office:value="1922.1604" calcext:value-type="float">
            <text:p>1922.1604</text:p>
          </table:table-cell>
        </table:table-row>
        <table:table-row table:style-name="ro1">
          <table:table-cell office:value-type="string" calcext:value-type="string">
            <text:p>Min 323</text:p>
          </table:table-cell>
          <table:table-cell office:value-type="float" office:value="2308.2424" calcext:value-type="float">
            <text:p>2308.2424</text:p>
          </table:table-cell>
          <table:table-cell office:value-type="float" office:value="1922.9387" calcext:value-type="float">
            <text:p>1922.9387</text:p>
          </table:table-cell>
        </table:table-row>
        <table:table-row table:style-name="ro1">
          <table:table-cell office:value-type="string" calcext:value-type="string">
            <text:p>Min 324</text:p>
          </table:table-cell>
          <table:table-cell office:value-type="float" office:value="2305.16" calcext:value-type="float">
            <text:p>2305.16</text:p>
          </table:table-cell>
          <table:table-cell office:value-type="float" office:value="1923.7094" calcext:value-type="float">
            <text:p>1923.7094</text:p>
          </table:table-cell>
        </table:table-row>
        <table:table-row table:style-name="ro1">
          <table:table-cell office:value-type="string" calcext:value-type="string">
            <text:p>Min 325</text:p>
          </table:table-cell>
          <table:table-cell office:value-type="float" office:value="2302.1084" calcext:value-type="float">
            <text:p>2302.1084</text:p>
          </table:table-cell>
          <table:table-cell office:value-type="float" office:value="1924.4723" calcext:value-type="float">
            <text:p>1924.4723</text:p>
          </table:table-cell>
        </table:table-row>
        <table:table-row table:style-name="ro1">
          <table:table-cell office:value-type="string" calcext:value-type="string">
            <text:p>Min 326</text:p>
          </table:table-cell>
          <table:table-cell office:value-type="float" office:value="2299.0874" calcext:value-type="float">
            <text:p>2299.0874</text:p>
          </table:table-cell>
          <table:table-cell office:value-type="float" office:value="1925.2275" calcext:value-type="float">
            <text:p>1925.2275</text:p>
          </table:table-cell>
        </table:table-row>
        <table:table-row table:style-name="ro1">
          <table:table-cell office:value-type="string" calcext:value-type="string">
            <text:p>Min 327</text:p>
          </table:table-cell>
          <table:table-cell office:value-type="float" office:value="2296.0964" calcext:value-type="float">
            <text:p>2296.0964</text:p>
          </table:table-cell>
          <table:table-cell office:value-type="float" office:value="1925.9752" calcext:value-type="float">
            <text:p>1925.9752</text:p>
          </table:table-cell>
        </table:table-row>
        <table:table-row table:style-name="ro1">
          <table:table-cell office:value-type="string" calcext:value-type="string">
            <text:p>Min 328</text:p>
          </table:table-cell>
          <table:table-cell office:value-type="float" office:value="2293.1355" calcext:value-type="float">
            <text:p>2293.1355</text:p>
          </table:table-cell>
          <table:table-cell office:value-type="float" office:value="1926.7155" calcext:value-type="float">
            <text:p>1926.7155</text:p>
          </table:table-cell>
        </table:table-row>
        <table:table-row table:style-name="ro1">
          <table:table-cell office:value-type="string" calcext:value-type="string">
            <text:p>Min 329</text:p>
          </table:table-cell>
          <table:table-cell office:value-type="float" office:value="2290.2043" calcext:value-type="float">
            <text:p>2290.2043</text:p>
          </table:table-cell>
          <table:table-cell office:value-type="float" office:value="1927.4484" calcext:value-type="float">
            <text:p>1927.4484</text:p>
          </table:table-cell>
        </table:table-row>
        <table:table-row table:style-name="ro1">
          <table:table-cell office:value-type="string" calcext:value-type="string">
            <text:p>Min 330</text:p>
          </table:table-cell>
          <table:table-cell office:value-type="float" office:value="2287.3022" calcext:value-type="float">
            <text:p>2287.3022</text:p>
          </table:table-cell>
          <table:table-cell office:value-type="float" office:value="1928.1738" calcext:value-type="float">
            <text:p>1928.1738</text:p>
          </table:table-cell>
        </table:table-row>
        <table:table-row table:style-name="ro1">
          <table:table-cell office:value-type="string" calcext:value-type="string">
            <text:p>Min 331</text:p>
          </table:table-cell>
          <table:table-cell office:value-type="float" office:value="2284.4292" calcext:value-type="float">
            <text:p>2284.4292</text:p>
          </table:table-cell>
          <table:table-cell office:value-type="float" office:value="1928.8921" calcext:value-type="float">
            <text:p>1928.8921</text:p>
          </table:table-cell>
        </table:table-row>
        <table:table-row table:style-name="ro1">
          <table:table-cell office:value-type="string" calcext:value-type="string">
            <text:p>Min 332</text:p>
          </table:table-cell>
          <table:table-cell office:value-type="float" office:value="2281.585" calcext:value-type="float">
            <text:p>2281.585</text:p>
          </table:table-cell>
          <table:table-cell office:value-type="float" office:value="1929.6033" calcext:value-type="float">
            <text:p>1929.6033</text:p>
          </table:table-cell>
        </table:table-row>
        <table:table-row table:style-name="ro1">
          <table:table-cell office:value-type="string" calcext:value-type="string">
            <text:p>Min 333</text:p>
          </table:table-cell>
          <table:table-cell office:value-type="float" office:value="2278.7693" calcext:value-type="float">
            <text:p>2278.7693</text:p>
          </table:table-cell>
          <table:table-cell office:value-type="float" office:value="1930.3073" calcext:value-type="float">
            <text:p>1930.3073</text:p>
          </table:table-cell>
        </table:table-row>
        <table:table-row table:style-name="ro1">
          <table:table-cell office:value-type="string" calcext:value-type="string">
            <text:p>Min 334</text:p>
          </table:table-cell>
          <table:table-cell office:value-type="float" office:value="2275.9814" calcext:value-type="float">
            <text:p>2275.9814</text:p>
          </table:table-cell>
          <table:table-cell office:value-type="float" office:value="1931.0042" calcext:value-type="float">
            <text:p>1931.0042</text:p>
          </table:table-cell>
        </table:table-row>
        <table:table-row table:style-name="ro1">
          <table:table-cell office:value-type="string" calcext:value-type="string">
            <text:p>Min 335</text:p>
          </table:table-cell>
          <table:table-cell office:value-type="float" office:value="2273.2217" calcext:value-type="float">
            <text:p>2273.2217</text:p>
          </table:table-cell>
          <table:table-cell office:value-type="float" office:value="1931.6941" calcext:value-type="float">
            <text:p>1931.6941</text:p>
          </table:table-cell>
        </table:table-row>
        <table:table-row table:style-name="ro1">
          <table:table-cell office:value-type="string" calcext:value-type="string">
            <text:p>Min 336</text:p>
          </table:table-cell>
          <table:table-cell office:value-type="float" office:value="2270.4895" calcext:value-type="float">
            <text:p>2270.4895</text:p>
          </table:table-cell>
          <table:table-cell office:value-type="float" office:value="1932.3771" calcext:value-type="float">
            <text:p>1932.3771</text:p>
          </table:table-cell>
        </table:table-row>
        <table:table-row table:style-name="ro1">
          <table:table-cell office:value-type="string" calcext:value-type="string">
            <text:p>Min 337</text:p>
          </table:table-cell>
          <table:table-cell office:value-type="float" office:value="2267.7844" calcext:value-type="float">
            <text:p>2267.7844</text:p>
          </table:table-cell>
          <table:table-cell office:value-type="float" office:value="1933.0533" calcext:value-type="float">
            <text:p>1933.0533</text:p>
          </table:table-cell>
        </table:table-row>
        <table:table-row table:style-name="ro1">
          <table:table-cell office:value-type="string" calcext:value-type="string">
            <text:p>Min 338</text:p>
          </table:table-cell>
          <table:table-cell office:value-type="float" office:value="2265.1067" calcext:value-type="float">
            <text:p>2265.1067</text:p>
          </table:table-cell>
          <table:table-cell office:value-type="float" office:value="1933.7229" calcext:value-type="float">
            <text:p>1933.7229</text:p>
          </table:table-cell>
        </table:table-row>
        <table:table-row table:style-name="ro1">
          <table:table-cell office:value-type="string" calcext:value-type="string">
            <text:p>Min 339</text:p>
          </table:table-cell>
          <table:table-cell office:value-type="float" office:value="2262.4558" calcext:value-type="float">
            <text:p>2262.4558</text:p>
          </table:table-cell>
          <table:table-cell office:value-type="float" office:value="1934.3856" calcext:value-type="float">
            <text:p>1934.3856</text:p>
          </table:table-cell>
        </table:table-row>
        <table:table-row table:style-name="ro1">
          <table:table-cell office:value-type="string" calcext:value-type="string">
            <text:p>Min 340</text:p>
          </table:table-cell>
          <table:table-cell office:value-type="float" office:value="2259.8313" calcext:value-type="float">
            <text:p>2259.8313</text:p>
          </table:table-cell>
          <table:table-cell office:value-type="float" office:value="1935.0417" calcext:value-type="float">
            <text:p>1935.0417</text:p>
          </table:table-cell>
        </table:table-row>
        <table:table-row table:style-name="ro1">
          <table:table-cell office:value-type="string" calcext:value-type="string">
            <text:p>Min 341</text:p>
          </table:table-cell>
          <table:table-cell office:value-type="float" office:value="2257.233" calcext:value-type="float">
            <text:p>2257.233</text:p>
          </table:table-cell>
          <table:table-cell office:value-type="float" office:value="1935.6914" calcext:value-type="float">
            <text:p>1935.6914</text:p>
          </table:table-cell>
        </table:table-row>
        <table:table-row table:style-name="ro1">
          <table:table-cell office:value-type="string" calcext:value-type="string">
            <text:p>Min 342</text:p>
          </table:table-cell>
          <table:table-cell office:value-type="float" office:value="2254.6606" calcext:value-type="float">
            <text:p>2254.6606</text:p>
          </table:table-cell>
          <table:table-cell office:value-type="float" office:value="1936.3345" calcext:value-type="float">
            <text:p>1936.3345</text:p>
          </table:table-cell>
        </table:table-row>
        <table:table-row table:style-name="ro1">
          <table:table-cell office:value-type="string" calcext:value-type="string">
            <text:p>Min 343</text:p>
          </table:table-cell>
          <table:table-cell office:value-type="float" office:value="2252.1143" calcext:value-type="float">
            <text:p>2252.1143</text:p>
          </table:table-cell>
          <table:table-cell office:value-type="float" office:value="1936.9711" calcext:value-type="float">
            <text:p>1936.9711</text:p>
          </table:table-cell>
        </table:table-row>
        <table:table-row table:style-name="ro1">
          <table:table-cell office:value-type="string" calcext:value-type="string">
            <text:p>Min 344</text:p>
          </table:table-cell>
          <table:table-cell office:value-type="float" office:value="2249.593" calcext:value-type="float">
            <text:p>2249.593</text:p>
          </table:table-cell>
          <table:table-cell office:value-type="float" office:value="1937.6013" calcext:value-type="float">
            <text:p>1937.6013</text:p>
          </table:table-cell>
        </table:table-row>
        <table:table-row table:style-name="ro1">
          <table:table-cell office:value-type="string" calcext:value-type="string">
            <text:p>Min 345</text:p>
          </table:table-cell>
          <table:table-cell office:value-type="float" office:value="2247.097" calcext:value-type="float">
            <text:p>2247.097</text:p>
          </table:table-cell>
          <table:table-cell office:value-type="float" office:value="1938.2253" calcext:value-type="float">
            <text:p>1938.2253</text:p>
          </table:table-cell>
        </table:table-row>
        <table:table-row table:style-name="ro1">
          <table:table-cell office:value-type="string" calcext:value-type="string">
            <text:p>Min 346</text:p>
          </table:table-cell>
          <table:table-cell office:value-type="float" office:value="2244.626" calcext:value-type="float">
            <text:p>2244.626</text:p>
          </table:table-cell>
          <table:table-cell office:value-type="float" office:value="1938.8431" calcext:value-type="float">
            <text:p>1938.8431</text:p>
          </table:table-cell>
        </table:table-row>
        <table:table-row table:style-name="ro1">
          <table:table-cell office:value-type="string" calcext:value-type="string">
            <text:p>Min 347</text:p>
          </table:table-cell>
          <table:table-cell office:value-type="float" office:value="2242.1797" calcext:value-type="float">
            <text:p>2242.1797</text:p>
          </table:table-cell>
          <table:table-cell office:value-type="float" office:value="1939.4547" calcext:value-type="float">
            <text:p>1939.4547</text:p>
          </table:table-cell>
        </table:table-row>
        <table:table-row table:style-name="ro1">
          <table:table-cell office:value-type="string" calcext:value-type="string">
            <text:p>Min 348</text:p>
          </table:table-cell>
          <table:table-cell office:value-type="float" office:value="2239.758" calcext:value-type="float">
            <text:p>2239.758</text:p>
          </table:table-cell>
          <table:table-cell office:value-type="float" office:value="1940.0603" calcext:value-type="float">
            <text:p>1940.0603</text:p>
          </table:table-cell>
        </table:table-row>
        <table:table-row table:style-name="ro1">
          <table:table-cell office:value-type="string" calcext:value-type="string">
            <text:p>Min 349</text:p>
          </table:table-cell>
          <table:table-cell office:value-type="float" office:value="2237.3606" calcext:value-type="float">
            <text:p>2237.3606</text:p>
          </table:table-cell>
          <table:table-cell office:value-type="float" office:value="1940.6597" calcext:value-type="float">
            <text:p>1940.6597</text:p>
          </table:table-cell>
        </table:table-row>
        <table:table-row table:style-name="ro1">
          <table:table-cell office:value-type="string" calcext:value-type="string">
            <text:p>Min 350</text:p>
          </table:table-cell>
          <table:table-cell office:value-type="float" office:value="2234.987" calcext:value-type="float">
            <text:p>2234.987</text:p>
          </table:table-cell>
          <table:table-cell office:value-type="float" office:value="1941.253" calcext:value-type="float">
            <text:p>1941.253</text:p>
          </table:table-cell>
        </table:table-row>
        <table:table-row table:style-name="ro1">
          <table:table-cell office:value-type="string" calcext:value-type="string">
            <text:p>Min 351</text:p>
          </table:table-cell>
          <table:table-cell office:value-type="float" office:value="2232.6372" calcext:value-type="float">
            <text:p>2232.6372</text:p>
          </table:table-cell>
          <table:table-cell office:value-type="float" office:value="1941.8405" calcext:value-type="float">
            <text:p>1941.8405</text:p>
          </table:table-cell>
        </table:table-row>
        <table:table-row table:style-name="ro1">
          <table:table-cell office:value-type="string" calcext:value-type="string">
            <text:p>Min 352</text:p>
          </table:table-cell>
          <table:table-cell office:value-type="float" office:value="2230.311" calcext:value-type="float">
            <text:p>2230.311</text:p>
          </table:table-cell>
          <table:table-cell office:value-type="float" office:value="1942.4221" calcext:value-type="float">
            <text:p>1942.4221</text:p>
          </table:table-cell>
        </table:table-row>
        <table:table-row table:style-name="ro1">
          <table:table-cell office:value-type="string" calcext:value-type="string">
            <text:p>Min 353</text:p>
          </table:table-cell>
          <table:table-cell office:value-type="float" office:value="2228.008" calcext:value-type="float">
            <text:p>2228.008</text:p>
          </table:table-cell>
          <table:table-cell office:value-type="float" office:value="1942.9979" calcext:value-type="float">
            <text:p>1942.9979</text:p>
          </table:table-cell>
        </table:table-row>
        <table:table-row table:style-name="ro1">
          <table:table-cell office:value-type="string" calcext:value-type="string">
            <text:p>Min 354</text:p>
          </table:table-cell>
          <table:table-cell office:value-type="float" office:value="2225.728" calcext:value-type="float">
            <text:p>2225.728</text:p>
          </table:table-cell>
          <table:table-cell office:value-type="float" office:value="1943.5679" calcext:value-type="float">
            <text:p>1943.5679</text:p>
          </table:table-cell>
        </table:table-row>
        <table:table-row table:style-name="ro1">
          <table:table-cell office:value-type="string" calcext:value-type="string">
            <text:p>Min 355</text:p>
          </table:table-cell>
          <table:table-cell office:value-type="float" office:value="2223.4707" calcext:value-type="float">
            <text:p>2223.4707</text:p>
          </table:table-cell>
          <table:table-cell office:value-type="float" office:value="1944.1322" calcext:value-type="float">
            <text:p>1944.1322</text:p>
          </table:table-cell>
        </table:table-row>
        <table:table-row table:style-name="ro1">
          <table:table-cell office:value-type="string" calcext:value-type="string">
            <text:p>Min 356</text:p>
          </table:table-cell>
          <table:table-cell office:value-type="float" office:value="2221.236" calcext:value-type="float">
            <text:p>2221.236</text:p>
          </table:table-cell>
          <table:table-cell office:value-type="float" office:value="1944.6909" calcext:value-type="float">
            <text:p>1944.6909</text:p>
          </table:table-cell>
        </table:table-row>
        <table:table-row table:style-name="ro1">
          <table:table-cell office:value-type="string" calcext:value-type="string">
            <text:p>Min 357</text:p>
          </table:table-cell>
          <table:table-cell office:value-type="float" office:value="2219.0237" calcext:value-type="float">
            <text:p>2219.0237</text:p>
          </table:table-cell>
          <table:table-cell office:value-type="float" office:value="1945.244" calcext:value-type="float">
            <text:p>1945.244</text:p>
          </table:table-cell>
        </table:table-row>
        <table:table-row table:style-name="ro1">
          <table:table-cell office:value-type="string" calcext:value-type="string">
            <text:p>Min 358</text:p>
          </table:table-cell>
          <table:table-cell office:value-type="float" office:value="2216.8335" calcext:value-type="float">
            <text:p>2216.8335</text:p>
          </table:table-cell>
          <table:table-cell office:value-type="float" office:value="1945.7915" calcext:value-type="float">
            <text:p>1945.7915</text:p>
          </table:table-cell>
        </table:table-row>
        <table:table-row table:style-name="ro1">
          <table:table-cell office:value-type="string" calcext:value-type="string">
            <text:p>Min 359</text:p>
          </table:table-cell>
          <table:table-cell office:value-type="float" office:value="2214.6653" calcext:value-type="float">
            <text:p>2214.6653</text:p>
          </table:table-cell>
          <table:table-cell office:value-type="float" office:value="1946.3336" calcext:value-type="float">
            <text:p>1946.33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2T17:54:19.906000000</dc:date>
    <meta:editing-duration>PT1M13S</meta:editing-duration>
    <meta:editing-cycles>1</meta:editing-cycles>
    <meta:document-statistic meta:table-count="1" meta:cell-count="1080" meta:object-count="1"/>
    <meta:generator>LibreOffice/4.3.4.1$Windows_x86 LibreOffice_project/bc356b2f991740509f321d70e4512a6a54c5f24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6cm" svg:height="9.006cm" xlink:href=".." xlink:type="simple" chart:class="chart:line" chart:style-name="ch1">
        <chart:legend chart:legend-position="end" svg:x="13.164cm" svg:y="3.955cm" style:legend-expansion="high" chart:style-name="ch2"/>
        <chart:plot-area chart:style-name="ch3" table:cell-range-address="'New Text Document'.A1:'New Text Document'.C360" chart:data-source-has-labels="column" svg:x="0.32cm" svg:y="0.18cm" svg:width="12.524cm" svg:height="8.646cm">
          <chartooo:coordinate-region svg:x="1.497cm" svg:y="0.379cm" svg:width="11.347cm" svg:height="7.056cm"/>
          <chart:axis chart:dimension="x" chart:name="primary-x" chart:style-name="ch4" chartooo:axis-type="auto">
            <chartooo:date-scale/>
            <chart:categories table:cell-range-address="'New Text Document'.A1:'New Text Document'.A36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New Text Document'.B1:'New Text Document'.B360" chart:class="chart:line">
            <chart:data-point chart:repeated="360"/>
          </chart:series>
          <chart:series chart:style-name="ch7" chart:values-cell-range-address="'New Text Document'.C1:'New Text Document'.C360" chart:class="chart:line">
            <chart:data-point chart:repeated="3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Min 0</text:p>
                <draw:g>
                  <svg:desc>'New Text Document'.A1:'New Text Document'.A360</svg:desc>
                </draw:g>
              </table:table-cell>
              <table:table-cell office:value-type="float" office:value="9920">
                <text:p>9920</text:p>
                <draw:g>
                  <svg:desc>'New Text Document'.B1:'New Text Document'.B360</svg:desc>
                </draw:g>
              </table:table-cell>
              <table:table-cell office:value-type="float" office:value="20">
                <text:p>20</text:p>
                <draw:g>
                  <svg:desc>'New Text Document'.C1:'New Text Document'.C360</svg:desc>
                </draw:g>
              </table:table-cell>
            </table:table-row>
            <table:table-row>
              <table:table-cell office:value-type="string">
                <text:p>Min 1</text:p>
              </table:table-cell>
              <table:table-cell office:value-type="float" office:value="9840.8">
                <text:p>9840.8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string">
                <text:p>Min 2</text:p>
              </table:table-cell>
              <table:table-cell office:value-type="float" office:value="9762.392">
                <text:p>9762.392</text:p>
              </table:table-cell>
              <table:table-cell office:value-type="float" office:value="59.402">
                <text:p>59.402</text:p>
              </table:table-cell>
            </table:table-row>
            <table:table-row>
              <table:table-cell office:value-type="string">
                <text:p>Min 3</text:p>
              </table:table-cell>
              <table:table-cell office:value-type="float" office:value="9684.768">
                <text:p>9684.768</text:p>
              </table:table-cell>
              <table:table-cell office:value-type="float" office:value="78.807976">
                <text:p>78.807976</text:p>
              </table:table-cell>
            </table:table-row>
            <table:table-row>
              <table:table-cell office:value-type="string">
                <text:p>Min 4</text:p>
              </table:table-cell>
              <table:table-cell office:value-type="float" office:value="9607.92">
                <text:p>9607.92</text:p>
              </table:table-cell>
              <table:table-cell office:value-type="float" office:value="98.0199">
                <text:p>98.0199</text:p>
              </table:table-cell>
            </table:table-row>
            <table:table-row>
              <table:table-cell office:value-type="string">
                <text:p>Min 5</text:p>
              </table:table-cell>
              <table:table-cell office:value-type="float" office:value="9531.841">
                <text:p>9531.841</text:p>
              </table:table-cell>
              <table:table-cell office:value-type="float" office:value="117.0397">
                <text:p>117.0397</text:p>
              </table:table-cell>
            </table:table-row>
            <table:table-row>
              <table:table-cell office:value-type="string">
                <text:p>Min 6</text:p>
              </table:table-cell>
              <table:table-cell office:value-type="float" office:value="9456.523">
                <text:p>9456.523</text:p>
              </table:table-cell>
              <table:table-cell office:value-type="float" office:value="135.86931">
                <text:p>135.86931</text:p>
              </table:table-cell>
            </table:table-row>
            <table:table-row>
              <table:table-cell office:value-type="string">
                <text:p>Min 7</text:p>
              </table:table-cell>
              <table:table-cell office:value-type="float" office:value="9381.958">
                <text:p>9381.958</text:p>
              </table:table-cell>
              <table:table-cell office:value-type="float" office:value="154.51062">
                <text:p>154.51062</text:p>
              </table:table-cell>
            </table:table-row>
            <table:table-row>
              <table:table-cell office:value-type="string">
                <text:p>Min 8</text:p>
              </table:table-cell>
              <table:table-cell office:value-type="float" office:value="9308.138">
                <text:p>9308.138</text:p>
              </table:table-cell>
              <table:table-cell office:value-type="float" office:value="172.96552">
                <text:p>172.96552</text:p>
              </table:table-cell>
            </table:table-row>
            <table:table-row>
              <table:table-cell office:value-type="string">
                <text:p>Min 9</text:p>
              </table:table-cell>
              <table:table-cell office:value-type="float" office:value="9235.057">
                <text:p>9235.057</text:p>
              </table:table-cell>
              <table:table-cell office:value-type="float" office:value="191.23586">
                <text:p>191.23586</text:p>
              </table:table-cell>
            </table:table-row>
            <table:table-row>
              <table:table-cell office:value-type="string">
                <text:p>Min 10</text:p>
              </table:table-cell>
              <table:table-cell office:value-type="float" office:value="9162.706">
                <text:p>9162.706</text:p>
              </table:table-cell>
              <table:table-cell office:value-type="float" office:value="209.3235">
                <text:p>209.3235</text:p>
              </table:table-cell>
            </table:table-row>
            <table:table-row>
              <table:table-cell office:value-type="string">
                <text:p>Min 11</text:p>
              </table:table-cell>
              <table:table-cell office:value-type="float" office:value="9091.079">
                <text:p>9091.079</text:p>
              </table:table-cell>
              <table:table-cell office:value-type="float" office:value="227.23027">
                <text:p>227.23027</text:p>
              </table:table-cell>
            </table:table-row>
            <table:table-row>
              <table:table-cell office:value-type="string">
                <text:p>Min 12</text:p>
              </table:table-cell>
              <table:table-cell office:value-type="float" office:value="9020.168">
                <text:p>9020.168</text:p>
              </table:table-cell>
              <table:table-cell office:value-type="float" office:value="244.95796">
                <text:p>244.95796</text:p>
              </table:table-cell>
            </table:table-row>
            <table:table-row>
              <table:table-cell office:value-type="string">
                <text:p>Min 13</text:p>
              </table:table-cell>
              <table:table-cell office:value-type="float" office:value="8949.966">
                <text:p>8949.966</text:p>
              </table:table-cell>
              <table:table-cell office:value-type="float" office:value="262.50836">
                <text:p>262.50836</text:p>
              </table:table-cell>
            </table:table-row>
            <table:table-row>
              <table:table-cell office:value-type="string">
                <text:p>Min 14</text:p>
              </table:table-cell>
              <table:table-cell office:value-type="float" office:value="8880.466">
                <text:p>8880.466</text:p>
              </table:table-cell>
              <table:table-cell office:value-type="float" office:value="279.88327">
                <text:p>279.88327</text:p>
              </table:table-cell>
            </table:table-row>
            <table:table-row>
              <table:table-cell office:value-type="string">
                <text:p>Min 15</text:p>
              </table:table-cell>
              <table:table-cell office:value-type="float" office:value="8811.661">
                <text:p>8811.661</text:p>
              </table:table-cell>
              <table:table-cell office:value-type="float" office:value="297.08444">
                <text:p>297.08444</text:p>
              </table:table-cell>
            </table:table-row>
            <table:table-row>
              <table:table-cell office:value-type="string">
                <text:p>Min 16</text:p>
              </table:table-cell>
              <table:table-cell office:value-type="float" office:value="8743.544">
                <text:p>8743.544</text:p>
              </table:table-cell>
              <table:table-cell office:value-type="float" office:value="314.1136">
                <text:p>314.1136</text:p>
              </table:table-cell>
            </table:table-row>
            <table:table-row>
              <table:table-cell office:value-type="string">
                <text:p>Min 17</text:p>
              </table:table-cell>
              <table:table-cell office:value-type="float" office:value="8676.109">
                <text:p>8676.109</text:p>
              </table:table-cell>
              <table:table-cell office:value-type="float" office:value="330.97247">
                <text:p>330.97247</text:p>
              </table:table-cell>
            </table:table-row>
            <table:table-row>
              <table:table-cell office:value-type="string">
                <text:p>Min 18</text:p>
              </table:table-cell>
              <table:table-cell office:value-type="float" office:value="8609.348">
                <text:p>8609.348</text:p>
              </table:table-cell>
              <table:table-cell office:value-type="float" office:value="347.66275">
                <text:p>347.66275</text:p>
              </table:table-cell>
            </table:table-row>
            <table:table-row>
              <table:table-cell office:value-type="string">
                <text:p>Min 19</text:p>
              </table:table-cell>
              <table:table-cell office:value-type="float" office:value="8543.255">
                <text:p>8543.255</text:p>
              </table:table-cell>
              <table:table-cell office:value-type="float" office:value="364.18613">
                <text:p>364.18613</text:p>
              </table:table-cell>
            </table:table-row>
            <table:table-row>
              <table:table-cell office:value-type="string">
                <text:p>Min 20</text:p>
              </table:table-cell>
              <table:table-cell office:value-type="float" office:value="8477.822">
                <text:p>8477.822</text:p>
              </table:table-cell>
              <table:table-cell office:value-type="float" office:value="380.54425">
                <text:p>380.54425</text:p>
              </table:table-cell>
            </table:table-row>
            <table:table-row>
              <table:table-cell office:value-type="string">
                <text:p>Min 21</text:p>
              </table:table-cell>
              <table:table-cell office:value-type="float" office:value="8413.044">
                <text:p>8413.044</text:p>
              </table:table-cell>
              <table:table-cell office:value-type="float" office:value="396.7388">
                <text:p>396.7388</text:p>
              </table:table-cell>
            </table:table-row>
            <table:table-row>
              <table:table-cell office:value-type="string">
                <text:p>Min 22</text:p>
              </table:table-cell>
              <table:table-cell office:value-type="float" office:value="8348.913">
                <text:p>8348.913</text:p>
              </table:table-cell>
              <table:table-cell office:value-type="float" office:value="412.77142">
                <text:p>412.77142</text:p>
              </table:table-cell>
            </table:table-row>
            <table:table-row>
              <table:table-cell office:value-type="string">
                <text:p>Min 23</text:p>
              </table:table-cell>
              <table:table-cell office:value-type="float" office:value="8285.424">
                <text:p>8285.424</text:p>
              </table:table-cell>
              <table:table-cell office:value-type="float" office:value="428.6437">
                <text:p>428.6437</text:p>
              </table:table-cell>
            </table:table-row>
            <table:table-row>
              <table:table-cell office:value-type="string">
                <text:p>Min 24</text:p>
              </table:table-cell>
              <table:table-cell office:value-type="float" office:value="8222.57">
                <text:p>8222.57</text:p>
              </table:table-cell>
              <table:table-cell office:value-type="float" office:value="444.35727">
                <text:p>444.35727</text:p>
              </table:table-cell>
            </table:table-row>
            <table:table-row>
              <table:table-cell office:value-type="string">
                <text:p>Min 25</text:p>
              </table:table-cell>
              <table:table-cell office:value-type="float" office:value="8160.345">
                <text:p>8160.345</text:p>
              </table:table-cell>
              <table:table-cell office:value-type="float" office:value="459.91373">
                <text:p>459.91373</text:p>
              </table:table-cell>
            </table:table-row>
            <table:table-row>
              <table:table-cell office:value-type="string">
                <text:p>Min 26</text:p>
              </table:table-cell>
              <table:table-cell office:value-type="float" office:value="8098.7417">
                <text:p>8098.7417</text:p>
              </table:table-cell>
              <table:table-cell office:value-type="float" office:value="475.3146">
                <text:p>475.3146</text:p>
              </table:table-cell>
            </table:table-row>
            <table:table-row>
              <table:table-cell office:value-type="string">
                <text:p>Min 27</text:p>
              </table:table-cell>
              <table:table-cell office:value-type="float" office:value="8037.754">
                <text:p>8037.754</text:p>
              </table:table-cell>
              <table:table-cell office:value-type="float" office:value="490.56143">
                <text:p>490.56143</text:p>
              </table:table-cell>
            </table:table-row>
            <table:table-row>
              <table:table-cell office:value-type="string">
                <text:p>Min 28</text:p>
              </table:table-cell>
              <table:table-cell office:value-type="float" office:value="7977.3765">
                <text:p>7977.3765</text:p>
              </table:table-cell>
              <table:table-cell office:value-type="float" office:value="505.65582">
                <text:p>505.65582</text:p>
              </table:table-cell>
            </table:table-row>
            <table:table-row>
              <table:table-cell office:value-type="string">
                <text:p>Min 29</text:p>
              </table:table-cell>
              <table:table-cell office:value-type="float" office:value="7917.6025">
                <text:p>7917.6025</text:p>
              </table:table-cell>
              <table:table-cell office:value-type="float" office:value="520.59924">
                <text:p>520.59924</text:p>
              </table:table-cell>
            </table:table-row>
            <table:table-row>
              <table:table-cell office:value-type="string">
                <text:p>Min 30</text:p>
              </table:table-cell>
              <table:table-cell office:value-type="float" office:value="7858.4263">
                <text:p>7858.4263</text:p>
              </table:table-cell>
              <table:table-cell office:value-type="float" office:value="535.39325">
                <text:p>535.39325</text:p>
              </table:table-cell>
            </table:table-row>
            <table:table-row>
              <table:table-cell office:value-type="string">
                <text:p>Min 31</text:p>
              </table:table-cell>
              <table:table-cell office:value-type="float" office:value="7799.842">
                <text:p>7799.842</text:p>
              </table:table-cell>
              <table:table-cell office:value-type="float" office:value="550.0393">
                <text:p>550.0393</text:p>
              </table:table-cell>
            </table:table-row>
            <table:table-row>
              <table:table-cell office:value-type="string">
                <text:p>Min 32</text:p>
              </table:table-cell>
              <table:table-cell office:value-type="float" office:value="7741.8433">
                <text:p>7741.8433</text:p>
              </table:table-cell>
              <table:table-cell office:value-type="float" office:value="564.53894">
                <text:p>564.53894</text:p>
              </table:table-cell>
            </table:table-row>
            <table:table-row>
              <table:table-cell office:value-type="string">
                <text:p>Min 33</text:p>
              </table:table-cell>
              <table:table-cell office:value-type="float" office:value="7684.425">
                <text:p>7684.425</text:p>
              </table:table-cell>
              <table:table-cell office:value-type="float" office:value="578.89355">
                <text:p>578.89355</text:p>
              </table:table-cell>
            </table:table-row>
            <table:table-row>
              <table:table-cell office:value-type="string">
                <text:p>Min 34</text:p>
              </table:table-cell>
              <table:table-cell office:value-type="float" office:value="7627.581">
                <text:p>7627.581</text:p>
              </table:table-cell>
              <table:table-cell office:value-type="float" office:value="593.1046">
                <text:p>593.1046</text:p>
              </table:table-cell>
            </table:table-row>
            <table:table-row>
              <table:table-cell office:value-type="string">
                <text:p>Min 35</text:p>
              </table:table-cell>
              <table:table-cell office:value-type="float" office:value="7571.305">
                <text:p>7571.305</text:p>
              </table:table-cell>
              <table:table-cell office:value-type="float" office:value="607.1736">
                <text:p>607.1736</text:p>
              </table:table-cell>
            </table:table-row>
            <table:table-row>
              <table:table-cell office:value-type="string">
                <text:p>Min 36</text:p>
              </table:table-cell>
              <table:table-cell office:value-type="float" office:value="7515.592">
                <text:p>7515.592</text:p>
              </table:table-cell>
              <table:table-cell office:value-type="float" office:value="621.1018">
                <text:p>621.1018</text:p>
              </table:table-cell>
            </table:table-row>
            <table:table-row>
              <table:table-cell office:value-type="string">
                <text:p>Min 37</text:p>
              </table:table-cell>
              <table:table-cell office:value-type="float" office:value="7460.436">
                <text:p>7460.436</text:p>
              </table:table-cell>
              <table:table-cell office:value-type="float" office:value="634.8908">
                <text:p>634.8908</text:p>
              </table:table-cell>
            </table:table-row>
            <table:table-row>
              <table:table-cell office:value-type="string">
                <text:p>Min 38</text:p>
              </table:table-cell>
              <table:table-cell office:value-type="float" office:value="7405.8315">
                <text:p>7405.8315</text:p>
              </table:table-cell>
              <table:table-cell office:value-type="float" office:value="648.5419">
                <text:p>648.5419</text:p>
              </table:table-cell>
            </table:table-row>
            <table:table-row>
              <table:table-cell office:value-type="string">
                <text:p>Min 39</text:p>
              </table:table-cell>
              <table:table-cell office:value-type="float" office:value="7351.773">
                <text:p>7351.773</text:p>
              </table:table-cell>
              <table:table-cell office:value-type="float" office:value="662.05646">
                <text:p>662.05646</text:p>
              </table:table-cell>
            </table:table-row>
            <table:table-row>
              <table:table-cell office:value-type="string">
                <text:p>Min 40</text:p>
              </table:table-cell>
              <table:table-cell office:value-type="float" office:value="7298.2554">
                <text:p>7298.2554</text:p>
              </table:table-cell>
              <table:table-cell office:value-type="float" office:value="675.43585">
                <text:p>675.43585</text:p>
              </table:table-cell>
            </table:table-row>
            <table:table-row>
              <table:table-cell office:value-type="string">
                <text:p>Min 41</text:p>
              </table:table-cell>
              <table:table-cell office:value-type="float" office:value="7245.273">
                <text:p>7245.273</text:p>
              </table:table-cell>
              <table:table-cell office:value-type="float" office:value="688.6815">
                <text:p>688.6815</text:p>
              </table:table-cell>
            </table:table-row>
            <table:table-row>
              <table:table-cell office:value-type="string">
                <text:p>Min 42</text:p>
              </table:table-cell>
              <table:table-cell office:value-type="float" office:value="7192.8203">
                <text:p>7192.8203</text:p>
              </table:table-cell>
              <table:table-cell office:value-type="float" office:value="701.7947">
                <text:p>701.7947</text:p>
              </table:table-cell>
            </table:table-row>
            <table:table-row>
              <table:table-cell office:value-type="string">
                <text:p>Min 43</text:p>
              </table:table-cell>
              <table:table-cell office:value-type="float" office:value="7140.8926">
                <text:p>7140.8926</text:p>
              </table:table-cell>
              <table:table-cell office:value-type="float" office:value="714.77673">
                <text:p>714.77673</text:p>
              </table:table-cell>
            </table:table-row>
            <table:table-row>
              <table:table-cell office:value-type="string">
                <text:p>Min 44</text:p>
              </table:table-cell>
              <table:table-cell office:value-type="float" office:value="7089.4834">
                <text:p>7089.4834</text:p>
              </table:table-cell>
              <table:table-cell office:value-type="float" office:value="727.629">
                <text:p>727.629</text:p>
              </table:table-cell>
            </table:table-row>
            <table:table-row>
              <table:table-cell office:value-type="string">
                <text:p>Min 45</text:p>
              </table:table-cell>
              <table:table-cell office:value-type="float" office:value="7038.5884">
                <text:p>7038.5884</text:p>
              </table:table-cell>
              <table:table-cell office:value-type="float" office:value="740.35266">
                <text:p>740.35266</text:p>
              </table:table-cell>
            </table:table-row>
            <table:table-row>
              <table:table-cell office:value-type="string">
                <text:p>Min 46</text:p>
              </table:table-cell>
              <table:table-cell office:value-type="float" office:value="6988.2026">
                <text:p>6988.2026</text:p>
              </table:table-cell>
              <table:table-cell office:value-type="float" office:value="752.94916">
                <text:p>752.94916</text:p>
              </table:table-cell>
            </table:table-row>
            <table:table-row>
              <table:table-cell office:value-type="string">
                <text:p>Min 47</text:p>
              </table:table-cell>
              <table:table-cell office:value-type="float" office:value="6938.3203">
                <text:p>6938.3203</text:p>
              </table:table-cell>
              <table:table-cell office:value-type="float" office:value="765.4197">
                <text:p>765.4197</text:p>
              </table:table-cell>
            </table:table-row>
            <table:table-row>
              <table:table-cell office:value-type="string">
                <text:p>Min 48</text:p>
              </table:table-cell>
              <table:table-cell office:value-type="float" office:value="6888.9375">
                <text:p>6888.9375</text:p>
              </table:table-cell>
              <table:table-cell office:value-type="float" office:value="777.7655">
                <text:p>777.7655</text:p>
              </table:table-cell>
            </table:table-row>
            <table:table-row>
              <table:table-cell office:value-type="string">
                <text:p>Min 49</text:p>
              </table:table-cell>
              <table:table-cell office:value-type="float" office:value="6840.048">
                <text:p>6840.048</text:p>
              </table:table-cell>
              <table:table-cell office:value-type="float" office:value="789.98785">
                <text:p>789.98785</text:p>
              </table:table-cell>
            </table:table-row>
            <table:table-row>
              <table:table-cell office:value-type="string">
                <text:p>Min 50</text:p>
              </table:table-cell>
              <table:table-cell office:value-type="float" office:value="6791.6475">
                <text:p>6791.6475</text:p>
              </table:table-cell>
              <table:table-cell office:value-type="float" office:value="802.088">
                <text:p>802.088</text:p>
              </table:table-cell>
            </table:table-row>
            <table:table-row>
              <table:table-cell office:value-type="string">
                <text:p>Min 51</text:p>
              </table:table-cell>
              <table:table-cell office:value-type="float" office:value="6743.731">
                <text:p>6743.731</text:p>
              </table:table-cell>
              <table:table-cell office:value-type="float" office:value="814.06714">
                <text:p>814.06714</text:p>
              </table:table-cell>
            </table:table-row>
            <table:table-row>
              <table:table-cell office:value-type="string">
                <text:p>Min 52</text:p>
              </table:table-cell>
              <table:table-cell office:value-type="float" office:value="6696.2935">
                <text:p>6696.2935</text:p>
              </table:table-cell>
              <table:table-cell office:value-type="float" office:value="825.92645">
                <text:p>825.92645</text:p>
              </table:table-cell>
            </table:table-row>
            <table:table-row>
              <table:table-cell office:value-type="string">
                <text:p>Min 53</text:p>
              </table:table-cell>
              <table:table-cell office:value-type="float" office:value="6649.3306">
                <text:p>6649.3306</text:p>
              </table:table-cell>
              <table:table-cell office:value-type="float" office:value="837.6672">
                <text:p>837.6672</text:p>
              </table:table-cell>
            </table:table-row>
            <table:table-row>
              <table:table-cell office:value-type="string">
                <text:p>Min 54</text:p>
              </table:table-cell>
              <table:table-cell office:value-type="float" office:value="6602.837">
                <text:p>6602.837</text:p>
              </table:table-cell>
              <table:table-cell office:value-type="float" office:value="849.2905">
                <text:p>849.2905</text:p>
              </table:table-cell>
            </table:table-row>
            <table:table-row>
              <table:table-cell office:value-type="string">
                <text:p>Min 55</text:p>
              </table:table-cell>
              <table:table-cell office:value-type="float" office:value="6556.8086">
                <text:p>6556.8086</text:p>
              </table:table-cell>
              <table:table-cell office:value-type="float" office:value="860.79755">
                <text:p>860.79755</text:p>
              </table:table-cell>
            </table:table-row>
            <table:table-row>
              <table:table-cell office:value-type="string">
                <text:p>Min 56</text:p>
              </table:table-cell>
              <table:table-cell office:value-type="float" office:value="6511.2407">
                <text:p>6511.2407</text:p>
              </table:table-cell>
              <table:table-cell office:value-type="float" office:value="872.1896">
                <text:p>872.1896</text:p>
              </table:table-cell>
            </table:table-row>
            <table:table-row>
              <table:table-cell office:value-type="string">
                <text:p>Min 57</text:p>
              </table:table-cell>
              <table:table-cell office:value-type="float" office:value="6466.128">
                <text:p>6466.128</text:p>
              </table:table-cell>
              <table:table-cell office:value-type="float" office:value="883.4677">
                <text:p>883.4677</text:p>
              </table:table-cell>
            </table:table-row>
            <table:table-row>
              <table:table-cell office:value-type="string">
                <text:p>Min 58</text:p>
              </table:table-cell>
              <table:table-cell office:value-type="float" office:value="6421.4663">
                <text:p>6421.4663</text:p>
              </table:table-cell>
              <table:table-cell office:value-type="float" office:value="894.633">
                <text:p>894.633</text:p>
              </table:table-cell>
            </table:table-row>
            <table:table-row>
              <table:table-cell office:value-type="string">
                <text:p>Min 59</text:p>
              </table:table-cell>
              <table:table-cell office:value-type="float" office:value="6377.252">
                <text:p>6377.252</text:p>
              </table:table-cell>
              <table:table-cell office:value-type="float" office:value="905.6867">
                <text:p>905.6867</text:p>
              </table:table-cell>
            </table:table-row>
            <table:table-row>
              <table:table-cell office:value-type="string">
                <text:p>Min 60</text:p>
              </table:table-cell>
              <table:table-cell office:value-type="float" office:value="6333.4795">
                <text:p>6333.4795</text:p>
              </table:table-cell>
              <table:table-cell office:value-type="float" office:value="916.6298">
                <text:p>916.6298</text:p>
              </table:table-cell>
            </table:table-row>
            <table:table-row>
              <table:table-cell office:value-type="string">
                <text:p>Min 61</text:p>
              </table:table-cell>
              <table:table-cell office:value-type="float" office:value="6290.1445">
                <text:p>6290.1445</text:p>
              </table:table-cell>
              <table:table-cell office:value-type="float" office:value="927.4635">
                <text:p>927.4635</text:p>
              </table:table-cell>
            </table:table-row>
            <table:table-row>
              <table:table-cell office:value-type="string">
                <text:p>Min 62</text:p>
              </table:table-cell>
              <table:table-cell office:value-type="float" office:value="6247.243">
                <text:p>6247.243</text:p>
              </table:table-cell>
              <table:table-cell office:value-type="float" office:value="938.1889">
                <text:p>938.1889</text:p>
              </table:table-cell>
            </table:table-row>
            <table:table-row>
              <table:table-cell office:value-type="string">
                <text:p>Min 63</text:p>
              </table:table-cell>
              <table:table-cell office:value-type="float" office:value="6204.7705">
                <text:p>6204.7705</text:p>
              </table:table-cell>
              <table:table-cell office:value-type="float" office:value="948.807">
                <text:p>948.807</text:p>
              </table:table-cell>
            </table:table-row>
            <table:table-row>
              <table:table-cell office:value-type="string">
                <text:p>Min 64</text:p>
              </table:table-cell>
              <table:table-cell office:value-type="float" office:value="6162.723">
                <text:p>6162.723</text:p>
              </table:table-cell>
              <table:table-cell office:value-type="float" office:value="959.3189">
                <text:p>959.3189</text:p>
              </table:table-cell>
            </table:table-row>
            <table:table-row>
              <table:table-cell office:value-type="string">
                <text:p>Min 65</text:p>
              </table:table-cell>
              <table:table-cell office:value-type="float" office:value="6121.096">
                <text:p>6121.096</text:p>
              </table:table-cell>
              <table:table-cell office:value-type="float" office:value="969.72577">
                <text:p>969.72577</text:p>
              </table:table-cell>
            </table:table-row>
            <table:table-row>
              <table:table-cell office:value-type="string">
                <text:p>Min 66</text:p>
              </table:table-cell>
              <table:table-cell office:value-type="float" office:value="6079.885">
                <text:p>6079.885</text:p>
              </table:table-cell>
              <table:table-cell office:value-type="float" office:value="980.0285">
                <text:p>980.0285</text:p>
              </table:table-cell>
            </table:table-row>
            <table:table-row>
              <table:table-cell office:value-type="string">
                <text:p>Min 67</text:p>
              </table:table-cell>
              <table:table-cell office:value-type="float" office:value="6039.086">
                <text:p>6039.086</text:p>
              </table:table-cell>
              <table:table-cell office:value-type="float" office:value="990.2282">
                <text:p>990.2282</text:p>
              </table:table-cell>
            </table:table-row>
            <table:table-row>
              <table:table-cell office:value-type="string">
                <text:p>Min 68</text:p>
              </table:table-cell>
              <table:table-cell office:value-type="float" office:value="5998.695">
                <text:p>5998.695</text:p>
              </table:table-cell>
              <table:table-cell office:value-type="float" office:value="1000.32587">
                <text:p>1000.32587</text:p>
              </table:table-cell>
            </table:table-row>
            <table:table-row>
              <table:table-cell office:value-type="string">
                <text:p>Min 69</text:p>
              </table:table-cell>
              <table:table-cell office:value-type="float" office:value="5958.708">
                <text:p>5958.708</text:p>
              </table:table-cell>
              <table:table-cell office:value-type="float" office:value="1010.32263">
                <text:p>1010.32263</text:p>
              </table:table-cell>
            </table:table-row>
            <table:table-row>
              <table:table-cell office:value-type="string">
                <text:p>Min 70</text:p>
              </table:table-cell>
              <table:table-cell office:value-type="float" office:value="5919.121">
                <text:p>5919.121</text:p>
              </table:table-cell>
              <table:table-cell office:value-type="float" office:value="1020.21936">
                <text:p>1020.21936</text:p>
              </table:table-cell>
            </table:table-row>
            <table:table-row>
              <table:table-cell office:value-type="string">
                <text:p>Min 71</text:p>
              </table:table-cell>
              <table:table-cell office:value-type="float" office:value="5879.93">
                <text:p>5879.93</text:p>
              </table:table-cell>
              <table:table-cell office:value-type="float" office:value="1030.0172">
                <text:p>1030.0172</text:p>
              </table:table-cell>
            </table:table-row>
            <table:table-row>
              <table:table-cell office:value-type="string">
                <text:p>Min 72</text:p>
              </table:table-cell>
              <table:table-cell office:value-type="float" office:value="5841.1304">
                <text:p>5841.1304</text:p>
              </table:table-cell>
              <table:table-cell office:value-type="float" office:value="1039.717">
                <text:p>1039.717</text:p>
              </table:table-cell>
            </table:table-row>
            <table:table-row>
              <table:table-cell office:value-type="string">
                <text:p>Min 73</text:p>
              </table:table-cell>
              <table:table-cell office:value-type="float" office:value="5802.719">
                <text:p>5802.719</text:p>
              </table:table-cell>
              <table:table-cell office:value-type="float" office:value="1049.3198">
                <text:p>1049.3198</text:p>
              </table:table-cell>
            </table:table-row>
            <table:table-row>
              <table:table-cell office:value-type="string">
                <text:p>Min 74</text:p>
              </table:table-cell>
              <table:table-cell office:value-type="float" office:value="5764.692">
                <text:p>5764.692</text:p>
              </table:table-cell>
              <table:table-cell office:value-type="float" office:value="1058.8267">
                <text:p>1058.8267</text:p>
              </table:table-cell>
            </table:table-row>
            <table:table-row>
              <table:table-cell office:value-type="string">
                <text:p>Min 75</text:p>
              </table:table-cell>
              <table:table-cell office:value-type="float" office:value="5727.045">
                <text:p>5727.045</text:p>
              </table:table-cell>
              <table:table-cell office:value-type="float" office:value="1068.2384">
                <text:p>1068.2384</text:p>
              </table:table-cell>
            </table:table-row>
            <table:table-row>
              <table:table-cell office:value-type="string">
                <text:p>Min 76</text:p>
              </table:table-cell>
              <table:table-cell office:value-type="float" office:value="5689.7744">
                <text:p>5689.7744</text:p>
              </table:table-cell>
              <table:table-cell office:value-type="float" office:value="1077.556">
                <text:p>1077.556</text:p>
              </table:table-cell>
            </table:table-row>
            <table:table-row>
              <table:table-cell office:value-type="string">
                <text:p>Min 77</text:p>
              </table:table-cell>
              <table:table-cell office:value-type="float" office:value="5652.877">
                <text:p>5652.877</text:p>
              </table:table-cell>
              <table:table-cell office:value-type="float" office:value="1086.7804">
                <text:p>1086.7804</text:p>
              </table:table-cell>
            </table:table-row>
            <table:table-row>
              <table:table-cell office:value-type="string">
                <text:p>Min 78</text:p>
              </table:table-cell>
              <table:table-cell office:value-type="float" office:value="5616.348">
                <text:p>5616.348</text:p>
              </table:table-cell>
              <table:table-cell office:value-type="float" office:value="1095.9126">
                <text:p>1095.9126</text:p>
              </table:table-cell>
            </table:table-row>
            <table:table-row>
              <table:table-cell office:value-type="string">
                <text:p>Min 79</text:p>
              </table:table-cell>
              <table:table-cell office:value-type="float" office:value="5580.1846">
                <text:p>5580.1846</text:p>
              </table:table-cell>
              <table:table-cell office:value-type="float" office:value="1104.9535">
                <text:p>1104.9535</text:p>
              </table:table-cell>
            </table:table-row>
            <table:table-row>
              <table:table-cell office:value-type="string">
                <text:p>Min 80</text:p>
              </table:table-cell>
              <table:table-cell office:value-type="float" office:value="5544.3823">
                <text:p>5544.3823</text:p>
              </table:table-cell>
              <table:table-cell office:value-type="float" office:value="1113.904">
                <text:p>1113.904</text:p>
              </table:table-cell>
            </table:table-row>
            <table:table-row>
              <table:table-cell office:value-type="string">
                <text:p>Min 81</text:p>
              </table:table-cell>
              <table:table-cell office:value-type="float" office:value="5508.9385">
                <text:p>5508.9385</text:p>
              </table:table-cell>
              <table:table-cell office:value-type="float" office:value="1122.765">
                <text:p>1122.765</text:p>
              </table:table-cell>
            </table:table-row>
            <table:table-row>
              <table:table-cell office:value-type="string">
                <text:p>Min 82</text:p>
              </table:table-cell>
              <table:table-cell office:value-type="float" office:value="5473.849">
                <text:p>5473.849</text:p>
              </table:table-cell>
              <table:table-cell office:value-type="float" office:value="1131.5374">
                <text:p>1131.5374</text:p>
              </table:table-cell>
            </table:table-row>
            <table:table-row>
              <table:table-cell office:value-type="string">
                <text:p>Min 83</text:p>
              </table:table-cell>
              <table:table-cell office:value-type="float" office:value="5439.1104">
                <text:p>5439.1104</text:p>
              </table:table-cell>
              <table:table-cell office:value-type="float" office:value="1140.222">
                <text:p>1140.222</text:p>
              </table:table-cell>
            </table:table-row>
            <table:table-row>
              <table:table-cell office:value-type="string">
                <text:p>Min 84</text:p>
              </table:table-cell>
              <table:table-cell office:value-type="float" office:value="5404.7197">
                <text:p>5404.7197</text:p>
              </table:table-cell>
              <table:table-cell office:value-type="float" office:value="1148.8197">
                <text:p>1148.8197</text:p>
              </table:table-cell>
            </table:table-row>
            <table:table-row>
              <table:table-cell office:value-type="string">
                <text:p>Min 85</text:p>
              </table:table-cell>
              <table:table-cell office:value-type="float" office:value="5370.6724">
                <text:p>5370.6724</text:p>
              </table:table-cell>
              <table:table-cell office:value-type="float" office:value="1157.3315">
                <text:p>1157.3315</text:p>
              </table:table-cell>
            </table:table-row>
            <table:table-row>
              <table:table-cell office:value-type="string">
                <text:p>Min 86</text:p>
              </table:table-cell>
              <table:table-cell office:value-type="float" office:value="5336.966">
                <text:p>5336.966</text:p>
              </table:table-cell>
              <table:table-cell office:value-type="float" office:value="1165.7582">
                <text:p>1165.7582</text:p>
              </table:table-cell>
            </table:table-row>
            <table:table-row>
              <table:table-cell office:value-type="string">
                <text:p>Min 87</text:p>
              </table:table-cell>
              <table:table-cell office:value-type="float" office:value="5303.5967">
                <text:p>5303.5967</text:p>
              </table:table-cell>
              <table:table-cell office:value-type="float" office:value="1174.1005">
                <text:p>1174.1005</text:p>
              </table:table-cell>
            </table:table-row>
            <table:table-row>
              <table:table-cell office:value-type="string">
                <text:p>Min 88</text:p>
              </table:table-cell>
              <table:table-cell office:value-type="float" office:value="5270.5605">
                <text:p>5270.5605</text:p>
              </table:table-cell>
              <table:table-cell office:value-type="float" office:value="1182.3595">
                <text:p>1182.3595</text:p>
              </table:table-cell>
            </table:table-row>
            <table:table-row>
              <table:table-cell office:value-type="string">
                <text:p>Min 89</text:p>
              </table:table-cell>
              <table:table-cell office:value-type="float" office:value="5237.855">
                <text:p>5237.855</text:p>
              </table:table-cell>
              <table:table-cell office:value-type="float" office:value="1190.5359">
                <text:p>1190.5359</text:p>
              </table:table-cell>
            </table:table-row>
            <table:table-row>
              <table:table-cell office:value-type="string">
                <text:p>Min 90</text:p>
              </table:table-cell>
              <table:table-cell office:value-type="float" office:value="5205.4766">
                <text:p>5205.4766</text:p>
              </table:table-cell>
              <table:table-cell office:value-type="float" office:value="1198.6305">
                <text:p>1198.6305</text:p>
              </table:table-cell>
            </table:table-row>
            <table:table-row>
              <table:table-cell office:value-type="string">
                <text:p>Min 91</text:p>
              </table:table-cell>
              <table:table-cell office:value-type="float" office:value="5173.4214">
                <text:p>5173.4214</text:p>
              </table:table-cell>
              <table:table-cell office:value-type="float" office:value="1206.6443">
                <text:p>1206.6443</text:p>
              </table:table-cell>
            </table:table-row>
            <table:table-row>
              <table:table-cell office:value-type="string">
                <text:p>Min 92</text:p>
              </table:table-cell>
              <table:table-cell office:value-type="float" office:value="5141.6875">
                <text:p>5141.6875</text:p>
              </table:table-cell>
              <table:table-cell office:value-type="float" office:value="1214.5778">
                <text:p>1214.5778</text:p>
              </table:table-cell>
            </table:table-row>
            <table:table-row>
              <table:table-cell office:value-type="string">
                <text:p>Min 93</text:p>
              </table:table-cell>
              <table:table-cell office:value-type="float" office:value="5110.2705">
                <text:p>5110.2705</text:p>
              </table:table-cell>
              <table:table-cell office:value-type="float" office:value="1222.432">
                <text:p>1222.432</text:p>
              </table:table-cell>
            </table:table-row>
            <table:table-row>
              <table:table-cell office:value-type="string">
                <text:p>Min 94</text:p>
              </table:table-cell>
              <table:table-cell office:value-type="float" office:value="5079.168">
                <text:p>5079.168</text:p>
              </table:table-cell>
              <table:table-cell office:value-type="float" office:value="1230.2076">
                <text:p>1230.2076</text:p>
              </table:table-cell>
            </table:table-row>
            <table:table-row>
              <table:table-cell office:value-type="string">
                <text:p>Min 95</text:p>
              </table:table-cell>
              <table:table-cell office:value-type="float" office:value="5048.3765">
                <text:p>5048.3765</text:p>
              </table:table-cell>
              <table:table-cell office:value-type="float" office:value="1237.9055">
                <text:p>1237.9055</text:p>
              </table:table-cell>
            </table:table-row>
            <table:table-row>
              <table:table-cell office:value-type="string">
                <text:p>Min 96</text:p>
              </table:table-cell>
              <table:table-cell office:value-type="float" office:value="5017.8926">
                <text:p>5017.8926</text:p>
              </table:table-cell>
              <table:table-cell office:value-type="float" office:value="1245.5265">
                <text:p>1245.5265</text:p>
              </table:table-cell>
            </table:table-row>
            <table:table-row>
              <table:table-cell office:value-type="string">
                <text:p>Min 97</text:p>
              </table:table-cell>
              <table:table-cell office:value-type="float" office:value="4987.7134">
                <text:p>4987.7134</text:p>
              </table:table-cell>
              <table:table-cell office:value-type="float" office:value="1253.0713">
                <text:p>1253.0713</text:p>
              </table:table-cell>
            </table:table-row>
            <table:table-row>
              <table:table-cell office:value-type="string">
                <text:p>Min 98</text:p>
              </table:table-cell>
              <table:table-cell office:value-type="float" office:value="4957.8364">
                <text:p>4957.8364</text:p>
              </table:table-cell>
              <table:table-cell office:value-type="float" office:value="1260.5405">
                <text:p>1260.5405</text:p>
              </table:table-cell>
            </table:table-row>
            <table:table-row>
              <table:table-cell office:value-type="string">
                <text:p>Min 99</text:p>
              </table:table-cell>
              <table:table-cell office:value-type="float" office:value="4928.258">
                <text:p>4928.258</text:p>
              </table:table-cell>
              <table:table-cell office:value-type="float" office:value="1267.9352">
                <text:p>1267.9352</text:p>
              </table:table-cell>
            </table:table-row>
            <table:table-row>
              <table:table-cell office:value-type="string">
                <text:p>Min 100</text:p>
              </table:table-cell>
              <table:table-cell office:value-type="float" office:value="4898.9756">
                <text:p>4898.9756</text:p>
              </table:table-cell>
              <table:table-cell office:value-type="float" office:value="1275.2557">
                <text:p>1275.2557</text:p>
              </table:table-cell>
            </table:table-row>
            <table:table-row>
              <table:table-cell office:value-type="string">
                <text:p>Min 101</text:p>
              </table:table-cell>
              <table:table-cell office:value-type="float" office:value="4869.9854">
                <text:p>4869.9854</text:p>
              </table:table-cell>
              <table:table-cell office:value-type="float" office:value="1282.5033">
                <text:p>1282.5033</text:p>
              </table:table-cell>
            </table:table-row>
            <table:table-row>
              <table:table-cell office:value-type="string">
                <text:p>Min 102</text:p>
              </table:table-cell>
              <table:table-cell office:value-type="float" office:value="4841.2856">
                <text:p>4841.2856</text:p>
              </table:table-cell>
              <table:table-cell office:value-type="float" office:value="1289.6782">
                <text:p>1289.6782</text:p>
              </table:table-cell>
            </table:table-row>
            <table:table-row>
              <table:table-cell office:value-type="string">
                <text:p>Min 103</text:p>
              </table:table-cell>
              <table:table-cell office:value-type="float" office:value="4812.8726">
                <text:p>4812.8726</text:p>
              </table:table-cell>
              <table:table-cell office:value-type="float" office:value="1296.7815">
                <text:p>1296.7815</text:p>
              </table:table-cell>
            </table:table-row>
            <table:table-row>
              <table:table-cell office:value-type="string">
                <text:p>Min 104</text:p>
              </table:table-cell>
              <table:table-cell office:value-type="float" office:value="4784.744">
                <text:p>4784.744</text:p>
              </table:table-cell>
              <table:table-cell office:value-type="float" office:value="1303.8136">
                <text:p>1303.8136</text:p>
              </table:table-cell>
            </table:table-row>
            <table:table-row>
              <table:table-cell office:value-type="string">
                <text:p>Min 105</text:p>
              </table:table-cell>
              <table:table-cell office:value-type="float" office:value="4756.8965">
                <text:p>4756.8965</text:p>
              </table:table-cell>
              <table:table-cell office:value-type="float" office:value="1310.7755">
                <text:p>1310.7755</text:p>
              </table:table-cell>
            </table:table-row>
            <table:table-row>
              <table:table-cell office:value-type="string">
                <text:p>Min 106</text:p>
              </table:table-cell>
              <table:table-cell office:value-type="float" office:value="4729.3276">
                <text:p>4729.3276</text:p>
              </table:table-cell>
              <table:table-cell office:value-type="float" office:value="1317.6677">
                <text:p>1317.6677</text:p>
              </table:table-cell>
            </table:table-row>
            <table:table-row>
              <table:table-cell office:value-type="string">
                <text:p>Min 107</text:p>
              </table:table-cell>
              <table:table-cell office:value-type="float" office:value="4702.034">
                <text:p>4702.034</text:p>
              </table:table-cell>
              <table:table-cell office:value-type="float" office:value="1324.4911">
                <text:p>1324.4911</text:p>
              </table:table-cell>
            </table:table-row>
            <table:table-row>
              <table:table-cell office:value-type="string">
                <text:p>Min 108</text:p>
              </table:table-cell>
              <table:table-cell office:value-type="float" office:value="4675.0137">
                <text:p>4675.0137</text:p>
              </table:table-cell>
              <table:table-cell office:value-type="float" office:value="1331.2462">
                <text:p>1331.2462</text:p>
              </table:table-cell>
            </table:table-row>
            <table:table-row>
              <table:table-cell office:value-type="string">
                <text:p>Min 109</text:p>
              </table:table-cell>
              <table:table-cell office:value-type="float" office:value="4648.2637">
                <text:p>4648.2637</text:p>
              </table:table-cell>
              <table:table-cell office:value-type="float" office:value="1337.9337">
                <text:p>1337.9337</text:p>
              </table:table-cell>
            </table:table-row>
            <table:table-row>
              <table:table-cell office:value-type="string">
                <text:p>Min 110</text:p>
              </table:table-cell>
              <table:table-cell office:value-type="float" office:value="4621.781">
                <text:p>4621.781</text:p>
              </table:table-cell>
              <table:table-cell office:value-type="float" office:value="1344.5543">
                <text:p>1344.5543</text:p>
              </table:table-cell>
            </table:table-row>
            <table:table-row>
              <table:table-cell office:value-type="string">
                <text:p>Min 111</text:p>
              </table:table-cell>
              <table:table-cell office:value-type="float" office:value="4595.563">
                <text:p>4595.563</text:p>
              </table:table-cell>
              <table:table-cell office:value-type="float" office:value="1351.1089">
                <text:p>1351.1089</text:p>
              </table:table-cell>
            </table:table-row>
            <table:table-row>
              <table:table-cell office:value-type="string">
                <text:p>Min 112</text:p>
              </table:table-cell>
              <table:table-cell office:value-type="float" office:value="4569.6074">
                <text:p>4569.6074</text:p>
              </table:table-cell>
              <table:table-cell office:value-type="float" office:value="1357.5978">
                <text:p>1357.5978</text:p>
              </table:table-cell>
            </table:table-row>
            <table:table-row>
              <table:table-cell office:value-type="string">
                <text:p>Min 113</text:p>
              </table:table-cell>
              <table:table-cell office:value-type="float" office:value="4543.9116">
                <text:p>4543.9116</text:p>
              </table:table-cell>
              <table:table-cell office:value-type="float" office:value="1364.0217">
                <text:p>1364.0217</text:p>
              </table:table-cell>
            </table:table-row>
            <table:table-row>
              <table:table-cell office:value-type="string">
                <text:p>Min 114</text:p>
              </table:table-cell>
              <table:table-cell office:value-type="float" office:value="4518.4727">
                <text:p>4518.4727</text:p>
              </table:table-cell>
              <table:table-cell office:value-type="float" office:value="1370.3815">
                <text:p>1370.3815</text:p>
              </table:table-cell>
            </table:table-row>
            <table:table-row>
              <table:table-cell office:value-type="string">
                <text:p>Min 115</text:p>
              </table:table-cell>
              <table:table-cell office:value-type="float" office:value="4493.288">
                <text:p>4493.288</text:p>
              </table:table-cell>
              <table:table-cell office:value-type="float" office:value="1376.6776">
                <text:p>1376.6776</text:p>
              </table:table-cell>
            </table:table-row>
            <table:table-row>
              <table:table-cell office:value-type="string">
                <text:p>Min 116</text:p>
              </table:table-cell>
              <table:table-cell office:value-type="float" office:value="4468.355">
                <text:p>4468.355</text:p>
              </table:table-cell>
              <table:table-cell office:value-type="float" office:value="1382.9109">
                <text:p>1382.9109</text:p>
              </table:table-cell>
            </table:table-row>
            <table:table-row>
              <table:table-cell office:value-type="string">
                <text:p>Min 117</text:p>
              </table:table-cell>
              <table:table-cell office:value-type="float" office:value="4443.6714">
                <text:p>4443.6714</text:p>
              </table:table-cell>
              <table:table-cell office:value-type="float" office:value="1389.0818">
                <text:p>1389.0818</text:p>
              </table:table-cell>
            </table:table-row>
            <table:table-row>
              <table:table-cell office:value-type="string">
                <text:p>Min 118</text:p>
              </table:table-cell>
              <table:table-cell office:value-type="float" office:value="4419.235">
                <text:p>4419.235</text:p>
              </table:table-cell>
              <table:table-cell office:value-type="float" office:value="1395.1909">
                <text:p>1395.1909</text:p>
              </table:table-cell>
            </table:table-row>
            <table:table-row>
              <table:table-cell office:value-type="string">
                <text:p>Min 119</text:p>
              </table:table-cell>
              <table:table-cell office:value-type="float" office:value="4395.0425">
                <text:p>4395.0425</text:p>
              </table:table-cell>
              <table:table-cell office:value-type="float" office:value="1401.239">
                <text:p>1401.239</text:p>
              </table:table-cell>
            </table:table-row>
            <table:table-row>
              <table:table-cell office:value-type="string">
                <text:p>Min 120</text:p>
              </table:table-cell>
              <table:table-cell office:value-type="float" office:value="4371.092">
                <text:p>4371.092</text:p>
              </table:table-cell>
              <table:table-cell office:value-type="float" office:value="1407.2267">
                <text:p>1407.2267</text:p>
              </table:table-cell>
            </table:table-row>
            <table:table-row>
              <table:table-cell office:value-type="string">
                <text:p>Min 121</text:p>
              </table:table-cell>
              <table:table-cell office:value-type="float" office:value="4347.381">
                <text:p>4347.381</text:p>
              </table:table-cell>
              <table:table-cell office:value-type="float" office:value="1413.1544">
                <text:p>1413.1544</text:p>
              </table:table-cell>
            </table:table-row>
            <table:table-row>
              <table:table-cell office:value-type="string">
                <text:p>Min 122</text:p>
              </table:table-cell>
              <table:table-cell office:value-type="float" office:value="4323.907">
                <text:p>4323.907</text:p>
              </table:table-cell>
              <table:table-cell office:value-type="float" office:value="1419.0228">
                <text:p>1419.0228</text:p>
              </table:table-cell>
            </table:table-row>
            <table:table-row>
              <table:table-cell office:value-type="string">
                <text:p>Min 123</text:p>
              </table:table-cell>
              <table:table-cell office:value-type="float" office:value="4300.668">
                <text:p>4300.668</text:p>
              </table:table-cell>
              <table:table-cell office:value-type="float" office:value="1424.8326">
                <text:p>1424.8326</text:p>
              </table:table-cell>
            </table:table-row>
            <table:table-row>
              <table:table-cell office:value-type="string">
                <text:p>Min 124</text:p>
              </table:table-cell>
              <table:table-cell office:value-type="float" office:value="4277.6616">
                <text:p>4277.6616</text:p>
              </table:table-cell>
              <table:table-cell office:value-type="float" office:value="1430.5842">
                <text:p>1430.5842</text:p>
              </table:table-cell>
            </table:table-row>
            <table:table-row>
              <table:table-cell office:value-type="string">
                <text:p>Min 125</text:p>
              </table:table-cell>
              <table:table-cell office:value-type="float" office:value="4254.885">
                <text:p>4254.885</text:p>
              </table:table-cell>
              <table:table-cell office:value-type="float" office:value="1436.2783">
                <text:p>1436.2783</text:p>
              </table:table-cell>
            </table:table-row>
            <table:table-row>
              <table:table-cell office:value-type="string">
                <text:p>Min 126</text:p>
              </table:table-cell>
              <table:table-cell office:value-type="float" office:value="4232.336">
                <text:p>4232.336</text:p>
              </table:table-cell>
              <table:table-cell office:value-type="float" office:value="1441.9156">
                <text:p>1441.9156</text:p>
              </table:table-cell>
            </table:table-row>
            <table:table-row>
              <table:table-cell office:value-type="string">
                <text:p>Min 127</text:p>
              </table:table-cell>
              <table:table-cell office:value-type="float" office:value="4210.0127">
                <text:p>4210.0127</text:p>
              </table:table-cell>
              <table:table-cell office:value-type="float" office:value="1447.4965">
                <text:p>1447.4965</text:p>
              </table:table-cell>
            </table:table-row>
            <table:table-row>
              <table:table-cell office:value-type="string">
                <text:p>Min 128</text:p>
              </table:table-cell>
              <table:table-cell office:value-type="float" office:value="4187.912">
                <text:p>4187.912</text:p>
              </table:table-cell>
              <table:table-cell office:value-type="float" office:value="1453.0215">
                <text:p>1453.0215</text:p>
              </table:table-cell>
            </table:table-row>
            <table:table-row>
              <table:table-cell office:value-type="string">
                <text:p>Min 129</text:p>
              </table:table-cell>
              <table:table-cell office:value-type="float" office:value="4166.033">
                <text:p>4166.033</text:p>
              </table:table-cell>
              <table:table-cell office:value-type="float" office:value="1458.4912">
                <text:p>1458.4912</text:p>
              </table:table-cell>
            </table:table-row>
            <table:table-row>
              <table:table-cell office:value-type="string">
                <text:p>Min 130</text:p>
              </table:table-cell>
              <table:table-cell office:value-type="float" office:value="4144.373">
                <text:p>4144.373</text:p>
              </table:table-cell>
              <table:table-cell office:value-type="float" office:value="1463.9064">
                <text:p>1463.9064</text:p>
              </table:table-cell>
            </table:table-row>
            <table:table-row>
              <table:table-cell office:value-type="string">
                <text:p>Min 131</text:p>
              </table:table-cell>
              <table:table-cell office:value-type="float" office:value="4122.929">
                <text:p>4122.929</text:p>
              </table:table-cell>
              <table:table-cell office:value-type="float" office:value="1469.2672">
                <text:p>1469.2672</text:p>
              </table:table-cell>
            </table:table-row>
            <table:table-row>
              <table:table-cell office:value-type="string">
                <text:p>Min 132</text:p>
              </table:table-cell>
              <table:table-cell office:value-type="float" office:value="4101.7">
                <text:p>4101.7</text:p>
              </table:table-cell>
              <table:table-cell office:value-type="float" office:value="1474.5746">
                <text:p>1474.5746</text:p>
              </table:table-cell>
            </table:table-row>
            <table:table-row>
              <table:table-cell office:value-type="string">
                <text:p>Min 133</text:p>
              </table:table-cell>
              <table:table-cell office:value-type="float" office:value="4080.6833">
                <text:p>4080.6833</text:p>
              </table:table-cell>
              <table:table-cell office:value-type="float" office:value="1479.8289">
                <text:p>1479.8289</text:p>
              </table:table-cell>
            </table:table-row>
            <table:table-row>
              <table:table-cell office:value-type="string">
                <text:p>Min 134</text:p>
              </table:table-cell>
              <table:table-cell office:value-type="float" office:value="4059.8765">
                <text:p>4059.8765</text:p>
              </table:table-cell>
              <table:table-cell office:value-type="float" office:value="1485.0306">
                <text:p>1485.0306</text:p>
              </table:table-cell>
            </table:table-row>
            <table:table-row>
              <table:table-cell office:value-type="string">
                <text:p>Min 135</text:p>
              </table:table-cell>
              <table:table-cell office:value-type="float" office:value="4039.2778">
                <text:p>4039.2778</text:p>
              </table:table-cell>
              <table:table-cell office:value-type="float" office:value="1490.1804">
                <text:p>1490.1804</text:p>
              </table:table-cell>
            </table:table-row>
            <table:table-row>
              <table:table-cell office:value-type="string">
                <text:p>Min 136</text:p>
              </table:table-cell>
              <table:table-cell office:value-type="float" office:value="4018.885">
                <text:p>4018.885</text:p>
              </table:table-cell>
              <table:table-cell office:value-type="float" office:value="1495.2786">
                <text:p>1495.2786</text:p>
              </table:table-cell>
            </table:table-row>
            <table:table-row>
              <table:table-cell office:value-type="string">
                <text:p>Min 137</text:p>
              </table:table-cell>
              <table:table-cell office:value-type="float" office:value="3998.6963">
                <text:p>3998.6963</text:p>
              </table:table-cell>
              <table:table-cell office:value-type="float" office:value="1500.3259">
                <text:p>1500.3259</text:p>
              </table:table-cell>
            </table:table-row>
            <table:table-row>
              <table:table-cell office:value-type="string">
                <text:p>Min 138</text:p>
              </table:table-cell>
              <table:table-cell office:value-type="float" office:value="3978.7092">
                <text:p>3978.7092</text:p>
              </table:table-cell>
              <table:table-cell office:value-type="float" office:value="1505.3226">
                <text:p>1505.3226</text:p>
              </table:table-cell>
            </table:table-row>
            <table:table-row>
              <table:table-cell office:value-type="string">
                <text:p>Min 139</text:p>
              </table:table-cell>
              <table:table-cell office:value-type="float" office:value="3958.9224">
                <text:p>3958.9224</text:p>
              </table:table-cell>
              <table:table-cell office:value-type="float" office:value="1510.2694">
                <text:p>1510.2694</text:p>
              </table:table-cell>
            </table:table-row>
            <table:table-row>
              <table:table-cell office:value-type="string">
                <text:p>Min 140</text:p>
              </table:table-cell>
              <table:table-cell office:value-type="float" office:value="3939.333">
                <text:p>3939.333</text:p>
              </table:table-cell>
              <table:table-cell office:value-type="float" office:value="1515.1666">
                <text:p>1515.1666</text:p>
              </table:table-cell>
            </table:table-row>
            <table:table-row>
              <table:table-cell office:value-type="string">
                <text:p>Min 141</text:p>
              </table:table-cell>
              <table:table-cell office:value-type="float" office:value="3919.9397">
                <text:p>3919.9397</text:p>
              </table:table-cell>
              <table:table-cell office:value-type="float" office:value="1520.015">
                <text:p>1520.015</text:p>
              </table:table-cell>
            </table:table-row>
            <table:table-row>
              <table:table-cell office:value-type="string">
                <text:p>Min 142</text:p>
              </table:table-cell>
              <table:table-cell office:value-type="float" office:value="3900.7402">
                <text:p>3900.7402</text:p>
              </table:table-cell>
              <table:table-cell office:value-type="float" office:value="1524.8148">
                <text:p>1524.8148</text:p>
              </table:table-cell>
            </table:table-row>
            <table:table-row>
              <table:table-cell office:value-type="string">
                <text:p>Min 143</text:p>
              </table:table-cell>
              <table:table-cell office:value-type="float" office:value="3881.7327">
                <text:p>3881.7327</text:p>
              </table:table-cell>
              <table:table-cell office:value-type="float" office:value="1529.5668">
                <text:p>1529.5668</text:p>
              </table:table-cell>
            </table:table-row>
            <table:table-row>
              <table:table-cell office:value-type="string">
                <text:p>Min 144</text:p>
              </table:table-cell>
              <table:table-cell office:value-type="float" office:value="3862.9155">
                <text:p>3862.9155</text:p>
              </table:table-cell>
              <table:table-cell office:value-type="float" office:value="1534.2711">
                <text:p>1534.2711</text:p>
              </table:table-cell>
            </table:table-row>
            <table:table-row>
              <table:table-cell office:value-type="string">
                <text:p>Min 145</text:p>
              </table:table-cell>
              <table:table-cell office:value-type="float" office:value="3844.2861">
                <text:p>3844.2861</text:p>
              </table:table-cell>
              <table:table-cell office:value-type="float" office:value="1538.9283">
                <text:p>1538.9283</text:p>
              </table:table-cell>
            </table:table-row>
            <table:table-row>
              <table:table-cell office:value-type="string">
                <text:p>Min 146</text:p>
              </table:table-cell>
              <table:table-cell office:value-type="float" office:value="3825.8435">
                <text:p>3825.8435</text:p>
              </table:table-cell>
              <table:table-cell office:value-type="float" office:value="1543.5392">
                <text:p>1543.5392</text:p>
              </table:table-cell>
            </table:table-row>
            <table:table-row>
              <table:table-cell office:value-type="string">
                <text:p>Min 147</text:p>
              </table:table-cell>
              <table:table-cell office:value-type="float" office:value="3807.585">
                <text:p>3807.585</text:p>
              </table:table-cell>
              <table:table-cell office:value-type="float" office:value="1548.1038">
                <text:p>1548.1038</text:p>
              </table:table-cell>
            </table:table-row>
            <table:table-row>
              <table:table-cell office:value-type="string">
                <text:p>Min 148</text:p>
              </table:table-cell>
              <table:table-cell office:value-type="float" office:value="3789.5093">
                <text:p>3789.5093</text:p>
              </table:table-cell>
              <table:table-cell office:value-type="float" office:value="1552.6228">
                <text:p>1552.6228</text:p>
              </table:table-cell>
            </table:table-row>
            <table:table-row>
              <table:table-cell office:value-type="string">
                <text:p>Min 149</text:p>
              </table:table-cell>
              <table:table-cell office:value-type="float" office:value="3771.6143">
                <text:p>3771.6143</text:p>
              </table:table-cell>
              <table:table-cell office:value-type="float" office:value="1557.0966">
                <text:p>1557.0966</text:p>
              </table:table-cell>
            </table:table-row>
            <table:table-row>
              <table:table-cell office:value-type="string">
                <text:p>Min 150</text:p>
              </table:table-cell>
              <table:table-cell office:value-type="float" office:value="3753.898">
                <text:p>3753.898</text:p>
              </table:table-cell>
              <table:table-cell office:value-type="float" office:value="1561.5255">
                <text:p>1561.5255</text:p>
              </table:table-cell>
            </table:table-row>
            <table:table-row>
              <table:table-cell office:value-type="string">
                <text:p>Min 151</text:p>
              </table:table-cell>
              <table:table-cell office:value-type="float" office:value="3736.359">
                <text:p>3736.359</text:p>
              </table:table-cell>
              <table:table-cell office:value-type="float" office:value="1565.9103">
                <text:p>1565.9103</text:p>
              </table:table-cell>
            </table:table-row>
            <table:table-row>
              <table:table-cell office:value-type="string">
                <text:p>Min 152</text:p>
              </table:table-cell>
              <table:table-cell office:value-type="float" office:value="3718.9956">
                <text:p>3718.9956</text:p>
              </table:table-cell>
              <table:table-cell office:value-type="float" office:value="1570.2511">
                <text:p>1570.2511</text:p>
              </table:table-cell>
            </table:table-row>
            <table:table-row>
              <table:table-cell office:value-type="string">
                <text:p>Min 153</text:p>
              </table:table-cell>
              <table:table-cell office:value-type="float" office:value="3701.8054">
                <text:p>3701.8054</text:p>
              </table:table-cell>
              <table:table-cell office:value-type="float" office:value="1574.5486">
                <text:p>1574.5486</text:p>
              </table:table-cell>
            </table:table-row>
            <table:table-row>
              <table:table-cell office:value-type="string">
                <text:p>Min 154</text:p>
              </table:table-cell>
              <table:table-cell office:value-type="float" office:value="3684.7876">
                <text:p>3684.7876</text:p>
              </table:table-cell>
              <table:table-cell office:value-type="float" office:value="1578.8031">
                <text:p>1578.8031</text:p>
              </table:table-cell>
            </table:table-row>
            <table:table-row>
              <table:table-cell office:value-type="string">
                <text:p>Min 155</text:p>
              </table:table-cell>
              <table:table-cell office:value-type="float" office:value="3667.9395">
                <text:p>3667.9395</text:p>
              </table:table-cell>
              <table:table-cell office:value-type="float" office:value="1583.0151">
                <text:p>1583.0151</text:p>
              </table:table-cell>
            </table:table-row>
            <table:table-row>
              <table:table-cell office:value-type="string">
                <text:p>Min 156</text:p>
              </table:table-cell>
              <table:table-cell office:value-type="float" office:value="3651.26">
                <text:p>3651.26</text:p>
              </table:table-cell>
              <table:table-cell office:value-type="float" office:value="1587.185">
                <text:p>1587.185</text:p>
              </table:table-cell>
            </table:table-row>
            <table:table-row>
              <table:table-cell office:value-type="string">
                <text:p>Min 157</text:p>
              </table:table-cell>
              <table:table-cell office:value-type="float" office:value="3634.7476">
                <text:p>3634.7476</text:p>
              </table:table-cell>
              <table:table-cell office:value-type="float" office:value="1591.3131">
                <text:p>1591.3131</text:p>
              </table:table-cell>
            </table:table-row>
            <table:table-row>
              <table:table-cell office:value-type="string">
                <text:p>Min 158</text:p>
              </table:table-cell>
              <table:table-cell office:value-type="float" office:value="3618.4">
                <text:p>3618.4</text:p>
              </table:table-cell>
              <table:table-cell office:value-type="float" office:value="1595.4">
                <text:p>1595.4</text:p>
              </table:table-cell>
            </table:table-row>
            <table:table-row>
              <table:table-cell office:value-type="string">
                <text:p>Min 159</text:p>
              </table:table-cell>
              <table:table-cell office:value-type="float" office:value="3602.216">
                <text:p>3602.216</text:p>
              </table:table-cell>
              <table:table-cell office:value-type="float" office:value="1599.446">
                <text:p>1599.446</text:p>
              </table:table-cell>
            </table:table-row>
            <table:table-row>
              <table:table-cell office:value-type="string">
                <text:p>Min 160</text:p>
              </table:table-cell>
              <table:table-cell office:value-type="float" office:value="3586.1938">
                <text:p>3586.1938</text:p>
              </table:table-cell>
              <table:table-cell office:value-type="float" office:value="1603.4515">
                <text:p>1603.4515</text:p>
              </table:table-cell>
            </table:table-row>
            <table:table-row>
              <table:table-cell office:value-type="string">
                <text:p>Min 161</text:p>
              </table:table-cell>
              <table:table-cell office:value-type="float" office:value="3570.3318">
                <text:p>3570.3318</text:p>
              </table:table-cell>
              <table:table-cell office:value-type="float" office:value="1607.417">
                <text:p>1607.417</text:p>
              </table:table-cell>
            </table:table-row>
            <table:table-row>
              <table:table-cell office:value-type="string">
                <text:p>Min 162</text:p>
              </table:table-cell>
              <table:table-cell office:value-type="float" office:value="3554.6284">
                <text:p>3554.6284</text:p>
              </table:table-cell>
              <table:table-cell office:value-type="float" office:value="1611.3429">
                <text:p>1611.3429</text:p>
              </table:table-cell>
            </table:table-row>
            <table:table-row>
              <table:table-cell office:value-type="string">
                <text:p>Min 163</text:p>
              </table:table-cell>
              <table:table-cell office:value-type="float" office:value="3539.0823">
                <text:p>3539.0823</text:p>
              </table:table-cell>
              <table:table-cell office:value-type="float" office:value="1615.2295">
                <text:p>1615.2295</text:p>
              </table:table-cell>
            </table:table-row>
            <table:table-row>
              <table:table-cell office:value-type="string">
                <text:p>Min 164</text:p>
              </table:table-cell>
              <table:table-cell office:value-type="float" office:value="3523.6914">
                <text:p>3523.6914</text:p>
              </table:table-cell>
              <table:table-cell office:value-type="float" office:value="1619.0773">
                <text:p>1619.0773</text:p>
              </table:table-cell>
            </table:table-row>
            <table:table-row>
              <table:table-cell office:value-type="string">
                <text:p>Min 165</text:p>
              </table:table-cell>
              <table:table-cell office:value-type="float" office:value="3508.4546">
                <text:p>3508.4546</text:p>
              </table:table-cell>
              <table:table-cell office:value-type="float" office:value="1622.8865">
                <text:p>1622.8865</text:p>
              </table:table-cell>
            </table:table-row>
            <table:table-row>
              <table:table-cell office:value-type="string">
                <text:p>Min 166</text:p>
              </table:table-cell>
              <table:table-cell office:value-type="float" office:value="3493.37">
                <text:p>3493.37</text:p>
              </table:table-cell>
              <table:table-cell office:value-type="float" office:value="1626.6576">
                <text:p>1626.6576</text:p>
              </table:table-cell>
            </table:table-row>
            <table:table-row>
              <table:table-cell office:value-type="string">
                <text:p>Min 167</text:p>
              </table:table-cell>
              <table:table-cell office:value-type="float" office:value="3478.4363">
                <text:p>3478.4363</text:p>
              </table:table-cell>
              <table:table-cell office:value-type="float" office:value="1630.391">
                <text:p>1630.391</text:p>
              </table:table-cell>
            </table:table-row>
            <table:table-row>
              <table:table-cell office:value-type="string">
                <text:p>Min 168</text:p>
              </table:table-cell>
              <table:table-cell office:value-type="float" office:value="3463.652">
                <text:p>3463.652</text:p>
              </table:table-cell>
              <table:table-cell office:value-type="float" office:value="1634.0872">
                <text:p>1634.0872</text:p>
              </table:table-cell>
            </table:table-row>
            <table:table-row>
              <table:table-cell office:value-type="string">
                <text:p>Min 169</text:p>
              </table:table-cell>
              <table:table-cell office:value-type="float" office:value="3449.0154">
                <text:p>3449.0154</text:p>
              </table:table-cell>
              <table:table-cell office:value-type="float" office:value="1637.7462">
                <text:p>1637.7462</text:p>
              </table:table-cell>
            </table:table-row>
            <table:table-row>
              <table:table-cell office:value-type="string">
                <text:p>Min 170</text:p>
              </table:table-cell>
              <table:table-cell office:value-type="float" office:value="3434.5251">
                <text:p>3434.5251</text:p>
              </table:table-cell>
              <table:table-cell office:value-type="float" office:value="1641.3688">
                <text:p>1641.3688</text:p>
              </table:table-cell>
            </table:table-row>
            <table:table-row>
              <table:table-cell office:value-type="string">
                <text:p>Min 171</text:p>
              </table:table-cell>
              <table:table-cell office:value-type="float" office:value="3420.18">
                <text:p>3420.18</text:p>
              </table:table-cell>
              <table:table-cell office:value-type="float" office:value="1644.9551">
                <text:p>1644.9551</text:p>
              </table:table-cell>
            </table:table-row>
            <table:table-row>
              <table:table-cell office:value-type="string">
                <text:p>Min 172</text:p>
              </table:table-cell>
              <table:table-cell office:value-type="float" office:value="3405.9783">
                <text:p>3405.9783</text:p>
              </table:table-cell>
              <table:table-cell office:value-type="float" office:value="1648.5056">
                <text:p>1648.5056</text:p>
              </table:table-cell>
            </table:table-row>
            <table:table-row>
              <table:table-cell office:value-type="string">
                <text:p>Min 173</text:p>
              </table:table-cell>
              <table:table-cell office:value-type="float" office:value="3391.9185">
                <text:p>3391.9185</text:p>
              </table:table-cell>
              <table:table-cell office:value-type="float" office:value="1652.0206">
                <text:p>1652.0206</text:p>
              </table:table-cell>
            </table:table-row>
            <table:table-row>
              <table:table-cell office:value-type="string">
                <text:p>Min 174</text:p>
              </table:table-cell>
              <table:table-cell office:value-type="float" office:value="3377.9993">
                <text:p>3377.9993</text:p>
              </table:table-cell>
              <table:table-cell office:value-type="float" office:value="1655.5004">
                <text:p>1655.5004</text:p>
              </table:table-cell>
            </table:table-row>
            <table:table-row>
              <table:table-cell office:value-type="string">
                <text:p>Min 175</text:p>
              </table:table-cell>
              <table:table-cell office:value-type="float" office:value="3364.2192">
                <text:p>3364.2192</text:p>
              </table:table-cell>
              <table:table-cell office:value-type="float" office:value="1658.9454">
                <text:p>1658.9454</text:p>
              </table:table-cell>
            </table:table-row>
            <table:table-row>
              <table:table-cell office:value-type="string">
                <text:p>Min 176</text:p>
              </table:table-cell>
              <table:table-cell office:value-type="float" office:value="3350.577">
                <text:p>3350.577</text:p>
              </table:table-cell>
              <table:table-cell office:value-type="float" office:value="1662.3558">
                <text:p>1662.3558</text:p>
              </table:table-cell>
            </table:table-row>
            <table:table-row>
              <table:table-cell office:value-type="string">
                <text:p>Min 177</text:p>
              </table:table-cell>
              <table:table-cell office:value-type="float" office:value="3337.0713">
                <text:p>3337.0713</text:p>
              </table:table-cell>
              <table:table-cell office:value-type="float" office:value="1665.7324">
                <text:p>1665.7324</text:p>
              </table:table-cell>
            </table:table-row>
            <table:table-row>
              <table:table-cell office:value-type="string">
                <text:p>Min 178</text:p>
              </table:table-cell>
              <table:table-cell office:value-type="float" office:value="3323.7004">
                <text:p>3323.7004</text:p>
              </table:table-cell>
              <table:table-cell office:value-type="float" office:value="1669.075">
                <text:p>1669.075</text:p>
              </table:table-cell>
            </table:table-row>
            <table:table-row>
              <table:table-cell office:value-type="string">
                <text:p>Min 179</text:p>
              </table:table-cell>
              <table:table-cell office:value-type="float" office:value="3310.4634">
                <text:p>3310.4634</text:p>
              </table:table-cell>
              <table:table-cell office:value-type="float" office:value="1672.3843">
                <text:p>1672.3843</text:p>
              </table:table-cell>
            </table:table-row>
            <table:table-row>
              <table:table-cell office:value-type="string">
                <text:p>Min 180</text:p>
              </table:table-cell>
              <table:table-cell office:value-type="float" office:value="3297.3586">
                <text:p>3297.3586</text:p>
              </table:table-cell>
              <table:table-cell office:value-type="float" office:value="1675.6604">
                <text:p>1675.6604</text:p>
              </table:table-cell>
            </table:table-row>
            <table:table-row>
              <table:table-cell office:value-type="string">
                <text:p>Min 181</text:p>
              </table:table-cell>
              <table:table-cell office:value-type="float" office:value="3284.3853">
                <text:p>3284.3853</text:p>
              </table:table-cell>
              <table:table-cell office:value-type="float" office:value="1678.9038">
                <text:p>1678.9038</text:p>
              </table:table-cell>
            </table:table-row>
            <table:table-row>
              <table:table-cell office:value-type="string">
                <text:p>Min 182</text:p>
              </table:table-cell>
              <table:table-cell office:value-type="float" office:value="3271.5415">
                <text:p>3271.5415</text:p>
              </table:table-cell>
              <table:table-cell office:value-type="float" office:value="1682.1147">
                <text:p>1682.1147</text:p>
              </table:table-cell>
            </table:table-row>
            <table:table-row>
              <table:table-cell office:value-type="string">
                <text:p>Min 183</text:p>
              </table:table-cell>
              <table:table-cell office:value-type="float" office:value="3258.826">
                <text:p>3258.826</text:p>
              </table:table-cell>
              <table:table-cell office:value-type="float" office:value="1685.2936">
                <text:p>1685.2936</text:p>
              </table:table-cell>
            </table:table-row>
            <table:table-row>
              <table:table-cell office:value-type="string">
                <text:p>Min 184</text:p>
              </table:table-cell>
              <table:table-cell office:value-type="float" office:value="3246.2378">
                <text:p>3246.2378</text:p>
              </table:table-cell>
              <table:table-cell office:value-type="float" office:value="1688.4408">
                <text:p>1688.4408</text:p>
              </table:table-cell>
            </table:table-row>
            <table:table-row>
              <table:table-cell office:value-type="string">
                <text:p>Min 185</text:p>
              </table:table-cell>
              <table:table-cell office:value-type="float" office:value="3233.7751">
                <text:p>3233.7751</text:p>
              </table:table-cell>
              <table:table-cell office:value-type="float" office:value="1691.5564">
                <text:p>1691.5564</text:p>
              </table:table-cell>
            </table:table-row>
            <table:table-row>
              <table:table-cell office:value-type="string">
                <text:p>Min 186</text:p>
              </table:table-cell>
              <table:table-cell office:value-type="float" office:value="3221.4375">
                <text:p>3221.4375</text:p>
              </table:table-cell>
              <table:table-cell office:value-type="float" office:value="1694.6407">
                <text:p>1694.6407</text:p>
              </table:table-cell>
            </table:table-row>
            <table:table-row>
              <table:table-cell office:value-type="string">
                <text:p>Min 187</text:p>
              </table:table-cell>
              <table:table-cell office:value-type="float" office:value="3209.2231">
                <text:p>3209.2231</text:p>
              </table:table-cell>
              <table:table-cell office:value-type="float" office:value="1697.6943">
                <text:p>1697.6943</text:p>
              </table:table-cell>
            </table:table-row>
            <table:table-row>
              <table:table-cell office:value-type="string">
                <text:p>Min 188</text:p>
              </table:table-cell>
              <table:table-cell office:value-type="float" office:value="3197.131">
                <text:p>3197.131</text:p>
              </table:table-cell>
              <table:table-cell office:value-type="float" office:value="1700.7174">
                <text:p>1700.7174</text:p>
              </table:table-cell>
            </table:table-row>
            <table:table-row>
              <table:table-cell office:value-type="string">
                <text:p>Min 189</text:p>
              </table:table-cell>
              <table:table-cell office:value-type="float" office:value="3185.1597">
                <text:p>3185.1597</text:p>
              </table:table-cell>
              <table:table-cell office:value-type="float" office:value="1703.7102">
                <text:p>1703.7102</text:p>
              </table:table-cell>
            </table:table-row>
            <table:table-row>
              <table:table-cell office:value-type="string">
                <text:p>Min 190</text:p>
              </table:table-cell>
              <table:table-cell office:value-type="float" office:value="3173.3083">
                <text:p>3173.3083</text:p>
              </table:table-cell>
              <table:table-cell office:value-type="float" office:value="1706.6731">
                <text:p>1706.6731</text:p>
              </table:table-cell>
            </table:table-row>
            <table:table-row>
              <table:table-cell office:value-type="string">
                <text:p>Min 191</text:p>
              </table:table-cell>
              <table:table-cell office:value-type="float" office:value="3161.5752">
                <text:p>3161.5752</text:p>
              </table:table-cell>
              <table:table-cell office:value-type="float" office:value="1709.6063">
                <text:p>1709.6063</text:p>
              </table:table-cell>
            </table:table-row>
            <table:table-row>
              <table:table-cell office:value-type="string">
                <text:p>Min 192</text:p>
              </table:table-cell>
              <table:table-cell office:value-type="float" office:value="3149.9595">
                <text:p>3149.9595</text:p>
              </table:table-cell>
              <table:table-cell office:value-type="float" office:value="1712.5104">
                <text:p>1712.5104</text:p>
              </table:table-cell>
            </table:table-row>
            <table:table-row>
              <table:table-cell office:value-type="string">
                <text:p>Min 193</text:p>
              </table:table-cell>
              <table:table-cell office:value-type="float" office:value="3138.46">
                <text:p>3138.46</text:p>
              </table:table-cell>
              <table:table-cell office:value-type="float" office:value="1715.3853">
                <text:p>1715.3853</text:p>
              </table:table-cell>
            </table:table-row>
            <table:table-row>
              <table:table-cell office:value-type="string">
                <text:p>Min 194</text:p>
              </table:table-cell>
              <table:table-cell office:value-type="float" office:value="3127.0754">
                <text:p>3127.0754</text:p>
              </table:table-cell>
              <table:table-cell office:value-type="float" office:value="1718.2313">
                <text:p>1718.2313</text:p>
              </table:table-cell>
            </table:table-row>
            <table:table-row>
              <table:table-cell office:value-type="string">
                <text:p>Min 195</text:p>
              </table:table-cell>
              <table:table-cell office:value-type="float" office:value="3115.8047">
                <text:p>3115.8047</text:p>
              </table:table-cell>
              <table:table-cell office:value-type="float" office:value="1721.0491">
                <text:p>1721.0491</text:p>
              </table:table-cell>
            </table:table-row>
            <table:table-row>
              <table:table-cell office:value-type="string">
                <text:p>Min 196</text:p>
              </table:table-cell>
              <table:table-cell office:value-type="float" office:value="3104.6467">
                <text:p>3104.6467</text:p>
              </table:table-cell>
              <table:table-cell office:value-type="float" office:value="1723.8386">
                <text:p>1723.8386</text:p>
              </table:table-cell>
            </table:table-row>
            <table:table-row>
              <table:table-cell office:value-type="string">
                <text:p>Min 197</text:p>
              </table:table-cell>
              <table:table-cell office:value-type="float" office:value="3093.6003">
                <text:p>3093.6003</text:p>
              </table:table-cell>
              <table:table-cell office:value-type="float" office:value="1726.6002">
                <text:p>1726.6002</text:p>
              </table:table-cell>
            </table:table-row>
            <table:table-row>
              <table:table-cell office:value-type="string">
                <text:p>Min 198</text:p>
              </table:table-cell>
              <table:table-cell office:value-type="float" office:value="3082.6643">
                <text:p>3082.6643</text:p>
              </table:table-cell>
              <table:table-cell office:value-type="float" office:value="1729.3342">
                <text:p>1729.3342</text:p>
              </table:table-cell>
            </table:table-row>
            <table:table-row>
              <table:table-cell office:value-type="string">
                <text:p>Min 199</text:p>
              </table:table-cell>
              <table:table-cell office:value-type="float" office:value="3071.8374">
                <text:p>3071.8374</text:p>
              </table:table-cell>
              <table:table-cell office:value-type="float" office:value="1732.0409">
                <text:p>1732.0409</text:p>
              </table:table-cell>
            </table:table-row>
            <table:table-row>
              <table:table-cell office:value-type="string">
                <text:p>Min 200</text:p>
              </table:table-cell>
              <table:table-cell office:value-type="float" office:value="3061.1191">
                <text:p>3061.1191</text:p>
              </table:table-cell>
              <table:table-cell office:value-type="float" office:value="1734.7205">
                <text:p>1734.7205</text:p>
              </table:table-cell>
            </table:table-row>
            <table:table-row>
              <table:table-cell office:value-type="string">
                <text:p>Min 201</text:p>
              </table:table-cell>
              <table:table-cell office:value-type="float" office:value="3050.508">
                <text:p>3050.508</text:p>
              </table:table-cell>
              <table:table-cell office:value-type="float" office:value="1737.3733">
                <text:p>1737.3733</text:p>
              </table:table-cell>
            </table:table-row>
            <table:table-row>
              <table:table-cell office:value-type="string">
                <text:p>Min 202</text:p>
              </table:table-cell>
              <table:table-cell office:value-type="float" office:value="3040.003">
                <text:p>3040.003</text:p>
              </table:table-cell>
              <table:table-cell office:value-type="float" office:value="1739.9995">
                <text:p>1739.9995</text:p>
              </table:table-cell>
            </table:table-row>
            <table:table-row>
              <table:table-cell office:value-type="string">
                <text:p>Min 203</text:p>
              </table:table-cell>
              <table:table-cell office:value-type="float" office:value="3029.603">
                <text:p>3029.603</text:p>
              </table:table-cell>
              <table:table-cell office:value-type="float" office:value="1742.5995">
                <text:p>1742.5995</text:p>
              </table:table-cell>
            </table:table-row>
            <table:table-row>
              <table:table-cell office:value-type="string">
                <text:p>Min 204</text:p>
              </table:table-cell>
              <table:table-cell office:value-type="float" office:value="3019.307">
                <text:p>3019.307</text:p>
              </table:table-cell>
              <table:table-cell office:value-type="float" office:value="1745.1735">
                <text:p>1745.1735</text:p>
              </table:table-cell>
            </table:table-row>
            <table:table-row>
              <table:table-cell office:value-type="string">
                <text:p>Min 205</text:p>
              </table:table-cell>
              <table:table-cell office:value-type="float" office:value="3009.114">
                <text:p>3009.114</text:p>
              </table:table-cell>
              <table:table-cell office:value-type="float" office:value="1747.7218">
                <text:p>1747.7218</text:p>
              </table:table-cell>
            </table:table-row>
            <table:table-row>
              <table:table-cell office:value-type="string">
                <text:p>Min 206</text:p>
              </table:table-cell>
              <table:table-cell office:value-type="float" office:value="2999.0227">
                <text:p>2999.0227</text:p>
              </table:table-cell>
              <table:table-cell office:value-type="float" office:value="1750.2445">
                <text:p>1750.2445</text:p>
              </table:table-cell>
            </table:table-row>
            <table:table-row>
              <table:table-cell office:value-type="string">
                <text:p>Min 207</text:p>
              </table:table-cell>
              <table:table-cell office:value-type="float" office:value="2989.0325">
                <text:p>2989.0325</text:p>
              </table:table-cell>
              <table:table-cell office:value-type="float" office:value="1752.742">
                <text:p>1752.742</text:p>
              </table:table-cell>
            </table:table-row>
            <table:table-row>
              <table:table-cell office:value-type="string">
                <text:p>Min 208</text:p>
              </table:table-cell>
              <table:table-cell office:value-type="float" office:value="2979.1423">
                <text:p>2979.1423</text:p>
              </table:table-cell>
              <table:table-cell office:value-type="float" office:value="1755.2146">
                <text:p>1755.2146</text:p>
              </table:table-cell>
            </table:table-row>
            <table:table-row>
              <table:table-cell office:value-type="string">
                <text:p>Min 209</text:p>
              </table:table-cell>
              <table:table-cell office:value-type="float" office:value="2969.3508">
                <text:p>2969.3508</text:p>
              </table:table-cell>
              <table:table-cell office:value-type="float" office:value="1757.6625">
                <text:p>1757.6625</text:p>
              </table:table-cell>
            </table:table-row>
            <table:table-row>
              <table:table-cell office:value-type="string">
                <text:p>Min 210</text:p>
              </table:table-cell>
              <table:table-cell office:value-type="float" office:value="2959.6572">
                <text:p>2959.6572</text:p>
              </table:table-cell>
              <table:table-cell office:value-type="float" office:value="1760.0858">
                <text:p>1760.0858</text:p>
              </table:table-cell>
            </table:table-row>
            <table:table-row>
              <table:table-cell office:value-type="string">
                <text:p>Min 211</text:p>
              </table:table-cell>
              <table:table-cell office:value-type="float" office:value="2950.0608">
                <text:p>2950.0608</text:p>
              </table:table-cell>
              <table:table-cell office:value-type="float" office:value="1762.485">
                <text:p>1762.485</text:p>
              </table:table-cell>
            </table:table-row>
            <table:table-row>
              <table:table-cell office:value-type="string">
                <text:p>Min 212</text:p>
              </table:table-cell>
              <table:table-cell office:value-type="float" office:value="2940.5603">
                <text:p>2940.5603</text:p>
              </table:table-cell>
              <table:table-cell office:value-type="float" office:value="1764.8601">
                <text:p>1764.8601</text:p>
              </table:table-cell>
            </table:table-row>
            <table:table-row>
              <table:table-cell office:value-type="string">
                <text:p>Min 213</text:p>
              </table:table-cell>
              <table:table-cell office:value-type="float" office:value="2931.1548">
                <text:p>2931.1548</text:p>
              </table:table-cell>
              <table:table-cell office:value-type="float" office:value="1767.2115">
                <text:p>1767.2115</text:p>
              </table:table-cell>
            </table:table-row>
            <table:table-row>
              <table:table-cell office:value-type="string">
                <text:p>Min 214</text:p>
              </table:table-cell>
              <table:table-cell office:value-type="float" office:value="2921.8433">
                <text:p>2921.8433</text:p>
              </table:table-cell>
              <table:table-cell office:value-type="float" office:value="1769.5394">
                <text:p>1769.5394</text:p>
              </table:table-cell>
            </table:table-row>
            <table:table-row>
              <table:table-cell office:value-type="string">
                <text:p>Min 215</text:p>
              </table:table-cell>
              <table:table-cell office:value-type="float" office:value="2912.6248">
                <text:p>2912.6248</text:p>
              </table:table-cell>
              <table:table-cell office:value-type="float" office:value="1771.844">
                <text:p>1771.844</text:p>
              </table:table-cell>
            </table:table-row>
            <table:table-row>
              <table:table-cell office:value-type="string">
                <text:p>Min 216</text:p>
              </table:table-cell>
              <table:table-cell office:value-type="float" office:value="2903.4985">
                <text:p>2903.4985</text:p>
              </table:table-cell>
              <table:table-cell office:value-type="float" office:value="1774.1255">
                <text:p>1774.1255</text:p>
              </table:table-cell>
            </table:table-row>
            <table:table-row>
              <table:table-cell office:value-type="string">
                <text:p>Min 217</text:p>
              </table:table-cell>
              <table:table-cell office:value-type="float" office:value="2894.4634">
                <text:p>2894.4634</text:p>
              </table:table-cell>
              <table:table-cell office:value-type="float" office:value="1776.3843">
                <text:p>1776.3843</text:p>
              </table:table-cell>
            </table:table-row>
            <table:table-row>
              <table:table-cell office:value-type="string">
                <text:p>Min 218</text:p>
              </table:table-cell>
              <table:table-cell office:value-type="float" office:value="2885.5188">
                <text:p>2885.5188</text:p>
              </table:table-cell>
              <table:table-cell office:value-type="float" office:value="1778.6204">
                <text:p>1778.6204</text:p>
              </table:table-cell>
            </table:table-row>
            <table:table-row>
              <table:table-cell office:value-type="string">
                <text:p>Min 219</text:p>
              </table:table-cell>
              <table:table-cell office:value-type="float" office:value="2876.6636">
                <text:p>2876.6636</text:p>
              </table:table-cell>
              <table:table-cell office:value-type="float" office:value="1780.8341">
                <text:p>1780.8341</text:p>
              </table:table-cell>
            </table:table-row>
            <table:table-row>
              <table:table-cell office:value-type="string">
                <text:p>Min 220</text:p>
              </table:table-cell>
              <table:table-cell office:value-type="float" office:value="2867.8967">
                <text:p>2867.8967</text:p>
              </table:table-cell>
              <table:table-cell office:value-type="float" office:value="1783.0258">
                <text:p>1783.0258</text:p>
              </table:table-cell>
            </table:table-row>
            <table:table-row>
              <table:table-cell office:value-type="string">
                <text:p>Min 221</text:p>
              </table:table-cell>
              <table:table-cell office:value-type="float" office:value="2859.2178">
                <text:p>2859.2178</text:p>
              </table:table-cell>
              <table:table-cell office:value-type="float" office:value="1785.1956">
                <text:p>1785.1956</text:p>
              </table:table-cell>
            </table:table-row>
            <table:table-row>
              <table:table-cell office:value-type="string">
                <text:p>Min 222</text:p>
              </table:table-cell>
              <table:table-cell office:value-type="float" office:value="2850.6255">
                <text:p>2850.6255</text:p>
              </table:table-cell>
              <table:table-cell office:value-type="float" office:value="1787.3435">
                <text:p>1787.3435</text:p>
              </table:table-cell>
            </table:table-row>
            <table:table-row>
              <table:table-cell office:value-type="string">
                <text:p>Min 223</text:p>
              </table:table-cell>
              <table:table-cell office:value-type="float" office:value="2842.1191">
                <text:p>2842.1191</text:p>
              </table:table-cell>
              <table:table-cell office:value-type="float" office:value="1789.4701">
                <text:p>1789.4701</text:p>
              </table:table-cell>
            </table:table-row>
            <table:table-row>
              <table:table-cell office:value-type="string">
                <text:p>Min 224</text:p>
              </table:table-cell>
              <table:table-cell office:value-type="float" office:value="2833.698">
                <text:p>2833.698</text:p>
              </table:table-cell>
              <table:table-cell office:value-type="float" office:value="1791.5753">
                <text:p>1791.5753</text:p>
              </table:table-cell>
            </table:table-row>
            <table:table-row>
              <table:table-cell office:value-type="string">
                <text:p>Min 225</text:p>
              </table:table-cell>
              <table:table-cell office:value-type="float" office:value="2825.361">
                <text:p>2825.361</text:p>
              </table:table-cell>
              <table:table-cell office:value-type="float" office:value="1793.6597">
                <text:p>1793.6597</text:p>
              </table:table-cell>
            </table:table-row>
            <table:table-row>
              <table:table-cell office:value-type="string">
                <text:p>Min 226</text:p>
              </table:table-cell>
              <table:table-cell office:value-type="float" office:value="2817.1074">
                <text:p>2817.1074</text:p>
              </table:table-cell>
              <table:table-cell office:value-type="float" office:value="1795.723">
                <text:p>1795.723</text:p>
              </table:table-cell>
            </table:table-row>
            <table:table-row>
              <table:table-cell office:value-type="string">
                <text:p>Min 227</text:p>
              </table:table-cell>
              <table:table-cell office:value-type="float" office:value="2808.9365">
                <text:p>2808.9365</text:p>
              </table:table-cell>
              <table:table-cell office:value-type="float" office:value="1797.7657">
                <text:p>1797.7657</text:p>
              </table:table-cell>
            </table:table-row>
            <table:table-row>
              <table:table-cell office:value-type="string">
                <text:p>Min 228</text:p>
              </table:table-cell>
              <table:table-cell office:value-type="float" office:value="2800.8472">
                <text:p>2800.8472</text:p>
              </table:table-cell>
              <table:table-cell office:value-type="float" office:value="1799.7881">
                <text:p>1799.7881</text:p>
              </table:table-cell>
            </table:table-row>
            <table:table-row>
              <table:table-cell office:value-type="string">
                <text:p>Min 229</text:p>
              </table:table-cell>
              <table:table-cell office:value-type="float" office:value="2792.8389">
                <text:p>2792.8389</text:p>
              </table:table-cell>
              <table:table-cell office:value-type="float" office:value="1801.7903">
                <text:p>1801.7903</text:p>
              </table:table-cell>
            </table:table-row>
            <table:table-row>
              <table:table-cell office:value-type="string">
                <text:p>Min 230</text:p>
              </table:table-cell>
              <table:table-cell office:value-type="float" office:value="2784.9102">
                <text:p>2784.9102</text:p>
              </table:table-cell>
              <table:table-cell office:value-type="float" office:value="1803.7723">
                <text:p>1803.7723</text:p>
              </table:table-cell>
            </table:table-row>
            <table:table-row>
              <table:table-cell office:value-type="string">
                <text:p>Min 231</text:p>
              </table:table-cell>
              <table:table-cell office:value-type="float" office:value="2777.0613">
                <text:p>2777.0613</text:p>
              </table:table-cell>
              <table:table-cell office:value-type="float" office:value="1805.7346">
                <text:p>1805.7346</text:p>
              </table:table-cell>
            </table:table-row>
            <table:table-row>
              <table:table-cell office:value-type="string">
                <text:p>Min 232</text:p>
              </table:table-cell>
              <table:table-cell office:value-type="float" office:value="2769.2908">
                <text:p>2769.2908</text:p>
              </table:table-cell>
              <table:table-cell office:value-type="float" office:value="1807.6772">
                <text:p>1807.6772</text:p>
              </table:table-cell>
            </table:table-row>
            <table:table-row>
              <table:table-cell office:value-type="string">
                <text:p>Min 233</text:p>
              </table:table-cell>
              <table:table-cell office:value-type="float" office:value="2761.5977">
                <text:p>2761.5977</text:p>
              </table:table-cell>
              <table:table-cell office:value-type="float" office:value="1809.6005">
                <text:p>1809.6005</text:p>
              </table:table-cell>
            </table:table-row>
            <table:table-row>
              <table:table-cell office:value-type="string">
                <text:p>Min 234</text:p>
              </table:table-cell>
              <table:table-cell office:value-type="float" office:value="2753.9817">
                <text:p>2753.9817</text:p>
              </table:table-cell>
              <table:table-cell office:value-type="float" office:value="1811.5045">
                <text:p>1811.5045</text:p>
              </table:table-cell>
            </table:table-row>
            <table:table-row>
              <table:table-cell office:value-type="string">
                <text:p>Min 235</text:p>
              </table:table-cell>
              <table:table-cell office:value-type="float" office:value="2746.442">
                <text:p>2746.442</text:p>
              </table:table-cell>
              <table:table-cell office:value-type="float" office:value="1813.3895">
                <text:p>1813.3895</text:p>
              </table:table-cell>
            </table:table-row>
            <table:table-row>
              <table:table-cell office:value-type="string">
                <text:p>Min 236</text:p>
              </table:table-cell>
              <table:table-cell office:value-type="float" office:value="2738.9775">
                <text:p>2738.9775</text:p>
              </table:table-cell>
              <table:table-cell office:value-type="float" office:value="1815.2556">
                <text:p>1815.2556</text:p>
              </table:table-cell>
            </table:table-row>
            <table:table-row>
              <table:table-cell office:value-type="string">
                <text:p>Min 237</text:p>
              </table:table-cell>
              <table:table-cell office:value-type="float" office:value="2731.5876">
                <text:p>2731.5876</text:p>
              </table:table-cell>
              <table:table-cell office:value-type="float" office:value="1817.1031">
                <text:p>1817.1031</text:p>
              </table:table-cell>
            </table:table-row>
            <table:table-row>
              <table:table-cell office:value-type="string">
                <text:p>Min 238</text:p>
              </table:table-cell>
              <table:table-cell office:value-type="float" office:value="2724.2717">
                <text:p>2724.2717</text:p>
              </table:table-cell>
              <table:table-cell office:value-type="float" office:value="1818.9321">
                <text:p>1818.9321</text:p>
              </table:table-cell>
            </table:table-row>
            <table:table-row>
              <table:table-cell office:value-type="string">
                <text:p>Min 239</text:p>
              </table:table-cell>
              <table:table-cell office:value-type="float" office:value="2717.029">
                <text:p>2717.029</text:p>
              </table:table-cell>
              <table:table-cell office:value-type="float" office:value="1820.7428">
                <text:p>1820.7428</text:p>
              </table:table-cell>
            </table:table-row>
            <table:table-row>
              <table:table-cell office:value-type="string">
                <text:p>Min 240</text:p>
              </table:table-cell>
              <table:table-cell office:value-type="float" office:value="2709.8586">
                <text:p>2709.8586</text:p>
              </table:table-cell>
              <table:table-cell office:value-type="float" office:value="1822.5354">
                <text:p>1822.5354</text:p>
              </table:table-cell>
            </table:table-row>
            <table:table-row>
              <table:table-cell office:value-type="string">
                <text:p>Min 241</text:p>
              </table:table-cell>
              <table:table-cell office:value-type="float" office:value="2702.7603">
                <text:p>2702.7603</text:p>
              </table:table-cell>
              <table:table-cell office:value-type="float" office:value="1824.31">
                <text:p>1824.31</text:p>
              </table:table-cell>
            </table:table-row>
            <table:table-row>
              <table:table-cell office:value-type="string">
                <text:p>Min 242</text:p>
              </table:table-cell>
              <table:table-cell office:value-type="float" office:value="2695.7327">
                <text:p>2695.7327</text:p>
              </table:table-cell>
              <table:table-cell office:value-type="float" office:value="1826.0669">
                <text:p>1826.0669</text:p>
              </table:table-cell>
            </table:table-row>
            <table:table-row>
              <table:table-cell office:value-type="string">
                <text:p>Min 243</text:p>
              </table:table-cell>
              <table:table-cell office:value-type="float" office:value="2688.7754">
                <text:p>2688.7754</text:p>
              </table:table-cell>
              <table:table-cell office:value-type="float" office:value="1827.8063">
                <text:p>1827.8063</text:p>
              </table:table-cell>
            </table:table-row>
            <table:table-row>
              <table:table-cell office:value-type="string">
                <text:p>Min 244</text:p>
              </table:table-cell>
              <table:table-cell office:value-type="float" office:value="2681.8877">
                <text:p>2681.8877</text:p>
              </table:table-cell>
              <table:table-cell office:value-type="float" office:value="1829.5282">
                <text:p>1829.5282</text:p>
              </table:table-cell>
            </table:table-row>
            <table:table-row>
              <table:table-cell office:value-type="string">
                <text:p>Min 245</text:p>
              </table:table-cell>
              <table:table-cell office:value-type="float" office:value="2675.0688">
                <text:p>2675.0688</text:p>
              </table:table-cell>
              <table:table-cell office:value-type="float" office:value="1831.233">
                <text:p>1831.233</text:p>
              </table:table-cell>
            </table:table-row>
            <table:table-row>
              <table:table-cell office:value-type="string">
                <text:p>Min 246</text:p>
              </table:table-cell>
              <table:table-cell office:value-type="float" office:value="2668.318">
                <text:p>2668.318</text:p>
              </table:table-cell>
              <table:table-cell office:value-type="float" office:value="1832.9207">
                <text:p>1832.9207</text:p>
              </table:table-cell>
            </table:table-row>
            <table:table-row>
              <table:table-cell office:value-type="string">
                <text:p>Min 247</text:p>
              </table:table-cell>
              <table:table-cell office:value-type="float" office:value="2661.6348">
                <text:p>2661.6348</text:p>
              </table:table-cell>
              <table:table-cell office:value-type="float" office:value="1834.5914">
                <text:p>1834.5914</text:p>
              </table:table-cell>
            </table:table-row>
            <table:table-row>
              <table:table-cell office:value-type="string">
                <text:p>Min 248</text:p>
              </table:table-cell>
              <table:table-cell office:value-type="float" office:value="2655.0186">
                <text:p>2655.0186</text:p>
              </table:table-cell>
              <table:table-cell office:value-type="float" office:value="1836.2455">
                <text:p>1836.2455</text:p>
              </table:table-cell>
            </table:table-row>
            <table:table-row>
              <table:table-cell office:value-type="string">
                <text:p>Min 249</text:p>
              </table:table-cell>
              <table:table-cell office:value-type="float" office:value="2648.4683">
                <text:p>2648.4683</text:p>
              </table:table-cell>
              <table:table-cell office:value-type="float" office:value="1837.883">
                <text:p>1837.883</text:p>
              </table:table-cell>
            </table:table-row>
            <table:table-row>
              <table:table-cell office:value-type="string">
                <text:p>Min 250</text:p>
              </table:table-cell>
              <table:table-cell office:value-type="float" office:value="2641.9834">
                <text:p>2641.9834</text:p>
              </table:table-cell>
              <table:table-cell office:value-type="float" office:value="1839.5042">
                <text:p>1839.5042</text:p>
              </table:table-cell>
            </table:table-row>
            <table:table-row>
              <table:table-cell office:value-type="string">
                <text:p>Min 251</text:p>
              </table:table-cell>
              <table:table-cell office:value-type="float" office:value="2635.5637">
                <text:p>2635.5637</text:p>
              </table:table-cell>
              <table:table-cell office:value-type="float" office:value="1841.1091">
                <text:p>1841.1091</text:p>
              </table:table-cell>
            </table:table-row>
            <table:table-row>
              <table:table-cell office:value-type="string">
                <text:p>Min 252</text:p>
              </table:table-cell>
              <table:table-cell office:value-type="float" office:value="2629.208">
                <text:p>2629.208</text:p>
              </table:table-cell>
              <table:table-cell office:value-type="float" office:value="1842.698">
                <text:p>1842.698</text:p>
              </table:table-cell>
            </table:table-row>
            <table:table-row>
              <table:table-cell office:value-type="string">
                <text:p>Min 253</text:p>
              </table:table-cell>
              <table:table-cell office:value-type="float" office:value="2622.916">
                <text:p>2622.916</text:p>
              </table:table-cell>
              <table:table-cell office:value-type="float" office:value="1844.271">
                <text:p>1844.271</text:p>
              </table:table-cell>
            </table:table-row>
            <table:table-row>
              <table:table-cell office:value-type="string">
                <text:p>Min 254</text:p>
              </table:table-cell>
              <table:table-cell office:value-type="float" office:value="2616.6868">
                <text:p>2616.6868</text:p>
              </table:table-cell>
              <table:table-cell office:value-type="float" office:value="1845.8282">
                <text:p>1845.8282</text:p>
              </table:table-cell>
            </table:table-row>
            <table:table-row>
              <table:table-cell office:value-type="string">
                <text:p>Min 255</text:p>
              </table:table-cell>
              <table:table-cell office:value-type="float" office:value="2610.52">
                <text:p>2610.52</text:p>
              </table:table-cell>
              <table:table-cell office:value-type="float" office:value="1847.37">
                <text:p>1847.37</text:p>
              </table:table-cell>
            </table:table-row>
            <table:table-row>
              <table:table-cell office:value-type="string">
                <text:p>Min 256</text:p>
              </table:table-cell>
              <table:table-cell office:value-type="float" office:value="2604.4148">
                <text:p>2604.4148</text:p>
              </table:table-cell>
              <table:table-cell office:value-type="float" office:value="1848.8962">
                <text:p>1848.8962</text:p>
              </table:table-cell>
            </table:table-row>
            <table:table-row>
              <table:table-cell office:value-type="string">
                <text:p>Min 257</text:p>
              </table:table-cell>
              <table:table-cell office:value-type="float" office:value="2598.3706">
                <text:p>2598.3706</text:p>
              </table:table-cell>
              <table:table-cell office:value-type="float" office:value="1850.4072">
                <text:p>1850.4072</text:p>
              </table:table-cell>
            </table:table-row>
            <table:table-row>
              <table:table-cell office:value-type="string">
                <text:p>Min 258</text:p>
              </table:table-cell>
              <table:table-cell office:value-type="float" office:value="2592.3867">
                <text:p>2592.3867</text:p>
              </table:table-cell>
              <table:table-cell office:value-type="float" office:value="1851.9031">
                <text:p>1851.9031</text:p>
              </table:table-cell>
            </table:table-row>
            <table:table-row>
              <table:table-cell office:value-type="string">
                <text:p>Min 259</text:p>
              </table:table-cell>
              <table:table-cell office:value-type="float" office:value="2586.463">
                <text:p>2586.463</text:p>
              </table:table-cell>
              <table:table-cell office:value-type="float" office:value="1853.3842">
                <text:p>1853.3842</text:p>
              </table:table-cell>
            </table:table-row>
            <table:table-row>
              <table:table-cell office:value-type="string">
                <text:p>Min 260</text:p>
              </table:table-cell>
              <table:table-cell office:value-type="float" office:value="2580.5981">
                <text:p>2580.5981</text:p>
              </table:table-cell>
              <table:table-cell office:value-type="float" office:value="1854.8502">
                <text:p>1854.8502</text:p>
              </table:table-cell>
            </table:table-row>
            <table:table-row>
              <table:table-cell office:value-type="string">
                <text:p>Min 261</text:p>
              </table:table-cell>
              <table:table-cell office:value-type="float" office:value="2574.7922">
                <text:p>2574.7922</text:p>
              </table:table-cell>
              <table:table-cell office:value-type="float" office:value="1856.3018">
                <text:p>1856.3018</text:p>
              </table:table-cell>
            </table:table-row>
            <table:table-row>
              <table:table-cell office:value-type="string">
                <text:p>Min 262</text:p>
              </table:table-cell>
              <table:table-cell office:value-type="float" office:value="2569.0442">
                <text:p>2569.0442</text:p>
              </table:table-cell>
              <table:table-cell office:value-type="float" office:value="1857.7388">
                <text:p>1857.7388</text:p>
              </table:table-cell>
            </table:table-row>
            <table:table-row>
              <table:table-cell office:value-type="string">
                <text:p>Min 263</text:p>
              </table:table-cell>
              <table:table-cell office:value-type="float" office:value="2563.3538">
                <text:p>2563.3538</text:p>
              </table:table-cell>
              <table:table-cell office:value-type="float" office:value="1859.1614">
                <text:p>1859.1614</text:p>
              </table:table-cell>
            </table:table-row>
            <table:table-row>
              <table:table-cell office:value-type="string">
                <text:p>Min 264</text:p>
              </table:table-cell>
              <table:table-cell office:value-type="float" office:value="2557.7202">
                <text:p>2557.7202</text:p>
              </table:table-cell>
              <table:table-cell office:value-type="float" office:value="1860.5697">
                <text:p>1860.5697</text:p>
              </table:table-cell>
            </table:table-row>
            <table:table-row>
              <table:table-cell office:value-type="string">
                <text:p>Min 265</text:p>
              </table:table-cell>
              <table:table-cell office:value-type="float" office:value="2552.143">
                <text:p>2552.143</text:p>
              </table:table-cell>
              <table:table-cell office:value-type="float" office:value="1861.964">
                <text:p>1861.964</text:p>
              </table:table-cell>
            </table:table-row>
            <table:table-row>
              <table:table-cell office:value-type="string">
                <text:p>Min 266</text:p>
              </table:table-cell>
              <table:table-cell office:value-type="float" office:value="2546.6216">
                <text:p>2546.6216</text:p>
              </table:table-cell>
              <table:table-cell office:value-type="float" office:value="1863.3444">
                <text:p>1863.3444</text:p>
              </table:table-cell>
            </table:table-row>
            <table:table-row>
              <table:table-cell office:value-type="string">
                <text:p>Min 267</text:p>
              </table:table-cell>
              <table:table-cell office:value-type="float" office:value="2541.1553">
                <text:p>2541.1553</text:p>
              </table:table-cell>
              <table:table-cell office:value-type="float" office:value="1864.7108">
                <text:p>1864.7108</text:p>
              </table:table-cell>
            </table:table-row>
            <table:table-row>
              <table:table-cell office:value-type="string">
                <text:p>Min 268</text:p>
              </table:table-cell>
              <table:table-cell office:value-type="float" office:value="2535.7437">
                <text:p>2535.7437</text:p>
              </table:table-cell>
              <table:table-cell office:value-type="float" office:value="1866.0637">
                <text:p>1866.0637</text:p>
              </table:table-cell>
            </table:table-row>
            <table:table-row>
              <table:table-cell office:value-type="string">
                <text:p>Min 269</text:p>
              </table:table-cell>
              <table:table-cell office:value-type="float" office:value="2530.3862">
                <text:p>2530.3862</text:p>
              </table:table-cell>
              <table:table-cell office:value-type="float" office:value="1867.4031">
                <text:p>1867.4031</text:p>
              </table:table-cell>
            </table:table-row>
            <table:table-row>
              <table:table-cell office:value-type="string">
                <text:p>Min 270</text:p>
              </table:table-cell>
              <table:table-cell office:value-type="float" office:value="2525.0825">
                <text:p>2525.0825</text:p>
              </table:table-cell>
              <table:table-cell office:value-type="float" office:value="1868.7291">
                <text:p>1868.7291</text:p>
              </table:table-cell>
            </table:table-row>
            <table:table-row>
              <table:table-cell office:value-type="string">
                <text:p>Min 271</text:p>
              </table:table-cell>
              <table:table-cell office:value-type="float" office:value="2519.8318">
                <text:p>2519.8318</text:p>
              </table:table-cell>
              <table:table-cell office:value-type="float" office:value="1870.0419">
                <text:p>1870.0419</text:p>
              </table:table-cell>
            </table:table-row>
            <table:table-row>
              <table:table-cell office:value-type="string">
                <text:p>Min 272</text:p>
              </table:table-cell>
              <table:table-cell office:value-type="float" office:value="2514.6335">
                <text:p>2514.6335</text:p>
              </table:table-cell>
              <table:table-cell office:value-type="float" office:value="1871.3416">
                <text:p>1871.3416</text:p>
              </table:table-cell>
            </table:table-row>
            <table:table-row>
              <table:table-cell office:value-type="string">
                <text:p>Min 273</text:p>
              </table:table-cell>
              <table:table-cell office:value-type="float" office:value="2509.4873">
                <text:p>2509.4873</text:p>
              </table:table-cell>
              <table:table-cell office:value-type="float" office:value="1872.6282">
                <text:p>1872.6282</text:p>
              </table:table-cell>
            </table:table-row>
            <table:table-row>
              <table:table-cell office:value-type="string">
                <text:p>Min 274</text:p>
              </table:table-cell>
              <table:table-cell office:value-type="float" office:value="2504.3926">
                <text:p>2504.3926</text:p>
              </table:table-cell>
              <table:table-cell office:value-type="float" office:value="1873.9019">
                <text:p>1873.9019</text:p>
              </table:table-cell>
            </table:table-row>
            <table:table-row>
              <table:table-cell office:value-type="string">
                <text:p>Min 275</text:p>
              </table:table-cell>
              <table:table-cell office:value-type="float" office:value="2499.3484">
                <text:p>2499.3484</text:p>
              </table:table-cell>
              <table:table-cell office:value-type="float" office:value="1875.1628">
                <text:p>1875.1628</text:p>
              </table:table-cell>
            </table:table-row>
            <table:table-row>
              <table:table-cell office:value-type="string">
                <text:p>Min 276</text:p>
              </table:table-cell>
              <table:table-cell office:value-type="float" office:value="2494.355">
                <text:p>2494.355</text:p>
              </table:table-cell>
              <table:table-cell office:value-type="float" office:value="1876.4113">
                <text:p>1876.4113</text:p>
              </table:table-cell>
            </table:table-row>
            <table:table-row>
              <table:table-cell office:value-type="string">
                <text:p>Min 277</text:p>
              </table:table-cell>
              <table:table-cell office:value-type="float" office:value="2489.4116">
                <text:p>2489.4116</text:p>
              </table:table-cell>
              <table:table-cell office:value-type="float" office:value="1877.6471">
                <text:p>1877.6471</text:p>
              </table:table-cell>
            </table:table-row>
            <table:table-row>
              <table:table-cell office:value-type="string">
                <text:p>Min 278</text:p>
              </table:table-cell>
              <table:table-cell office:value-type="float" office:value="2484.5176">
                <text:p>2484.5176</text:p>
              </table:table-cell>
              <table:table-cell office:value-type="float" office:value="1878.8706">
                <text:p>1878.8706</text:p>
              </table:table-cell>
            </table:table-row>
            <table:table-row>
              <table:table-cell office:value-type="string">
                <text:p>Min 279</text:p>
              </table:table-cell>
              <table:table-cell office:value-type="float" office:value="2479.6724">
                <text:p>2479.6724</text:p>
              </table:table-cell>
              <table:table-cell office:value-type="float" office:value="1880.0819">
                <text:p>1880.0819</text:p>
              </table:table-cell>
            </table:table-row>
            <table:table-row>
              <table:table-cell office:value-type="string">
                <text:p>Min 280</text:p>
              </table:table-cell>
              <table:table-cell office:value-type="float" office:value="2474.8755">
                <text:p>2474.8755</text:p>
              </table:table-cell>
              <table:table-cell office:value-type="float" office:value="1881.281">
                <text:p>1881.281</text:p>
              </table:table-cell>
            </table:table-row>
            <table:table-row>
              <table:table-cell office:value-type="string">
                <text:p>Min 281</text:p>
              </table:table-cell>
              <table:table-cell office:value-type="float" office:value="2470.1267">
                <text:p>2470.1267</text:p>
              </table:table-cell>
              <table:table-cell office:value-type="float" office:value="1882.4683">
                <text:p>1882.4683</text:p>
              </table:table-cell>
            </table:table-row>
            <table:table-row>
              <table:table-cell office:value-type="string">
                <text:p>Min 282</text:p>
              </table:table-cell>
              <table:table-cell office:value-type="float" office:value="2465.4255">
                <text:p>2465.4255</text:p>
              </table:table-cell>
              <table:table-cell office:value-type="float" office:value="1883.6437">
                <text:p>1883.6437</text:p>
              </table:table-cell>
            </table:table-row>
            <table:table-row>
              <table:table-cell office:value-type="string">
                <text:p>Min 283</text:p>
              </table:table-cell>
              <table:table-cell office:value-type="float" office:value="2460.7712">
                <text:p>2460.7712</text:p>
              </table:table-cell>
              <table:table-cell office:value-type="float" office:value="1884.8073">
                <text:p>1884.8073</text:p>
              </table:table-cell>
            </table:table-row>
            <table:table-row>
              <table:table-cell office:value-type="string">
                <text:p>Min 284</text:p>
              </table:table-cell>
              <table:table-cell office:value-type="float" office:value="2456.1636">
                <text:p>2456.1636</text:p>
              </table:table-cell>
              <table:table-cell office:value-type="float" office:value="1885.9591">
                <text:p>1885.9591</text:p>
              </table:table-cell>
            </table:table-row>
            <table:table-row>
              <table:table-cell office:value-type="string">
                <text:p>Min 285</text:p>
              </table:table-cell>
              <table:table-cell office:value-type="float" office:value="2451.6018">
                <text:p>2451.6018</text:p>
              </table:table-cell>
              <table:table-cell office:value-type="float" office:value="1887.0995">
                <text:p>1887.0995</text:p>
              </table:table-cell>
            </table:table-row>
            <table:table-row>
              <table:table-cell office:value-type="string">
                <text:p>Min 286</text:p>
              </table:table-cell>
              <table:table-cell office:value-type="float" office:value="2447.0857">
                <text:p>2447.0857</text:p>
              </table:table-cell>
              <table:table-cell office:value-type="float" office:value="1888.2285">
                <text:p>1888.2285</text:p>
              </table:table-cell>
            </table:table-row>
            <table:table-row>
              <table:table-cell office:value-type="string">
                <text:p>Min 287</text:p>
              </table:table-cell>
              <table:table-cell office:value-type="float" office:value="2442.615">
                <text:p>2442.615</text:p>
              </table:table-cell>
              <table:table-cell office:value-type="float" office:value="1889.3462">
                <text:p>1889.3462</text:p>
              </table:table-cell>
            </table:table-row>
            <table:table-row>
              <table:table-cell office:value-type="string">
                <text:p>Min 288</text:p>
              </table:table-cell>
              <table:table-cell office:value-type="float" office:value="2438.1887">
                <text:p>2438.1887</text:p>
              </table:table-cell>
              <table:table-cell office:value-type="float" office:value="1890.4528">
                <text:p>1890.4528</text:p>
              </table:table-cell>
            </table:table-row>
            <table:table-row>
              <table:table-cell office:value-type="string">
                <text:p>Min 289</text:p>
              </table:table-cell>
              <table:table-cell office:value-type="float" office:value="2433.8066">
                <text:p>2433.8066</text:p>
              </table:table-cell>
              <table:table-cell office:value-type="float" office:value="1891.5482">
                <text:p>1891.5482</text:p>
              </table:table-cell>
            </table:table-row>
            <table:table-row>
              <table:table-cell office:value-type="string">
                <text:p>Min 290</text:p>
              </table:table-cell>
              <table:table-cell office:value-type="float" office:value="2429.4688">
                <text:p>2429.4688</text:p>
              </table:table-cell>
              <table:table-cell office:value-type="float" office:value="1892.6327">
                <text:p>1892.6327</text:p>
              </table:table-cell>
            </table:table-row>
            <table:table-row>
              <table:table-cell office:value-type="string">
                <text:p>Min 291</text:p>
              </table:table-cell>
              <table:table-cell office:value-type="float" office:value="2425.174">
                <text:p>2425.174</text:p>
              </table:table-cell>
              <table:table-cell office:value-type="float" office:value="1893.7064">
                <text:p>1893.7064</text:p>
              </table:table-cell>
            </table:table-row>
            <table:table-row>
              <table:table-cell office:value-type="string">
                <text:p>Min 292</text:p>
              </table:table-cell>
              <table:table-cell office:value-type="float" office:value="2420.9224">
                <text:p>2420.9224</text:p>
              </table:table-cell>
              <table:table-cell office:value-type="float" office:value="1894.7693">
                <text:p>1894.7693</text:p>
              </table:table-cell>
            </table:table-row>
            <table:table-row>
              <table:table-cell office:value-type="string">
                <text:p>Min 293</text:p>
              </table:table-cell>
              <table:table-cell office:value-type="float" office:value="2416.713">
                <text:p>2416.713</text:p>
              </table:table-cell>
              <table:table-cell office:value-type="float" office:value="1895.8215">
                <text:p>1895.8215</text:p>
              </table:table-cell>
            </table:table-row>
            <table:table-row>
              <table:table-cell office:value-type="string">
                <text:p>Min 294</text:p>
              </table:table-cell>
              <table:table-cell office:value-type="float" office:value="2412.5457">
                <text:p>2412.5457</text:p>
              </table:table-cell>
              <table:table-cell office:value-type="float" office:value="1896.8633">
                <text:p>1896.8633</text:p>
              </table:table-cell>
            </table:table-row>
            <table:table-row>
              <table:table-cell office:value-type="string">
                <text:p>Min 295</text:p>
              </table:table-cell>
              <table:table-cell office:value-type="float" office:value="2408.4202">
                <text:p>2408.4202</text:p>
              </table:table-cell>
              <table:table-cell office:value-type="float" office:value="1897.8947">
                <text:p>1897.8947</text:p>
              </table:table-cell>
            </table:table-row>
            <table:table-row>
              <table:table-cell office:value-type="string">
                <text:p>Min 296</text:p>
              </table:table-cell>
              <table:table-cell office:value-type="float" office:value="2404.336">
                <text:p>2404.336</text:p>
              </table:table-cell>
              <table:table-cell office:value-type="float" office:value="1898.9156">
                <text:p>1898.9156</text:p>
              </table:table-cell>
            </table:table-row>
            <table:table-row>
              <table:table-cell office:value-type="string">
                <text:p>Min 297</text:p>
              </table:table-cell>
              <table:table-cell office:value-type="float" office:value="2400.2927">
                <text:p>2400.2927</text:p>
              </table:table-cell>
              <table:table-cell office:value-type="float" office:value="1899.9265">
                <text:p>1899.9265</text:p>
              </table:table-cell>
            </table:table-row>
            <table:table-row>
              <table:table-cell office:value-type="string">
                <text:p>Min 298</text:p>
              </table:table-cell>
              <table:table-cell office:value-type="float" office:value="2396.2898">
                <text:p>2396.2898</text:p>
              </table:table-cell>
              <table:table-cell office:value-type="float" office:value="1900.9272">
                <text:p>1900.9272</text:p>
              </table:table-cell>
            </table:table-row>
            <table:table-row>
              <table:table-cell office:value-type="string">
                <text:p>Min 299</text:p>
              </table:table-cell>
              <table:table-cell office:value-type="float" office:value="2392.3267">
                <text:p>2392.3267</text:p>
              </table:table-cell>
              <table:table-cell office:value-type="float" office:value="1901.918">
                <text:p>1901.918</text:p>
              </table:table-cell>
            </table:table-row>
            <table:table-row>
              <table:table-cell office:value-type="string">
                <text:p>Min 300</text:p>
              </table:table-cell>
              <table:table-cell office:value-type="float" office:value="2388.4036">
                <text:p>2388.4036</text:p>
              </table:table-cell>
              <table:table-cell office:value-type="float" office:value="1902.8989">
                <text:p>1902.8989</text:p>
              </table:table-cell>
            </table:table-row>
            <table:table-row>
              <table:table-cell office:value-type="string">
                <text:p>Min 301</text:p>
              </table:table-cell>
              <table:table-cell office:value-type="float" office:value="2384.5195">
                <text:p>2384.5195</text:p>
              </table:table-cell>
              <table:table-cell office:value-type="float" office:value="1903.8699">
                <text:p>1903.8699</text:p>
              </table:table-cell>
            </table:table-row>
            <table:table-row>
              <table:table-cell office:value-type="string">
                <text:p>Min 302</text:p>
              </table:table-cell>
              <table:table-cell office:value-type="float" office:value="2380.6743">
                <text:p>2380.6743</text:p>
              </table:table-cell>
              <table:table-cell office:value-type="float" office:value="1904.8312">
                <text:p>1904.8312</text:p>
              </table:table-cell>
            </table:table-row>
            <table:table-row>
              <table:table-cell office:value-type="string">
                <text:p>Min 303</text:p>
              </table:table-cell>
              <table:table-cell office:value-type="float" office:value="2376.8674">
                <text:p>2376.8674</text:p>
              </table:table-cell>
              <table:table-cell office:value-type="float" office:value="1905.7827">
                <text:p>1905.7827</text:p>
              </table:table-cell>
            </table:table-row>
            <table:table-row>
              <table:table-cell office:value-type="string">
                <text:p>Min 304</text:p>
              </table:table-cell>
              <table:table-cell office:value-type="float" office:value="2373.0986">
                <text:p>2373.0986</text:p>
              </table:table-cell>
              <table:table-cell office:value-type="float" office:value="1906.7249">
                <text:p>1906.7249</text:p>
              </table:table-cell>
            </table:table-row>
            <table:table-row>
              <table:table-cell office:value-type="string">
                <text:p>Min 305</text:p>
              </table:table-cell>
              <table:table-cell office:value-type="float" office:value="2369.3677">
                <text:p>2369.3677</text:p>
              </table:table-cell>
              <table:table-cell office:value-type="float" office:value="1907.6576">
                <text:p>1907.6576</text:p>
              </table:table-cell>
            </table:table-row>
            <table:table-row>
              <table:table-cell office:value-type="string">
                <text:p>Min 306</text:p>
              </table:table-cell>
              <table:table-cell office:value-type="float" office:value="2365.674">
                <text:p>2365.674</text:p>
              </table:table-cell>
              <table:table-cell office:value-type="float" office:value="1908.581">
                <text:p>1908.581</text:p>
              </table:table-cell>
            </table:table-row>
            <table:table-row>
              <table:table-cell office:value-type="string">
                <text:p>Min 307</text:p>
              </table:table-cell>
              <table:table-cell office:value-type="float" office:value="2362.0173">
                <text:p>2362.0173</text:p>
              </table:table-cell>
              <table:table-cell office:value-type="float" office:value="1909.4951">
                <text:p>1909.4951</text:p>
              </table:table-cell>
            </table:table-row>
            <table:table-row>
              <table:table-cell office:value-type="string">
                <text:p>Min 308</text:p>
              </table:table-cell>
              <table:table-cell office:value-type="float" office:value="2358.397">
                <text:p>2358.397</text:p>
              </table:table-cell>
              <table:table-cell office:value-type="float" office:value="1910.4001">
                <text:p>1910.4001</text:p>
              </table:table-cell>
            </table:table-row>
            <table:table-row>
              <table:table-cell office:value-type="string">
                <text:p>Min 309</text:p>
              </table:table-cell>
              <table:table-cell office:value-type="float" office:value="2354.813">
                <text:p>2354.813</text:p>
              </table:table-cell>
              <table:table-cell office:value-type="float" office:value="1911.2961">
                <text:p>1911.2961</text:p>
              </table:table-cell>
            </table:table-row>
            <table:table-row>
              <table:table-cell office:value-type="string">
                <text:p>Min 310</text:p>
              </table:table-cell>
              <table:table-cell office:value-type="float" office:value="2351.2646">
                <text:p>2351.2646</text:p>
              </table:table-cell>
              <table:table-cell office:value-type="float" office:value="1912.1831">
                <text:p>1912.1831</text:p>
              </table:table-cell>
            </table:table-row>
            <table:table-row>
              <table:table-cell office:value-type="string">
                <text:p>Min 311</text:p>
              </table:table-cell>
              <table:table-cell office:value-type="float" office:value="2347.752">
                <text:p>2347.752</text:p>
              </table:table-cell>
              <table:table-cell office:value-type="float" office:value="1913.0613">
                <text:p>1913.0613</text:p>
              </table:table-cell>
            </table:table-row>
            <table:table-row>
              <table:table-cell office:value-type="string">
                <text:p>Min 312</text:p>
              </table:table-cell>
              <table:table-cell office:value-type="float" office:value="2344.2744">
                <text:p>2344.2744</text:p>
              </table:table-cell>
              <table:table-cell office:value-type="float" office:value="1913.9307">
                <text:p>1913.9307</text:p>
              </table:table-cell>
            </table:table-row>
            <table:table-row>
              <table:table-cell office:value-type="string">
                <text:p>Min 313</text:p>
              </table:table-cell>
              <table:table-cell office:value-type="float" office:value="2340.8318">
                <text:p>2340.8318</text:p>
              </table:table-cell>
              <table:table-cell office:value-type="float" office:value="1914.7913">
                <text:p>1914.7913</text:p>
              </table:table-cell>
            </table:table-row>
            <table:table-row>
              <table:table-cell office:value-type="string">
                <text:p>Min 314</text:p>
              </table:table-cell>
              <table:table-cell office:value-type="float" office:value="2337.4236">
                <text:p>2337.4236</text:p>
              </table:table-cell>
              <table:table-cell office:value-type="float" office:value="1915.6434">
                <text:p>1915.6434</text:p>
              </table:table-cell>
            </table:table-row>
            <table:table-row>
              <table:table-cell office:value-type="string">
                <text:p>Min 315</text:p>
              </table:table-cell>
              <table:table-cell office:value-type="float" office:value="2334.0493">
                <text:p>2334.0493</text:p>
              </table:table-cell>
              <table:table-cell office:value-type="float" office:value="1916.4868">
                <text:p>1916.4868</text:p>
              </table:table-cell>
            </table:table-row>
            <table:table-row>
              <table:table-cell office:value-type="string">
                <text:p>Min 316</text:p>
              </table:table-cell>
              <table:table-cell office:value-type="float" office:value="2330.7087">
                <text:p>2330.7087</text:p>
              </table:table-cell>
              <table:table-cell office:value-type="float" office:value="1917.322">
                <text:p>1917.322</text:p>
              </table:table-cell>
            </table:table-row>
            <table:table-row>
              <table:table-cell office:value-type="string">
                <text:p>Min 317</text:p>
              </table:table-cell>
              <table:table-cell office:value-type="float" office:value="2327.4019">
                <text:p>2327.4019</text:p>
              </table:table-cell>
              <table:table-cell office:value-type="float" office:value="1918.1488">
                <text:p>1918.1488</text:p>
              </table:table-cell>
            </table:table-row>
            <table:table-row>
              <table:table-cell office:value-type="string">
                <text:p>Min 318</text:p>
              </table:table-cell>
              <table:table-cell office:value-type="float" office:value="2324.1277">
                <text:p>2324.1277</text:p>
              </table:table-cell>
              <table:table-cell office:value-type="float" office:value="1918.9673">
                <text:p>1918.9673</text:p>
              </table:table-cell>
            </table:table-row>
            <table:table-row>
              <table:table-cell office:value-type="string">
                <text:p>Min 319</text:p>
              </table:table-cell>
              <table:table-cell office:value-type="float" office:value="2320.8865">
                <text:p>2320.8865</text:p>
              </table:table-cell>
              <table:table-cell office:value-type="float" office:value="1919.7776">
                <text:p>1919.7776</text:p>
              </table:table-cell>
            </table:table-row>
            <table:table-row>
              <table:table-cell office:value-type="string">
                <text:p>Min 320</text:p>
              </table:table-cell>
              <table:table-cell office:value-type="float" office:value="2317.6777">
                <text:p>2317.6777</text:p>
              </table:table-cell>
              <table:table-cell office:value-type="float" office:value="1920.5798">
                <text:p>1920.5798</text:p>
              </table:table-cell>
            </table:table-row>
            <table:table-row>
              <table:table-cell office:value-type="string">
                <text:p>Min 321</text:p>
              </table:table-cell>
              <table:table-cell office:value-type="float" office:value="2314.501">
                <text:p>2314.501</text:p>
              </table:table-cell>
              <table:table-cell office:value-type="float" office:value="1921.3741">
                <text:p>1921.3741</text:p>
              </table:table-cell>
            </table:table-row>
            <table:table-row>
              <table:table-cell office:value-type="string">
                <text:p>Min 322</text:p>
              </table:table-cell>
              <table:table-cell office:value-type="float" office:value="2311.356">
                <text:p>2311.356</text:p>
              </table:table-cell>
              <table:table-cell office:value-type="float" office:value="1922.1604">
                <text:p>1922.1604</text:p>
              </table:table-cell>
            </table:table-row>
            <table:table-row>
              <table:table-cell office:value-type="string">
                <text:p>Min 323</text:p>
              </table:table-cell>
              <table:table-cell office:value-type="float" office:value="2308.2424">
                <text:p>2308.2424</text:p>
              </table:table-cell>
              <table:table-cell office:value-type="float" office:value="1922.9387">
                <text:p>1922.9387</text:p>
              </table:table-cell>
            </table:table-row>
            <table:table-row>
              <table:table-cell office:value-type="string">
                <text:p>Min 324</text:p>
              </table:table-cell>
              <table:table-cell office:value-type="float" office:value="2305.16">
                <text:p>2305.16</text:p>
              </table:table-cell>
              <table:table-cell office:value-type="float" office:value="1923.7094">
                <text:p>1923.7094</text:p>
              </table:table-cell>
            </table:table-row>
            <table:table-row>
              <table:table-cell office:value-type="string">
                <text:p>Min 325</text:p>
              </table:table-cell>
              <table:table-cell office:value-type="float" office:value="2302.1084">
                <text:p>2302.1084</text:p>
              </table:table-cell>
              <table:table-cell office:value-type="float" office:value="1924.4723">
                <text:p>1924.4723</text:p>
              </table:table-cell>
            </table:table-row>
            <table:table-row>
              <table:table-cell office:value-type="string">
                <text:p>Min 326</text:p>
              </table:table-cell>
              <table:table-cell office:value-type="float" office:value="2299.0874">
                <text:p>2299.0874</text:p>
              </table:table-cell>
              <table:table-cell office:value-type="float" office:value="1925.2275">
                <text:p>1925.2275</text:p>
              </table:table-cell>
            </table:table-row>
            <table:table-row>
              <table:table-cell office:value-type="string">
                <text:p>Min 327</text:p>
              </table:table-cell>
              <table:table-cell office:value-type="float" office:value="2296.0964">
                <text:p>2296.0964</text:p>
              </table:table-cell>
              <table:table-cell office:value-type="float" office:value="1925.9752">
                <text:p>1925.9752</text:p>
              </table:table-cell>
            </table:table-row>
            <table:table-row>
              <table:table-cell office:value-type="string">
                <text:p>Min 328</text:p>
              </table:table-cell>
              <table:table-cell office:value-type="float" office:value="2293.1355">
                <text:p>2293.1355</text:p>
              </table:table-cell>
              <table:table-cell office:value-type="float" office:value="1926.7155">
                <text:p>1926.7155</text:p>
              </table:table-cell>
            </table:table-row>
            <table:table-row>
              <table:table-cell office:value-type="string">
                <text:p>Min 329</text:p>
              </table:table-cell>
              <table:table-cell office:value-type="float" office:value="2290.2043">
                <text:p>2290.2043</text:p>
              </table:table-cell>
              <table:table-cell office:value-type="float" office:value="1927.4484">
                <text:p>1927.4484</text:p>
              </table:table-cell>
            </table:table-row>
            <table:table-row>
              <table:table-cell office:value-type="string">
                <text:p>Min 330</text:p>
              </table:table-cell>
              <table:table-cell office:value-type="float" office:value="2287.3022">
                <text:p>2287.3022</text:p>
              </table:table-cell>
              <table:table-cell office:value-type="float" office:value="1928.1738">
                <text:p>1928.1738</text:p>
              </table:table-cell>
            </table:table-row>
            <table:table-row>
              <table:table-cell office:value-type="string">
                <text:p>Min 331</text:p>
              </table:table-cell>
              <table:table-cell office:value-type="float" office:value="2284.4292">
                <text:p>2284.4292</text:p>
              </table:table-cell>
              <table:table-cell office:value-type="float" office:value="1928.8921">
                <text:p>1928.8921</text:p>
              </table:table-cell>
            </table:table-row>
            <table:table-row>
              <table:table-cell office:value-type="string">
                <text:p>Min 332</text:p>
              </table:table-cell>
              <table:table-cell office:value-type="float" office:value="2281.585">
                <text:p>2281.585</text:p>
              </table:table-cell>
              <table:table-cell office:value-type="float" office:value="1929.6033">
                <text:p>1929.6033</text:p>
              </table:table-cell>
            </table:table-row>
            <table:table-row>
              <table:table-cell office:value-type="string">
                <text:p>Min 333</text:p>
              </table:table-cell>
              <table:table-cell office:value-type="float" office:value="2278.7693">
                <text:p>2278.7693</text:p>
              </table:table-cell>
              <table:table-cell office:value-type="float" office:value="1930.3073">
                <text:p>1930.3073</text:p>
              </table:table-cell>
            </table:table-row>
            <table:table-row>
              <table:table-cell office:value-type="string">
                <text:p>Min 334</text:p>
              </table:table-cell>
              <table:table-cell office:value-type="float" office:value="2275.9814">
                <text:p>2275.9814</text:p>
              </table:table-cell>
              <table:table-cell office:value-type="float" office:value="1931.0042">
                <text:p>1931.0042</text:p>
              </table:table-cell>
            </table:table-row>
            <table:table-row>
              <table:table-cell office:value-type="string">
                <text:p>Min 335</text:p>
              </table:table-cell>
              <table:table-cell office:value-type="float" office:value="2273.2217">
                <text:p>2273.2217</text:p>
              </table:table-cell>
              <table:table-cell office:value-type="float" office:value="1931.6941">
                <text:p>1931.6941</text:p>
              </table:table-cell>
            </table:table-row>
            <table:table-row>
              <table:table-cell office:value-type="string">
                <text:p>Min 336</text:p>
              </table:table-cell>
              <table:table-cell office:value-type="float" office:value="2270.4895">
                <text:p>2270.4895</text:p>
              </table:table-cell>
              <table:table-cell office:value-type="float" office:value="1932.3771">
                <text:p>1932.3771</text:p>
              </table:table-cell>
            </table:table-row>
            <table:table-row>
              <table:table-cell office:value-type="string">
                <text:p>Min 337</text:p>
              </table:table-cell>
              <table:table-cell office:value-type="float" office:value="2267.7844">
                <text:p>2267.7844</text:p>
              </table:table-cell>
              <table:table-cell office:value-type="float" office:value="1933.0533">
                <text:p>1933.0533</text:p>
              </table:table-cell>
            </table:table-row>
            <table:table-row>
              <table:table-cell office:value-type="string">
                <text:p>Min 338</text:p>
              </table:table-cell>
              <table:table-cell office:value-type="float" office:value="2265.1067">
                <text:p>2265.1067</text:p>
              </table:table-cell>
              <table:table-cell office:value-type="float" office:value="1933.7229">
                <text:p>1933.7229</text:p>
              </table:table-cell>
            </table:table-row>
            <table:table-row>
              <table:table-cell office:value-type="string">
                <text:p>Min 339</text:p>
              </table:table-cell>
              <table:table-cell office:value-type="float" office:value="2262.4558">
                <text:p>2262.4558</text:p>
              </table:table-cell>
              <table:table-cell office:value-type="float" office:value="1934.3856">
                <text:p>1934.3856</text:p>
              </table:table-cell>
            </table:table-row>
            <table:table-row>
              <table:table-cell office:value-type="string">
                <text:p>Min 340</text:p>
              </table:table-cell>
              <table:table-cell office:value-type="float" office:value="2259.8313">
                <text:p>2259.8313</text:p>
              </table:table-cell>
              <table:table-cell office:value-type="float" office:value="1935.0417">
                <text:p>1935.0417</text:p>
              </table:table-cell>
            </table:table-row>
            <table:table-row>
              <table:table-cell office:value-type="string">
                <text:p>Min 341</text:p>
              </table:table-cell>
              <table:table-cell office:value-type="float" office:value="2257.233">
                <text:p>2257.233</text:p>
              </table:table-cell>
              <table:table-cell office:value-type="float" office:value="1935.6914">
                <text:p>1935.6914</text:p>
              </table:table-cell>
            </table:table-row>
            <table:table-row>
              <table:table-cell office:value-type="string">
                <text:p>Min 342</text:p>
              </table:table-cell>
              <table:table-cell office:value-type="float" office:value="2254.6606">
                <text:p>2254.6606</text:p>
              </table:table-cell>
              <table:table-cell office:value-type="float" office:value="1936.3345">
                <text:p>1936.3345</text:p>
              </table:table-cell>
            </table:table-row>
            <table:table-row>
              <table:table-cell office:value-type="string">
                <text:p>Min 343</text:p>
              </table:table-cell>
              <table:table-cell office:value-type="float" office:value="2252.1143">
                <text:p>2252.1143</text:p>
              </table:table-cell>
              <table:table-cell office:value-type="float" office:value="1936.9711">
                <text:p>1936.9711</text:p>
              </table:table-cell>
            </table:table-row>
            <table:table-row>
              <table:table-cell office:value-type="string">
                <text:p>Min 344</text:p>
              </table:table-cell>
              <table:table-cell office:value-type="float" office:value="2249.593">
                <text:p>2249.593</text:p>
              </table:table-cell>
              <table:table-cell office:value-type="float" office:value="1937.6013">
                <text:p>1937.6013</text:p>
              </table:table-cell>
            </table:table-row>
            <table:table-row>
              <table:table-cell office:value-type="string">
                <text:p>Min 345</text:p>
              </table:table-cell>
              <table:table-cell office:value-type="float" office:value="2247.097">
                <text:p>2247.097</text:p>
              </table:table-cell>
              <table:table-cell office:value-type="float" office:value="1938.2253">
                <text:p>1938.2253</text:p>
              </table:table-cell>
            </table:table-row>
            <table:table-row>
              <table:table-cell office:value-type="string">
                <text:p>Min 346</text:p>
              </table:table-cell>
              <table:table-cell office:value-type="float" office:value="2244.626">
                <text:p>2244.626</text:p>
              </table:table-cell>
              <table:table-cell office:value-type="float" office:value="1938.8431">
                <text:p>1938.8431</text:p>
              </table:table-cell>
            </table:table-row>
            <table:table-row>
              <table:table-cell office:value-type="string">
                <text:p>Min 347</text:p>
              </table:table-cell>
              <table:table-cell office:value-type="float" office:value="2242.1797">
                <text:p>2242.1797</text:p>
              </table:table-cell>
              <table:table-cell office:value-type="float" office:value="1939.4547">
                <text:p>1939.4547</text:p>
              </table:table-cell>
            </table:table-row>
            <table:table-row>
              <table:table-cell office:value-type="string">
                <text:p>Min 348</text:p>
              </table:table-cell>
              <table:table-cell office:value-type="float" office:value="2239.758">
                <text:p>2239.758</text:p>
              </table:table-cell>
              <table:table-cell office:value-type="float" office:value="1940.0603">
                <text:p>1940.0603</text:p>
              </table:table-cell>
            </table:table-row>
            <table:table-row>
              <table:table-cell office:value-type="string">
                <text:p>Min 349</text:p>
              </table:table-cell>
              <table:table-cell office:value-type="float" office:value="2237.3606">
                <text:p>2237.3606</text:p>
              </table:table-cell>
              <table:table-cell office:value-type="float" office:value="1940.6597">
                <text:p>1940.6597</text:p>
              </table:table-cell>
            </table:table-row>
            <table:table-row>
              <table:table-cell office:value-type="string">
                <text:p>Min 350</text:p>
              </table:table-cell>
              <table:table-cell office:value-type="float" office:value="2234.987">
                <text:p>2234.987</text:p>
              </table:table-cell>
              <table:table-cell office:value-type="float" office:value="1941.253">
                <text:p>1941.253</text:p>
              </table:table-cell>
            </table:table-row>
            <table:table-row>
              <table:table-cell office:value-type="string">
                <text:p>Min 351</text:p>
              </table:table-cell>
              <table:table-cell office:value-type="float" office:value="2232.6372">
                <text:p>2232.6372</text:p>
              </table:table-cell>
              <table:table-cell office:value-type="float" office:value="1941.8405">
                <text:p>1941.8405</text:p>
              </table:table-cell>
            </table:table-row>
            <table:table-row>
              <table:table-cell office:value-type="string">
                <text:p>Min 352</text:p>
              </table:table-cell>
              <table:table-cell office:value-type="float" office:value="2230.311">
                <text:p>2230.311</text:p>
              </table:table-cell>
              <table:table-cell office:value-type="float" office:value="1942.4221">
                <text:p>1942.4221</text:p>
              </table:table-cell>
            </table:table-row>
            <table:table-row>
              <table:table-cell office:value-type="string">
                <text:p>Min 353</text:p>
              </table:table-cell>
              <table:table-cell office:value-type="float" office:value="2228.008">
                <text:p>2228.008</text:p>
              </table:table-cell>
              <table:table-cell office:value-type="float" office:value="1942.9979">
                <text:p>1942.9979</text:p>
              </table:table-cell>
            </table:table-row>
            <table:table-row>
              <table:table-cell office:value-type="string">
                <text:p>Min 354</text:p>
              </table:table-cell>
              <table:table-cell office:value-type="float" office:value="2225.728">
                <text:p>2225.728</text:p>
              </table:table-cell>
              <table:table-cell office:value-type="float" office:value="1943.5679">
                <text:p>1943.5679</text:p>
              </table:table-cell>
            </table:table-row>
            <table:table-row>
              <table:table-cell office:value-type="string">
                <text:p>Min 355</text:p>
              </table:table-cell>
              <table:table-cell office:value-type="float" office:value="2223.4707">
                <text:p>2223.4707</text:p>
              </table:table-cell>
              <table:table-cell office:value-type="float" office:value="1944.1322">
                <text:p>1944.1322</text:p>
              </table:table-cell>
            </table:table-row>
            <table:table-row>
              <table:table-cell office:value-type="string">
                <text:p>Min 356</text:p>
              </table:table-cell>
              <table:table-cell office:value-type="float" office:value="2221.236">
                <text:p>2221.236</text:p>
              </table:table-cell>
              <table:table-cell office:value-type="float" office:value="1944.6909">
                <text:p>1944.6909</text:p>
              </table:table-cell>
            </table:table-row>
            <table:table-row>
              <table:table-cell office:value-type="string">
                <text:p>Min 357</text:p>
              </table:table-cell>
              <table:table-cell office:value-type="float" office:value="2219.0237">
                <text:p>2219.0237</text:p>
              </table:table-cell>
              <table:table-cell office:value-type="float" office:value="1945.244">
                <text:p>1945.244</text:p>
              </table:table-cell>
            </table:table-row>
            <table:table-row>
              <table:table-cell office:value-type="string">
                <text:p>Min 358</text:p>
              </table:table-cell>
              <table:table-cell office:value-type="float" office:value="2216.8335">
                <text:p>2216.8335</text:p>
              </table:table-cell>
              <table:table-cell office:value-type="float" office:value="1945.7915">
                <text:p>1945.7915</text:p>
              </table:table-cell>
            </table:table-row>
            <table:table-row>
              <table:table-cell office:value-type="string">
                <text:p>Min 359</text:p>
              </table:table-cell>
              <table:table-cell office:value-type="float" office:value="2214.6653">
                <text:p>2214.6653</text:p>
              </table:table-cell>
              <table:table-cell office:value-type="float" office:value="1946.3336">
                <text:p>1946.33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